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nuid </text:p>
          </table:table-cell>
        </table:table-row>
        <table:table-row table:style-name="ro1">
          <table:table-cell office:value-type="string" calcext:value-type="string">
            <text:p>AALNK/rack=1/shelf=1/slot=LT14/port=8/ONUID=1 <text:s text:c="19"/>131 <text:s/>... <text:s/>left_only</text:p>
          </table:table-cell>
        </table:table-row>
        <table:table-row table:style-name="ro1">
          <table:table-cell office:value-type="string" calcext:value-type="string">
            <text:p>BAALNK/rack=1/shelf=1/slot=LT14/port=6/ONUID=3 <text:s text:c="20"/>48 <text:s/>... <text:s/>left_only</text:p>
          </table:table-cell>
        </table:table-row>
        <table:table-row table:style-name="ro1">
          <table:table-cell office:value-type="string" calcext:value-type="string">
            <text:p>BAAIUA/rack=1/shelf=1/slot=LT12/port=6/ONUID=3 <text:s text:c="18"/>1284 <text:s/>... <text:s/>left_only</text:p>
          </table:table-cell>
        </table:table-row>
        <table:table-row table:style-name="ro1">
          <table:table-cell office:value-type="string" calcext:value-type="string">
            <text:p>BAALJV/rack=1/shelf=1/slot=LT14/port=3/ONUID=1 <text:s text:c="20"/>96 <text:s/>... <text:s/>left_only</text:p>
          </table:table-cell>
        </table:table-row>
        <table:table-row table:style-name="ro1">
          <table:table-cell office:value-type="string" calcext:value-type="string">
            <text:p>BAAJJL/rack=1/shelf=1/slot=LT12/port=14/ONUID=1 <text:s text:c="18"/>885 <text:s/>... <text:s/>left_only</text:p>
          </table:table-cell>
        </table:table-row>
        <table:table-row table:style-name="ro1">
          <table:table-cell office:value-type="string" calcext:value-type="string">
            <text:p>BAAJJL/rack=1/shelf=1/slot=LT14/port=10/ONUID=4 <text:s text:c="18"/>480 <text:s/>... <text:s/>left_only</text:p>
          </table:table-cell>
        </table:table-row>
        <table:table-row table:style-name="ro1">
          <table:table-cell office:value-type="string" calcext:value-type="string">
            <text:p>BAAKWR/rack=1/shelf=1/slot=LT10/port=11/ONUID=2 <text:s text:c="18"/>762 <text:s/>... <text:s/>left_only</text:p>
          </table:table-cell>
        </table:table-row>
        <table:table-row table:style-name="ro1">
          <table:table-cell office:value-type="string" calcext:value-type="string">
            <text:p>BAAKWH/rack=1/shelf=1/slot=LT9/port=16/ONUID=2 <text:s text:c="20"/>36 <text:s/>... <text:s/>left_only</text:p>
          </table:table-cell>
        </table:table-row>
        <table:table-row table:style-name="ro1">
          <table:table-cell office:value-type="string" calcext:value-type="string">
            <text:p>BAAKKW/rack=1/shelf=1/slot=LT16/port=2/ONUID=1 <text:s text:c="20"/>26 <text:s/>... <text:s/>left_only</text:p>
          </table:table-cell>
        </table:table-row>
        <table:table-row table:style-name="ro1">
          <table:table-cell office:value-type="string" calcext:value-type="string">
            <text:p>BAAKZC/rack=1/shelf=1/slot=LT10/port=4/ONUID=2 <text:s text:c="20"/>26 <text:s/>... <text:s/>left_only</text:p>
          </table:table-cell>
        </table:table-row>
        <table:table-row table:style-name="ro1">
          <table:table-cell office:value-type="string" calcext:value-type="string">
            <text:p>BAAHJI/rack=1/shelf=1/slot=LT15/port=11/ONUID=7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UT/rack=1/shelf=1/slot=LT12/port=7/ONUID=2 <text:s text:c="20"/>51 <text:s/>... <text:s/>left_only</text:p>
          </table:table-cell>
        </table:table-row>
        <table:table-row table:style-name="ro1">
          <table:table-cell office:value-type="string" calcext:value-type="string">
            <text:p>BAAJSB/rack=1/shelf=1/slot=LT11/port=11/ONUID=1 <text:s text:c="18"/>342 <text:s/>... <text:s/>left_only</text:p>
          </table:table-cell>
        </table:table-row>
        <table:table-row table:style-name="ro1">
          <table:table-cell office:value-type="string" calcext:value-type="string">
            <text:p>BAAJSB/rack=1/shelf=1/slot=LT6/port=16/ONUID=1 <text:s text:c="19"/>217 <text:s/>... <text:s/>left_only</text:p>
          </table:table-cell>
        </table:table-row>
        <table:table-row table:style-name="ro1">
          <table:table-cell office:value-type="string" calcext:value-type="string">
            <text:p>BAAKWW/rack=1/shelf=1/slot=LT9/port=7/ONUID=1 <text:s text:c="20"/>284 <text:s/>... <text:s/>left_only</text:p>
          </table:table-cell>
        </table:table-row>
        <table:table-row table:style-name="ro1">
          <table:table-cell office:value-type="string" calcext:value-type="string">
            <text:p>BAAJHD/rack=1/shelf=1/slot=LT12/port=14/ONUID=2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KGK/rack=1/shelf=1/slot=LT10/port=8/ONUID=1 <text:s text:c="18"/>1318 <text:s/>... <text:s/>left_only</text:p>
          </table:table-cell>
        </table:table-row>
        <table:table-row table:style-name="ro1">
          <table:table-cell office:value-type="string" calcext:value-type="string">
            <text:p>BAAKGK/rack=1/shelf=1/slot=LT11/port=6/ONUID=2 <text:s text:c="18"/>1243 <text:s/>... <text:s/>left_only</text:p>
          </table:table-cell>
        </table:table-row>
        <table:table-row table:style-name="ro1">
          <table:table-cell office:value-type="string" calcext:value-type="string">
            <text:p>BAAKRG/rack=1/shelf=1/slot=LT8/port=2/ONUID=3 <text:s text:c="19"/>1022 <text:s/>... <text:s/>left_only</text:p>
          </table:table-cell>
        </table:table-row>
        <table:table-row table:style-name="ro1">
          <table:table-cell office:value-type="string" calcext:value-type="string">
            <text:p>BAAKJE/rack=1/shelf=1/slot=LT11/port=1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KJE/rack=1/shelf=1/slot=LT16/port=14/ONUID=1 <text:s text:c="17"/>1329 <text:s/>... <text:s/>left_only</text:p>
          </table:table-cell>
        </table:table-row>
        <table:table-row table:style-name="ro1">
          <table:table-cell office:value-type="string" calcext:value-type="string">
            <text:p>BAAKUO/rack=1/shelf=1/slot=LT10/port=2/ONUID=3 <text:s text:c="18"/>1218 <text:s/>... <text:s/>left_only</text:p>
          </table:table-cell>
        </table:table-row>
        <table:table-row table:style-name="ro1">
          <table:table-cell office:value-type="string" calcext:value-type="string">
            <text:p>BAAJSV/rack=1/shelf=1/slot=LT13/port=13/ONUID=3 <text:s text:c="17"/>1319 <text:s/>... <text:s/>left_only</text:p>
          </table:table-cell>
        </table:table-row>
        <table:table-row table:style-name="ro1">
          <table:table-cell office:value-type="string" calcext:value-type="string">
            <text:p>BAAJSV/rack=1/shelf=1/slot=LT16/port=14/ONUID=2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KCP/rack=1/shelf=1/slot=LT12/port=1/ONUID=1 <text:s text:c="20"/>21 <text:s/>... <text:s/>left_only</text:p>
          </table:table-cell>
        </table:table-row>
        <table:table-row table:style-name="ro1">
          <table:table-cell office:value-type="string" calcext:value-type="string">
            <text:p>BAAKCP/rack=1/shelf=1/slot=LT16/port=8/ONUID=1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HL/rack=1/shelf=1/slot=LT16/port=1/ONUID=3 <text:s text:c="19"/>680 <text:s/>... <text:s/>left_only</text:p>
          </table:table-cell>
        </table:table-row>
        <table:table-row table:style-name="ro1">
          <table:table-cell office:value-type="string" calcext:value-type="string">
            <text:p>BAAJHT/rack=1/shelf=1/slot=LT14/port=9/ONUID=1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JHT/rack=1/shelf=1/slot=LT16/port=10/ONUID=1 <text:s text:c="17"/>1309 <text:s/>... <text:s/>left_only</text:p>
          </table:table-cell>
        </table:table-row>
        <table:table-row table:style-name="ro1">
          <table:table-cell office:value-type="string" calcext:value-type="string">
            <text:p>BAAJHT/rack=1/shelf=1/slot=LT13/port=2/ONUID=2 <text:s text:c="19"/>999 <text:s/>... <text:s/>left_only</text:p>
          </table:table-cell>
        </table:table-row>
        <table:table-row table:style-name="ro1">
          <table:table-cell office:value-type="string" calcext:value-type="string">
            <text:p>BAAIVF/rack=1/shelf=1/slot=LT9/port=7/ONUID=2 <text:s text:c="19"/>1302 <text:s/>... <text:s/>left_only</text:p>
          </table:table-cell>
        </table:table-row>
        <table:table-row table:style-name="ro1">
          <table:table-cell office:value-type="string" calcext:value-type="string">
            <text:p>BAAIVF/rack=1/shelf=1/slot=LT11/port=8/ONUID=3 <text:s text:c="18"/>1234 <text:s/>... <text:s/>left_only</text:p>
          </table:table-cell>
        </table:table-row>
        <table:table-row table:style-name="ro1">
          <table:table-cell office:value-type="string" calcext:value-type="string">
            <text:p>BAAIVF/rack=1/shelf=1/slot=LT12/port=16/ONUID=1 <text:s text:c="17"/>1276 <text:s/>... <text:s/>left_only</text:p>
          </table:table-cell>
        </table:table-row>
        <table:table-row table:style-name="ro1">
          <table:table-cell office:value-type="string" calcext:value-type="string">
            <text:p>BAAJYY/rack=1/shelf=1/slot=LT6/port=1/ONUID=1 <text:s text:c="19"/>1331 <text:s/>... <text:s/>left_only</text:p>
          </table:table-cell>
        </table:table-row>
        <table:table-row table:style-name="ro1">
          <table:table-cell office:value-type="string" calcext:value-type="string">
            <text:p>BAAJUU/rack=1/shelf=1/slot=LT16/port=2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QO/rack=1/shelf=1/slot=LT13/port=8/ONUID=3 <text:s text:c="19"/>445 <text:s/>... <text:s/>left_only</text:p>
          </table:table-cell>
        </table:table-row>
        <table:table-row table:style-name="ro1">
          <table:table-cell office:value-type="string" calcext:value-type="string">
            <text:p>BAAKFY/rack=1/shelf=1/slot=LT6/port=9/ONUID=2 <text:s text:c="19"/>1270 <text:s/>... <text:s/>left_only</text:p>
          </table:table-cell>
        </table:table-row>
        <table:table-row table:style-name="ro1">
          <table:table-cell office:value-type="string" calcext:value-type="string">
            <text:p>BAAKFY/rack=1/shelf=1/slot=LT11/port=7/ONUID=3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IXF/rack=1/shelf=1/slot=LT11/port=1/ONUID=2 <text:s text:c="20"/>25 <text:s/>... <text:s/>left_only</text:p>
          </table:table-cell>
        </table:table-row>
        <table:table-row table:style-name="ro1">
          <table:table-cell office:value-type="string" calcext:value-type="string">
            <text:p>BAAJCB/rack=1/shelf=1/slot=LT14/port=12/ONUID=3 <text:s text:c="19"/>30 <text:s/>... <text:s/>left_only</text:p>
          </table:table-cell>
        </table:table-row>
        <table:table-row table:style-name="ro1">
          <table:table-cell office:value-type="string" calcext:value-type="string">
            <text:p>BAAKEO/rack=1/shelf=1/slot=LT6/port=2/ONUID=2 <text:s text:c="21"/>60 <text:s/>... <text:s/>left_only</text:p>
          </table:table-cell>
        </table:table-row>
        <table:table-row table:style-name="ro1">
          <table:table-cell office:value-type="string" calcext:value-type="string">
            <text:p>BAAIPY/rack=1/shelf=1/slot=LT11/port=10/ONUID=1 <text:s text:c="19"/>37 <text:s/>... <text:s/>left_only</text:p>
          </table:table-cell>
        </table:table-row>
        <table:table-row table:style-name="ro1">
          <table:table-cell office:value-type="string" calcext:value-type="string">
            <text:p>BAAITS/rack=1/shelf=1/slot=LT16/port=15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TS/rack=1/shelf=1/slot=LT12/port=11/ONUID=3 <text:s text:c="17"/>1249 <text:s/>... <text:s/>left_only</text:p>
          </table:table-cell>
        </table:table-row>
        <table:table-row table:style-name="ro1">
          <table:table-cell office:value-type="string" calcext:value-type="string">
            <text:p>BAAITS/rack=1/shelf=1/slot=LT15/port=6/ONUID=2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ITS/rack=1/shelf=1/slot=LT13/port=2/ONUID=2 <text:s text:c="18"/>1296 <text:s/>... <text:s/>left_only</text:p>
          </table:table-cell>
        </table:table-row>
        <table:table-row table:style-name="ro1">
          <table:table-cell office:value-type="string" calcext:value-type="string">
            <text:p>BAAITS/rack=1/shelf=1/slot=LT16/port=3/ONUID=3 <text:s text:c="19"/>239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12/port=10/ONUID=3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9/port=1/ONUID=3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13/port=5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11/port=4/ONUID=1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9/port=1/ONUID=2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12/port=15/ONUID=3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13/port=11/ONUID=1 <text:s text:c="17"/>1329 <text:s/>... <text:s/>left_only</text:p>
          </table:table-cell>
        </table:table-row>
        <table:table-row table:style-name="ro1">
          <table:table-cell office:value-type="string" calcext:value-type="string">
            <text:p>BAAIYY/rack=1/shelf=1/slot=LT15/port=8/ONUID=1 <text:s text:c="20"/>37 <text:s/>... <text:s/>left_only</text:p>
          </table:table-cell>
        </table:table-row>
        <table:table-row table:style-name="ro1">
          <table:table-cell office:value-type="string" calcext:value-type="string">
            <text:p>BAAJXL/rack=1/shelf=1/slot=LT7/port=6/ONUID=3 <text:s text:c="20"/>122 <text:s/>... <text:s/>left_only</text:p>
          </table:table-cell>
        </table:table-row>
        <table:table-row table:style-name="ro1">
          <table:table-cell office:value-type="string" calcext:value-type="string">
            <text:p>BAAJTB/rack=1/shelf=1/slot=LT14/port=5/ONUID=5 <text:s text:c="19"/>524 <text:s/>... <text:s/>left_only</text:p>
          </table:table-cell>
        </table:table-row>
        <table:table-row table:style-name="ro1">
          <table:table-cell office:value-type="string" calcext:value-type="string">
            <text:p>BAAJTB/rack=1/shelf=1/slot=LT10/port=10/ONUID=1 <text:s text:c="17"/>1342 <text:s/>... <text:s/>left_only</text:p>
          </table:table-cell>
        </table:table-row>
        <table:table-row table:style-name="ro1">
          <table:table-cell office:value-type="string" calcext:value-type="string">
            <text:p>BAAJTB/rack=1/shelf=1/slot=LT12/port=10/ONUID=3 <text:s text:c="18"/>138 <text:s/>... <text:s/>left_only</text:p>
          </table:table-cell>
        </table:table-row>
        <table:table-row table:style-name="ro1">
          <table:table-cell office:value-type="string" calcext:value-type="string">
            <text:p>BAAIVZ/rack=1/shelf=1/slot=LT8/port=6/ONUID=1 <text:s text:c="20"/>211 <text:s/>... <text:s/>left_only</text:p>
          </table:table-cell>
        </table:table-row>
        <table:table-row table:style-name="ro1">
          <table:table-cell office:value-type="string" calcext:value-type="string">
            <text:p>BAAIVZ/rack=1/shelf=1/slot=LT13/port=14/ONUID=4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IVZ/rack=1/shelf=1/slot=LT14/port=14/ONUID=4 <text:s text:c="18"/>114 <text:s/>... <text:s/>left_only</text:p>
          </table:table-cell>
        </table:table-row>
        <table:table-row table:style-name="ro1">
          <table:table-cell office:value-type="string" calcext:value-type="string">
            <text:p>BAAIVZ/rack=1/shelf=1/slot=LT14/port=9/ONUID=3 <text:s text:c="20"/>58 <text:s/>... <text:s/>left_only</text:p>
          </table:table-cell>
        </table:table-row>
        <table:table-row table:style-name="ro1">
          <table:table-cell office:value-type="string" calcext:value-type="string">
            <text:p>BAAKNB/rack=1/shelf=1/slot=LT12/port=12/ONUID=7 <text:s text:c="18"/>568 <text:s/>... <text:s/>left_only</text:p>
          </table:table-cell>
        </table:table-row>
        <table:table-row table:style-name="ro1">
          <table:table-cell office:value-type="string" calcext:value-type="string">
            <text:p>BAAKNB/rack=1/shelf=1/slot=LT12/port=4/ONUID=2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KNB/rack=1/shelf=1/slot=LT14/port=1/ONUID=1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KNB/rack=1/shelf=1/slot=LT12/port=12/ONUID=5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KNB/rack=1/shelf=1/slot=LT16/port=8/ONUID=1 <text:s text:c="20"/>52 <text:s/>... <text:s/>left_only</text:p>
          </table:table-cell>
        </table:table-row>
        <table:table-row table:style-name="ro1">
          <table:table-cell office:value-type="string" calcext:value-type="string">
            <text:p>BAAJQN/rack=1/shelf=1/slot=LT12/port=15/ONUID=2 <text:s text:c="17"/>1290 <text:s/>... <text:s/>left_only</text:p>
          </table:table-cell>
        </table:table-row>
        <table:table-row table:style-name="ro1">
          <table:table-cell office:value-type="string" calcext:value-type="string">
            <text:p>BAAJQN/rack=1/shelf=1/slot=LT8/port=14/ONUID=1 <text:s text:c="18"/>1301 <text:s/>... <text:s/>left_only</text:p>
          </table:table-cell>
        </table:table-row>
        <table:table-row table:style-name="ro1">
          <table:table-cell office:value-type="string" calcext:value-type="string">
            <text:p>BAAIXF/rack=1/shelf=1/slot=LT15/port=2/ONUID=1 <text:s text:c="20"/>38 <text:s/>... <text:s/>left_only</text:p>
          </table:table-cell>
        </table:table-row>
        <table:table-row table:style-name="ro1">
          <table:table-cell office:value-type="string" calcext:value-type="string">
            <text:p>BAAINA/rack=1/shelf=1/slot=LT9/port=6/ONUID=1 <text:s text:c="19"/>1316 <text:s/>... <text:s/>left_only</text:p>
          </table:table-cell>
        </table:table-row>
        <table:table-row table:style-name="ro1">
          <table:table-cell office:value-type="string" calcext:value-type="string">
            <text:p>BAAINA/rack=1/shelf=1/slot=LT14/port=16/ONUID=4 <text:s text:c="18"/>399 <text:s/>... <text:s/>left_only</text:p>
          </table:table-cell>
        </table:table-row>
        <table:table-row table:style-name="ro1">
          <table:table-cell office:value-type="string" calcext:value-type="string">
            <text:p>BAAINA/rack=1/shelf=1/slot=LT15/port=3/ONUID=1 <text:s text:c="20"/>49 <text:s/>... <text:s/>left_only</text:p>
          </table:table-cell>
        </table:table-row>
        <table:table-row table:style-name="ro1">
          <table:table-cell office:value-type="string" calcext:value-type="string">
            <text:p>BAAJKO/rack=1/shelf=1/slot=LT6/port=11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ZW/rack=1/shelf=1/slot=LT14/port=1/ONUID=3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IZW/rack=1/shelf=1/slot=LT16/port=9/ONUID=1 <text:s text:c="19"/>790 <text:s/>... <text:s/>left_only</text:p>
          </table:table-cell>
        </table:table-row>
        <table:table-row table:style-name="ro1">
          <table:table-cell office:value-type="string" calcext:value-type="string">
            <text:p>BAAKCJ/rack=1/shelf=1/slot=LT13/port=5/ONUID=7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KCJ/rack=1/shelf=1/slot=LT12/port=1/ONUID=2 <text:s text:c="19"/>149 <text:s/>... <text:s/>left_only</text:p>
          </table:table-cell>
        </table:table-row>
        <table:table-row table:style-name="ro1">
          <table:table-cell office:value-type="string" calcext:value-type="string">
            <text:p>BAAJLD/rack=1/shelf=1/slot=LT15/port=10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JRE/rack=1/shelf=1/slot=LT10/port=5/ONUID=2 <text:s text:c="19"/>471 <text:s/>... <text:s/>left_only</text:p>
          </table:table-cell>
        </table:table-row>
        <table:table-row table:style-name="ro1">
          <table:table-cell office:value-type="string" calcext:value-type="string">
            <text:p>BAAJVO/rack=1/shelf=1/slot=LT14/port=4/ONUID=1 <text:s text:c="19"/>720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16/port=1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9/port=11/ONUID=1 <text:s text:c="19"/>410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10/port=4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13/port=11/ONUID=2 <text:s text:c="17"/>1287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13/port=13/ONUID=5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15/port=15/ONUID=3 <text:s text:c="18"/>234 <text:s/>... <text:s/>left_only</text:p>
          </table:table-cell>
        </table:table-row>
        <table:table-row table:style-name="ro1">
          <table:table-cell office:value-type="string" calcext:value-type="string">
            <text:p>BAAJRX/rack=1/shelf=1/slot=LT13/port=13/ONUID=1 <text:s text:c="17"/>1305 <text:s/>... <text:s/>left_only</text:p>
          </table:table-cell>
        </table:table-row>
        <table:table-row table:style-name="ro1">
          <table:table-cell office:value-type="string" calcext:value-type="string">
            <text:p>BAAJRX/rack=1/shelf=1/slot=LT13/port=15/ONUID=1 <text:s text:c="18"/>128 <text:s/>... <text:s/>left_only</text:p>
          </table:table-cell>
        </table:table-row>
        <table:table-row table:style-name="ro1">
          <table:table-cell office:value-type="string" calcext:value-type="string">
            <text:p>BAAJYR/rack=1/shelf=1/slot=LT8/port=1/ONUID=1 <text:s text:c="20"/>965 <text:s/>... <text:s/>left_only</text:p>
          </table:table-cell>
        </table:table-row>
        <table:table-row table:style-name="ro1">
          <table:table-cell office:value-type="string" calcext:value-type="string">
            <text:p>BAAJYR/rack=1/shelf=1/slot=LT11/port=2/ONUID=1 <text:s text:c="20"/>53 <text:s/>... <text:s/>left_only</text:p>
          </table:table-cell>
        </table:table-row>
        <table:table-row table:style-name="ro1">
          <table:table-cell office:value-type="string" calcext:value-type="string">
            <text:p>BAAJRC/rack=1/shelf=1/slot=LT14/port=2/ONUID=3 <text:s text:c="18"/>1314 <text:s/>... <text:s/>left_only</text:p>
          </table:table-cell>
        </table:table-row>
        <table:table-row table:style-name="ro1">
          <table:table-cell office:value-type="string" calcext:value-type="string">
            <text:p>BAAJFU/rack=1/shelf=1/slot=LT16/port=2/ONUID=1 <text:s text:c="19"/>567 <text:s/>... <text:s/>left_only</text:p>
          </table:table-cell>
        </table:table-row>
        <table:table-row table:style-name="ro1">
          <table:table-cell office:value-type="string" calcext:value-type="string">
            <text:p>BAALDZ/rack=1/shelf=1/slot=LT7/port=15/ONUID=1 <text:s text:c="19"/>479 <text:s/>... <text:s/>left_only</text:p>
          </table:table-cell>
        </table:table-row>
        <table:table-row table:style-name="ro1">
          <table:table-cell office:value-type="string" calcext:value-type="string">
            <text:p>BAAKSI/rack=1/shelf=1/slot=LT12/port=3/ONUID=1 <text:s text:c="18"/>1314 <text:s/>... <text:s/>left_only</text:p>
          </table:table-cell>
        </table:table-row>
        <table:table-row table:style-name="ro1">
          <table:table-cell office:value-type="string" calcext:value-type="string">
            <text:p>BAAKSI/rack=1/shelf=1/slot=LT14/port=1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PN/rack=1/shelf=1/slot=LT12/port=5/ONUID=3 <text:s text:c="19"/>155 <text:s/>... <text:s/>left_only</text:p>
          </table:table-cell>
        </table:table-row>
        <table:table-row table:style-name="ro1">
          <table:table-cell office:value-type="string" calcext:value-type="string">
            <text:p>BAAIPN/rack=1/shelf=1/slot=LT14/port=11/ONUID=1 <text:s text:c="17"/>1310 <text:s/>... <text:s/>left_only</text:p>
          </table:table-cell>
        </table:table-row>
        <table:table-row table:style-name="ro1">
          <table:table-cell office:value-type="string" calcext:value-type="string">
            <text:p>BAAIPN/rack=1/shelf=1/slot=LT10/port=4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PN/rack=1/shelf=1/slot=LT14/port=7/ONUID=5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IPN/rack=1/shelf=1/slot=LT10/port=10/ONUID=3 <text:s text:c="19"/>34 <text:s/>... <text:s/>left_only</text:p>
          </table:table-cell>
        </table:table-row>
        <table:table-row table:style-name="ro1">
          <table:table-cell office:value-type="string" calcext:value-type="string">
            <text:p>BAAINA/rack=1/shelf=1/slot=LT11/port=7/ONUID=4 <text:s text:c="19"/>125 <text:s/>... <text:s/>left_only</text:p>
          </table:table-cell>
        </table:table-row>
        <table:table-row table:style-name="ro1">
          <table:table-cell office:value-type="string" calcext:value-type="string">
            <text:p>BAAJBX/rack=1/shelf=1/slot=LT15/port=7/ONUID=1 <text:s text:c="19"/>427 <text:s/>... <text:s/>left_only</text:p>
          </table:table-cell>
        </table:table-row>
        <table:table-row table:style-name="ro1">
          <table:table-cell office:value-type="string" calcext:value-type="string">
            <text:p>BAAJBX/rack=1/shelf=1/slot=LT13/port=9/ONUID=2 <text:s text:c="18"/>1266 <text:s/>... <text:s/>left_only</text:p>
          </table:table-cell>
        </table:table-row>
        <table:table-row table:style-name="ro1">
          <table:table-cell office:value-type="string" calcext:value-type="string">
            <text:p>BAAKLY/rack=1/shelf=1/slot=LT16/port=13/ONUID=4 <text:s text:c="17"/>1274 <text:s/>... <text:s/>left_only</text:p>
          </table:table-cell>
        </table:table-row>
        <table:table-row table:style-name="ro1">
          <table:table-cell office:value-type="string" calcext:value-type="string">
            <text:p>BAAKLY/rack=1/shelf=1/slot=LT13/port=3/ONUID=3 <text:s text:c="19"/>663 <text:s/>... <text:s/>left_only</text:p>
          </table:table-cell>
        </table:table-row>
        <table:table-row table:style-name="ro1">
          <table:table-cell office:value-type="string" calcext:value-type="string">
            <text:p>BAAKLY/rack=1/shelf=1/slot=LT14/port=3/ONUID=4 <text:s text:c="20"/>46 <text:s/>... <text:s/>left_only</text:p>
          </table:table-cell>
        </table:table-row>
        <table:table-row table:style-name="ro1">
          <table:table-cell office:value-type="string" calcext:value-type="string">
            <text:p>BAAKLY/rack=1/shelf=1/slot=LT16/port=13/ONUID=1 <text:s text:c="19"/>52 <text:s/>... <text:s/>left_only</text:p>
          </table:table-cell>
        </table:table-row>
        <table:table-row table:style-name="ro1">
          <table:table-cell office:value-type="string" calcext:value-type="string">
            <text:p>BAAJPF/rack=1/shelf=1/slot=LT15/port=12/ONUID=1 <text:s text:c="17"/>1283 <text:s/>... <text:s/>left_only</text:p>
          </table:table-cell>
        </table:table-row>
        <table:table-row table:style-name="ro1">
          <table:table-cell office:value-type="string" calcext:value-type="string">
            <text:p>BAAJPF/rack=1/shelf=1/slot=LT13/port=10/ONUID=4 <text:s text:c="17"/>1426 <text:s/>... <text:s/>left_only</text:p>
          </table:table-cell>
        </table:table-row>
        <table:table-row table:style-name="ro1">
          <table:table-cell office:value-type="string" calcext:value-type="string">
            <text:p>BAAJPF/rack=1/shelf=1/slot=LT13/port=3/ONUID=2 <text:s text:c="18"/>1285 <text:s/>... <text:s/>left_only</text:p>
          </table:table-cell>
        </table:table-row>
        <table:table-row table:style-name="ro1">
          <table:table-cell office:value-type="string" calcext:value-type="string">
            <text:p>BAAJPF/rack=1/shelf=1/slot=LT14/port=7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PF/rack=1/shelf=1/slot=LT14/port=11/ONUID=1 <text:s text:c="17"/>1262 <text:s/>... <text:s/>left_only</text:p>
          </table:table-cell>
        </table:table-row>
        <table:table-row table:style-name="ro1">
          <table:table-cell office:value-type="string" calcext:value-type="string">
            <text:p>BAAJPF/rack=1/shelf=1/slot=LT14/port=7/ONUID=4 <text:s text:c="19"/>325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4/port=7/ONUID=5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2/port=12/ONUID=2 <text:s text:c="17"/>1333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6/port=10/ONUID=3 <text:s text:c="17"/>1278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3/port=2/ONUID=4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1/port=5/ONUID=2 <text:s text:c="18"/>1291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3/port=5/ONUID=5 <text:s text:c="19"/>714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9/port=11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1/port=14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JXB/rack=1/shelf=1/slot=LT6/port=3/ONUID=2 <text:s text:c="20"/>776 <text:s/>... <text:s/>left_only</text:p>
          </table:table-cell>
        </table:table-row>
        <table:table-row table:style-name="ro1">
          <table:table-cell office:value-type="string" calcext:value-type="string">
            <text:p>HAAAKV/rack=1/shelf=1/slot=LT1/port=14/ONUID=2 <text:s text:c="19"/>946 <text:s/>... <text:s/>left_only</text:p>
          </table:table-cell>
        </table:table-row>
        <table:table-row table:style-name="ro1">
          <table:table-cell office:value-type="string" calcext:value-type="string">
            <text:p>BAAIXV/rack=1/shelf=1/slot=LT14/port=5/ONUID=4 <text:s text:c="19"/>567 <text:s/>... <text:s/>left_only</text:p>
          </table:table-cell>
        </table:table-row>
        <table:table-row table:style-name="ro1">
          <table:table-cell office:value-type="string" calcext:value-type="string">
            <text:p>BAAIXV/rack=1/shelf=1/slot=LT14/port=6/ONUID=5 <text:s text:c="19"/>576 <text:s/>... <text:s/>left_only</text:p>
          </table:table-cell>
        </table:table-row>
        <table:table-row table:style-name="ro1">
          <table:table-cell office:value-type="string" calcext:value-type="string">
            <text:p>BAAJUZ/rack=1/shelf=1/slot=LT6/port=7/ONUID=1 <text:s text:c="19"/>1338 <text:s/>... <text:s/>left_only</text:p>
          </table:table-cell>
        </table:table-row>
        <table:table-row table:style-name="ro1">
          <table:table-cell office:value-type="string" calcext:value-type="string">
            <text:p>BAAJUZ/rack=1/shelf=1/slot=LT16/port=1/ONUID=1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JUZ/rack=1/shelf=1/slot=LT8/port=11/ONUID=1 <text:s text:c="18"/>1266 <text:s/>... <text:s/>left_only</text:p>
          </table:table-cell>
        </table:table-row>
        <table:table-row table:style-name="ro1">
          <table:table-cell office:value-type="string" calcext:value-type="string">
            <text:p>BAAJSY/rack=1/shelf=1/slot=LT13/port=5/ONUID=1 <text:s text:c="18"/>1283 <text:s/>... <text:s/>left_only</text:p>
          </table:table-cell>
        </table:table-row>
        <table:table-row table:style-name="ro1">
          <table:table-cell office:value-type="string" calcext:value-type="string">
            <text:p>BAAJSY/rack=1/shelf=1/slot=LT6/port=1/ONUID=5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KCG/rack=1/shelf=1/slot=LT9/port=10/ONUID=2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LI/rack=1/shelf=1/slot=LT16/port=12/ONUID=1 <text:s text:c="17"/>1107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8/port=10/ONUID=1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13/port=15/ONUID=2 <text:s text:c="17"/>1239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12/port=13/ONUID=1 <text:s text:c="17"/>1250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13/port=4/ONUID=2 <text:s text:c="18"/>1143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14/port=6/ONUID=1 <text:s text:c="19"/>221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16/port=10/ONUID=4 <text:s text:c="19"/>39 <text:s/>... <text:s/>left_only</text:p>
          </table:table-cell>
        </table:table-row>
        <table:table-row table:style-name="ro1">
          <table:table-cell office:value-type="string" calcext:value-type="string">
            <text:p>BAAJWU/rack=1/shelf=1/slot=LT13/port=6/ONUID=2 <text:s text:c="20"/>40 <text:s/>... <text:s/>left_only</text:p>
          </table:table-cell>
        </table:table-row>
        <table:table-row table:style-name="ro1">
          <table:table-cell office:value-type="string" calcext:value-type="string">
            <text:p>BAAKQT/rack=1/shelf=1/slot=LT12/port=6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LHB/rack=1/shelf=1/slot=LT12/port=13/ONUID=2 <text:s text:c="18"/>663 <text:s/>... <text:s/>left_only</text:p>
          </table:table-cell>
        </table:table-row>
        <table:table-row table:style-name="ro1">
          <table:table-cell office:value-type="string" calcext:value-type="string">
            <text:p>BAAIUX/rack=1/shelf=1/slot=LT12/port=11/ONUID=2 <text:s text:c="17"/>1101 <text:s/>... <text:s/>left_only</text:p>
          </table:table-cell>
        </table:table-row>
        <table:table-row table:style-name="ro1">
          <table:table-cell office:value-type="string" calcext:value-type="string">
            <text:p>BAAIUX/rack=1/shelf=1/slot=LT14/port=12/ONUID=3 <text:s text:c="17"/>1257 <text:s/>... <text:s/>left_only</text:p>
          </table:table-cell>
        </table:table-row>
        <table:table-row table:style-name="ro1">
          <table:table-cell office:value-type="string" calcext:value-type="string">
            <text:p>BAAIUX/rack=1/shelf=1/slot=LT16/port=1/ONUID=3 <text:s text:c="20"/>17 <text:s/>... <text:s/>left_only</text:p>
          </table:table-cell>
        </table:table-row>
        <table:table-row table:style-name="ro1">
          <table:table-cell office:value-type="string" calcext:value-type="string">
            <text:p>BAAIUX/rack=1/shelf=1/slot=LT15/port=6/ONUID=1 <text:s text:c="20"/>53 <text:s/>... <text:s/>left_only</text:p>
          </table:table-cell>
        </table:table-row>
        <table:table-row table:style-name="ro1">
          <table:table-cell office:value-type="string" calcext:value-type="string">
            <text:p>BAAKRI/rack=1/shelf=1/slot=LT15/port=5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GS/rack=1/shelf=1/slot=LT14/port=15/ONUID=1 <text:s text:c="18"/>280 <text:s/>... <text:s/>left_only</text:p>
          </table:table-cell>
        </table:table-row>
        <table:table-row table:style-name="ro1">
          <table:table-cell office:value-type="string" calcext:value-type="string">
            <text:p>BAAJGS/rack=1/shelf=1/slot=LT10/port=11/ONUID=2 <text:s text:c="17"/>1341 <text:s/>... <text:s/>left_only</text:p>
          </table:table-cell>
        </table:table-row>
        <table:table-row table:style-name="ro1">
          <table:table-cell office:value-type="string" calcext:value-type="string">
            <text:p>BAAJZB/rack=1/shelf=1/slot=LT14/port=8/ONUID=2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9/port=5/ONUID=5 <text:s text:c="19"/>1329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15/port=16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9/port=7/ONUID=4 <text:s text:c="19"/>1333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14/port=16/ONUID=1 <text:s text:c="17"/>1314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15/port=1/ONUID=1 <text:s text:c="18"/>1307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11/port=14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JJD/rack=1/shelf=1/slot=LT16/port=4/ONUID=1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KML/rack=1/shelf=1/slot=LT10/port=10/ONUID=2 <text:s text:c="18"/>480 <text:s/>... <text:s/>left_only</text:p>
          </table:table-cell>
        </table:table-row>
        <table:table-row table:style-name="ro1">
          <table:table-cell office:value-type="string" calcext:value-type="string">
            <text:p>BAAKGV/rack=1/shelf=1/slot=LT11/port=9/ONUID=1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KAH/rack=1/shelf=1/slot=LT6/port=4/ONUID=1 <text:s text:c="19"/>1296 <text:s/>... <text:s/>left_only</text:p>
          </table:table-cell>
        </table:table-row>
        <table:table-row table:style-name="ro1">
          <table:table-cell office:value-type="string" calcext:value-type="string">
            <text:p>BAAKAH/rack=1/shelf=1/slot=LT9/port=2/ONUID=2 <text:s text:c="19"/>1339 <text:s/>... <text:s/>left_only</text:p>
          </table:table-cell>
        </table:table-row>
        <table:table-row table:style-name="ro1">
          <table:table-cell office:value-type="string" calcext:value-type="string">
            <text:p>BAAKTC/rack=1/shelf=1/slot=LT15/port=7/ONUID=3 <text:s text:c="19"/>237 <text:s/>... <text:s/>left_only</text:p>
          </table:table-cell>
        </table:table-row>
        <table:table-row table:style-name="ro1">
          <table:table-cell office:value-type="string" calcext:value-type="string">
            <text:p>BAAITV/rack=1/shelf=1/slot=LT13/port=5/ONUID=1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ITV/rack=1/shelf=1/slot=LT11/port=4/ONUID=1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JAK/rack=1/shelf=1/slot=LT11/port=6/ONUID=3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JAK/rack=1/shelf=1/slot=LT13/port=16/ONUID=2 <text:s text:c="17"/>1314 <text:s/>... <text:s/>left_only</text:p>
          </table:table-cell>
        </table:table-row>
        <table:table-row table:style-name="ro1">
          <table:table-cell office:value-type="string" calcext:value-type="string">
            <text:p>BAAJAK/rack=1/shelf=1/slot=LT11/port=1/ONUID=1 <text:s text:c="19"/>471 <text:s/>... <text:s/>left_only</text:p>
          </table:table-cell>
        </table:table-row>
        <table:table-row table:style-name="ro1">
          <table:table-cell office:value-type="string" calcext:value-type="string">
            <text:p>BAAJAK/rack=1/shelf=1/slot=LT9/port=14/ONUID=4 <text:s text:c="19"/>124 <text:s/>... <text:s/>left_only</text:p>
          </table:table-cell>
        </table:table-row>
        <table:table-row table:style-name="ro1">
          <table:table-cell office:value-type="string" calcext:value-type="string">
            <text:p>BAAKEW/rack=1/shelf=1/slot=LT14/port=15/ONUID=2 <text:s text:c="18"/>371 <text:s/>... <text:s/>left_only</text:p>
          </table:table-cell>
        </table:table-row>
        <table:table-row table:style-name="ro1">
          <table:table-cell office:value-type="string" calcext:value-type="string">
            <text:p>BAAKDU/rack=1/shelf=1/slot=LT16/port=2/ONUID=1 <text:s text:c="20"/>55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9/port=3/ONUID=1 <text:s text:c="19"/>1327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9/port=4/ONUID=1 <text:s text:c="20"/>560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14/port=6/ONUID=3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15/port=2/ONUID=3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15/port=6/ONUID=4 <text:s text:c="19"/>980 <text:s/>... <text:s/>left_only</text:p>
          </table:table-cell>
        </table:table-row>
        <table:table-row table:style-name="ro1">
          <table:table-cell office:value-type="string" calcext:value-type="string">
            <text:p>BAAJJR/rack=1/shelf=1/slot=LT7/port=6/ONUID=1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HB/rack=1/shelf=1/slot=LT13/port=4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JHB/rack=1/shelf=1/slot=LT12/port=6/ONUID=2 <text:s text:c="18"/>1308 <text:s/>... <text:s/>left_only</text:p>
          </table:table-cell>
        </table:table-row>
        <table:table-row table:style-name="ro1">
          <table:table-cell office:value-type="string" calcext:value-type="string">
            <text:p>BAAJHB/rack=1/shelf=1/slot=LT11/port=4/ONUID=2 <text:s text:c="18"/>1319 <text:s/>... <text:s/>left_only</text:p>
          </table:table-cell>
        </table:table-row>
        <table:table-row table:style-name="ro1">
          <table:table-cell office:value-type="string" calcext:value-type="string">
            <text:p>BAAIXJ/rack=1/shelf=1/slot=LT10/port=8/ONUID=3 <text:s text:c="18"/>1337 <text:s/>... <text:s/>left_only</text:p>
          </table:table-cell>
        </table:table-row>
        <table:table-row table:style-name="ro1">
          <table:table-cell office:value-type="string" calcext:value-type="string">
            <text:p>BAAIXJ/rack=1/shelf=1/slot=LT11/port=2/ONUID=3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IXJ/rack=1/shelf=1/slot=LT10/port=6/ONUID=7 <text:s text:c="20"/>36 <text:s/>... <text:s/>left_only</text:p>
          </table:table-cell>
        </table:table-row>
        <table:table-row table:style-name="ro1">
          <table:table-cell office:value-type="string" calcext:value-type="string">
            <text:p>BAAIXJ/rack=1/shelf=1/slot=LT16/port=4/ONUID=1 <text:s text:c="20"/>36 <text:s/>... <text:s/>left_only</text:p>
          </table:table-cell>
        </table:table-row>
        <table:table-row table:style-name="ro1">
          <table:table-cell office:value-type="string" calcext:value-type="string">
            <text:p>BAAJHZ/rack=1/shelf=1/slot=LT7/port=10/ONUID=3 <text:s text:c="19"/>206 <text:s/>... <text:s/>left_only</text:p>
          </table:table-cell>
        </table:table-row>
        <table:table-row table:style-name="ro1">
          <table:table-cell office:value-type="string" calcext:value-type="string">
            <text:p>BAAIVC/rack=1/shelf=1/slot=LT9/port=12/ONUID=1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IUC/rack=1/shelf=1/slot=LT16/port=9/ONUID=1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IWC/rack=1/shelf=1/slot=LT8/port=11/ONUID=1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IWC/rack=1/shelf=1/slot=LT12/port=5/ONUID=1 <text:s text:c="18"/>1307 <text:s/>... <text:s/>left_only</text:p>
          </table:table-cell>
        </table:table-row>
        <table:table-row table:style-name="ro1">
          <table:table-cell office:value-type="string" calcext:value-type="string">
            <text:p>BAAIWC/rack=1/shelf=1/slot=LT14/port=12/ONUID=1 <text:s text:c="17"/>1305 <text:s/>... <text:s/>left_only</text:p>
          </table:table-cell>
        </table:table-row>
        <table:table-row table:style-name="ro1">
          <table:table-cell office:value-type="string" calcext:value-type="string">
            <text:p>BAAKMB/rack=1/shelf=1/slot=LT12/port=4/ONUID=1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IID/rack=1/shelf=1/slot=LT12/port=10/ONUID=4 <text:s text:c="17"/>1179 <text:s/>... <text:s/>left_only</text:p>
          </table:table-cell>
        </table:table-row>
        <table:table-row table:style-name="ro1">
          <table:table-cell office:value-type="string" calcext:value-type="string">
            <text:p>BAAIID/rack=1/shelf=1/slot=LT12/port=16/ONUID=3 <text:s text:c="17"/>1279 <text:s/>... <text:s/>left_only</text:p>
          </table:table-cell>
        </table:table-row>
        <table:table-row table:style-name="ro1">
          <table:table-cell office:value-type="string" calcext:value-type="string">
            <text:p>BAAIID/rack=1/shelf=1/slot=LT12/port=16/ONUID=7 <text:s text:c="17"/>1278 <text:s/>... <text:s/>left_only</text:p>
          </table:table-cell>
        </table:table-row>
        <table:table-row table:style-name="ro1">
          <table:table-cell office:value-type="string" calcext:value-type="string">
            <text:p>BAAIID/rack=1/shelf=1/slot=LT14/port=8/ONUID=3 <text:s text:c="18"/>1249 <text:s/>... <text:s/>left_only</text:p>
          </table:table-cell>
        </table:table-row>
        <table:table-row table:style-name="ro1">
          <table:table-cell office:value-type="string" calcext:value-type="string">
            <text:p>HAAAIO/rack=1/shelf=1/slot=LT1/port=11/ONUID=3 <text:s text:c="20"/>37 <text:s/>... <text:s/>left_only</text:p>
          </table:table-cell>
        </table:table-row>
        <table:table-row table:style-name="ro1">
          <table:table-cell office:value-type="string" calcext:value-type="string">
            <text:p>BAAJLH/rack=1/shelf=1/slot=LT13/port=13/ONUID=3 <text:s text:c="17"/>1313 <text:s/>... <text:s/>left_only</text:p>
          </table:table-cell>
        </table:table-row>
        <table:table-row table:style-name="ro1">
          <table:table-cell office:value-type="string" calcext:value-type="string">
            <text:p>BAAJLH/rack=1/shelf=1/slot=LT13/port=3/ONUID=2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LH/rack=1/shelf=1/slot=LT11/port=4/ONUID=1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JLH/rack=1/shelf=1/slot=LT7/port=1/ONUID=5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LH/rack=1/shelf=1/slot=LT8/port=3/ONUID=1 <text:s text:c="19"/>1299 <text:s/>... <text:s/>left_only</text:p>
          </table:table-cell>
        </table:table-row>
        <table:table-row table:style-name="ro1">
          <table:table-cell office:value-type="string" calcext:value-type="string">
            <text:p>BAAKTP/rack=1/shelf=1/slot=LT15/port=1/ONUID=1 <text:s text:c="19"/>109 <text:s/>... <text:s/>left_only</text:p>
          </table:table-cell>
        </table:table-row>
        <table:table-row table:style-name="ro1">
          <table:table-cell office:value-type="string" calcext:value-type="string">
            <text:p>BAAJTF/rack=1/shelf=1/slot=LT13/port=3/ONUID=1 <text:s text:c="18"/>1318 <text:s/>... <text:s/>left_only</text:p>
          </table:table-cell>
        </table:table-row>
        <table:table-row table:style-name="ro1">
          <table:table-cell office:value-type="string" calcext:value-type="string">
            <text:p>BAAIWF/rack=1/shelf=1/slot=LT9/port=2/ONUID=1 <text:s text:c="19"/>1342 <text:s/>... <text:s/>left_only</text:p>
          </table:table-cell>
        </table:table-row>
        <table:table-row table:style-name="ro1">
          <table:table-cell office:value-type="string" calcext:value-type="string">
            <text:p>BAAKLP/rack=1/shelf=1/slot=LT16/port=7/ONUID=1 <text:s text:c="18"/>1287 <text:s/>... <text:s/>left_only</text:p>
          </table:table-cell>
        </table:table-row>
        <table:table-row table:style-name="ro1">
          <table:table-cell office:value-type="string" calcext:value-type="string">
            <text:p>BAAKLP/rack=1/shelf=1/slot=LT14/port=5/ONUID=2 <text:s text:c="18"/>1341 <text:s/>... <text:s/>left_only</text:p>
          </table:table-cell>
        </table:table-row>
        <table:table-row table:style-name="ro1">
          <table:table-cell office:value-type="string" calcext:value-type="string">
            <text:p>BAAKAR/rack=1/shelf=1/slot=LT11/port=9/ONUID=3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IXK/rack=1/shelf=1/slot=LT14/port=15/ONUID=1 <text:s text:c="17"/>1338 <text:s/>... <text:s/>left_only</text:p>
          </table:table-cell>
        </table:table-row>
        <table:table-row table:style-name="ro1">
          <table:table-cell office:value-type="string" calcext:value-type="string">
            <text:p>BAAIXK/rack=1/shelf=1/slot=LT9/port=4/ONUID=5 <text:s text:c="20"/>141 <text:s/>... <text:s/>left_only</text:p>
          </table:table-cell>
        </table:table-row>
        <table:table-row table:style-name="ro1">
          <table:table-cell office:value-type="string" calcext:value-type="string">
            <text:p>BAAIXK/rack=1/shelf=1/slot=LT9/port=10/ONUID=1 <text:s text:c="20"/>40 <text:s/>... <text:s/>left_only</text:p>
          </table:table-cell>
        </table:table-row>
        <table:table-row table:style-name="ro1">
          <table:table-cell office:value-type="string" calcext:value-type="string">
            <text:p>BAAIQC/rack=1/shelf=1/slot=LT10/port=3/ONUID=3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IQC/rack=1/shelf=1/slot=LT15/port=9/ONUID=2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IQC/rack=1/shelf=1/slot=LT10/port=1/ONUID=3 <text:s text:c="18"/>1286 <text:s/>... <text:s/>left_only</text:p>
          </table:table-cell>
        </table:table-row>
        <table:table-row table:style-name="ro1">
          <table:table-cell office:value-type="string" calcext:value-type="string">
            <text:p>BAAKJD/rack=1/shelf=1/slot=LT7/port=3/ONUID=2 <text:s text:c="21"/>36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1/port=13/ONUID=7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2/port=3/ONUID=1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4/port=10/ONUID=5 <text:s text:c="17"/>1172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6/port=3/ONUID=1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2/port=7/ONUID=2 <text:s text:c="18"/>1318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6/port=6/ONUID=4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4/port=7/ONUID=1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3/port=2/ONUID=5 <text:s text:c="20"/>75 <text:s/>... <text:s/>left_only</text:p>
          </table:table-cell>
        </table:table-row>
        <table:table-row table:style-name="ro1">
          <table:table-cell office:value-type="string" calcext:value-type="string">
            <text:p>BAAJON/rack=1/shelf=1/slot=LT11/port=11/ONUID=5 <text:s text:c="17"/>1281 <text:s/>... <text:s/>left_only</text:p>
          </table:table-cell>
        </table:table-row>
        <table:table-row table:style-name="ro1">
          <table:table-cell office:value-type="string" calcext:value-type="string">
            <text:p>BAAJON/rack=1/shelf=1/slot=LT15/port=14/ONUID=2 <text:s text:c="18"/>264 <text:s/>... <text:s/>left_only</text:p>
          </table:table-cell>
        </table:table-row>
        <table:table-row table:style-name="ro1">
          <table:table-cell office:value-type="string" calcext:value-type="string">
            <text:p>BAAHQG/rack=1/shelf=1/slot=LT16/port=12/ONUID=4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13/port=12/ONUID=1 <text:s text:c="17"/>1338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11/port=2/ONUID=5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9/port=16/ONUID=2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13/port=13/ONUID=1 <text:s text:c="17"/>1324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13/port=14/ONUID=7 <text:s text:c="18"/>533 <text:s/>... <text:s/>left_only</text:p>
          </table:table-cell>
        </table:table-row>
        <table:table-row table:style-name="ro1">
          <table:table-cell office:value-type="string" calcext:value-type="string">
            <text:p>BAAIXJ/rack=1/shelf=1/slot=LT11/port=7/ONUID=1 <text:s text:c="20"/>24 <text:s/>... <text:s/>left_only</text:p>
          </table:table-cell>
        </table:table-row>
        <table:table-row table:style-name="ro1">
          <table:table-cell office:value-type="string" calcext:value-type="string">
            <text:p>BAAIID/rack=1/shelf=1/slot=LT15/port=1/ONUID=3 <text:s text:c="19"/>210 <text:s/>... <text:s/>left_only</text:p>
          </table:table-cell>
        </table:table-row>
        <table:table-row table:style-name="ro1">
          <table:table-cell office:value-type="string" calcext:value-type="string">
            <text:p>BAAIPU/rack=1/shelf=1/slot=LT14/port=16/ONUID=1 <text:s text:c="17"/>1337 <text:s/>... <text:s/>left_only</text:p>
          </table:table-cell>
        </table:table-row>
        <table:table-row table:style-name="ro1">
          <table:table-cell office:value-type="string" calcext:value-type="string">
            <text:p>BAAIPU/rack=1/shelf=1/slot=LT14/port=8/ONUID=7 <text:s text:c="21"/>1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11/port=6/ONUID=4 <text:s text:c="20"/>49 <text:s/>... <text:s/>left_only</text:p>
          </table:table-cell>
        </table:table-row>
        <table:table-row table:style-name="ro1">
          <table:table-cell office:value-type="string" calcext:value-type="string">
            <text:p>BAAJAI/rack=1/shelf=1/slot=LT11/port=6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AI/rack=1/shelf=1/slot=LT16/port=2/ONUID=5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AI/rack=1/shelf=1/slot=LT13/port=14/ONUID=5 <text:s text:c="18"/>126 <text:s/>... <text:s/>left_only</text:p>
          </table:table-cell>
        </table:table-row>
        <table:table-row table:style-name="ro1">
          <table:table-cell office:value-type="string" calcext:value-type="string">
            <text:p>BAAJAI/rack=1/shelf=1/slot=LT9/port=6/ONUID=3 <text:s text:c="21"/>51 <text:s/>... <text:s/>left_only</text:p>
          </table:table-cell>
        </table:table-row>
        <table:table-row table:style-name="ro1">
          <table:table-cell office:value-type="string" calcext:value-type="string">
            <text:p>BAAKSM/rack=1/shelf=1/slot=LT12/port=4/ONUID=3 <text:s text:c="20"/>36 <text:s/>... <text:s/>left_only</text:p>
          </table:table-cell>
        </table:table-row>
        <table:table-row table:style-name="ro1">
          <table:table-cell office:value-type="string" calcext:value-type="string">
            <text:p>BAAIAS/rack=1/shelf=1/slot=LT15/port=15/ONUID=2 <text:s text:c="17"/>1196 <text:s/>... <text:s/>left_only</text:p>
          </table:table-cell>
        </table:table-row>
        <table:table-row table:style-name="ro1">
          <table:table-cell office:value-type="string" calcext:value-type="string">
            <text:p>BAAIAS/rack=1/shelf=1/slot=LT15/port=11/ONUID=5 <text:s text:c="17"/>1065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14/port=6/ONUID=1 <text:s text:c="18"/>1258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12/port=13/ONUID=4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16/port=16/ONUID=2 <text:s text:c="17"/>1042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7/port=12/ONUID=2 <text:s text:c="19"/>946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10/port=7/ONUID=1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6/port=8/ONUID=1 <text:s text:c="19"/>1317 <text:s/>... <text:s/>left_only</text:p>
          </table:table-cell>
        </table:table-row>
        <table:table-row table:style-name="ro1">
          <table:table-cell office:value-type="string" calcext:value-type="string">
            <text:p>BAAJIG/rack=1/shelf=1/slot=LT14/port=3/ONUID=1 <text:s text:c="20"/>44 <text:s/>... <text:s/>left_only</text:p>
          </table:table-cell>
        </table:table-row>
        <table:table-row table:style-name="ro1">
          <table:table-cell office:value-type="string" calcext:value-type="string">
            <text:p>BAAJUH/rack=1/shelf=1/slot=LT12/port=5/ONUID=1 <text:s text:c="18"/>1305 <text:s/>... <text:s/>left_only</text:p>
          </table:table-cell>
        </table:table-row>
        <table:table-row table:style-name="ro1">
          <table:table-cell office:value-type="string" calcext:value-type="string">
            <text:p>BAAKAR/rack=1/shelf=1/slot=LT7/port=5/ONUID=5 <text:s text:c="21"/>40 <text:s/>... <text:s/>left_only</text:p>
          </table:table-cell>
        </table:table-row>
        <table:table-row table:style-name="ro1">
          <table:table-cell office:value-type="string" calcext:value-type="string">
            <text:p>BAAKWE/rack=1/shelf=1/slot=LT13/port=11/ONUID=1 <text:s text:c="18"/>154 <text:s/>... <text:s/>left_only</text:p>
          </table:table-cell>
        </table:table-row>
        <table:table-row table:style-name="ro1">
          <table:table-cell office:value-type="string" calcext:value-type="string">
            <text:p>BAAIIG/rack=1/shelf=1/slot=LT16/port=13/ONUID=2 <text:s text:c="17"/>1329 <text:s/>... <text:s/>left_only</text:p>
          </table:table-cell>
        </table:table-row>
        <table:table-row table:style-name="ro1">
          <table:table-cell office:value-type="string" calcext:value-type="string">
            <text:p>BAAIIG/rack=1/shelf=1/slot=LT9/port=11/ONUID=2 <text:s text:c="19"/>658 <text:s/>... <text:s/>left_only</text:p>
          </table:table-cell>
        </table:table-row>
        <table:table-row table:style-name="ro1">
          <table:table-cell office:value-type="string" calcext:value-type="string">
            <text:p>BAAIIG/rack=1/shelf=1/slot=LT11/port=15/ONUID=1 <text:s text:c="17"/>1263 <text:s/>... <text:s/>left_only</text:p>
          </table:table-cell>
        </table:table-row>
        <table:table-row table:style-name="ro1">
          <table:table-cell office:value-type="string" calcext:value-type="string">
            <text:p>BAAKCK/rack=1/shelf=1/slot=LT8/port=15/ONUID=1 <text:s text:c="19"/>130 <text:s/>... <text:s/>left_only</text:p>
          </table:table-cell>
        </table:table-row>
        <table:table-row table:style-name="ro1">
          <table:table-cell office:value-type="string" calcext:value-type="string">
            <text:p>BAAJVY/rack=1/shelf=1/slot=LT11/port=16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KAG/rack=1/shelf=1/slot=LT7/port=4/ONUID=1 <text:s text:c="19"/>1104 <text:s/>... <text:s/>left_only</text:p>
          </table:table-cell>
        </table:table-row>
        <table:table-row table:style-name="ro1">
          <table:table-cell office:value-type="string" calcext:value-type="string">
            <text:p>BAAIZQ/rack=1/shelf=1/slot=LT15/port=8/ONUID=2 <text:s text:c="20"/>46 <text:s/>... <text:s/>left_only</text:p>
          </table:table-cell>
        </table:table-row>
        <table:table-row table:style-name="ro1">
          <table:table-cell office:value-type="string" calcext:value-type="string">
            <text:p>BAAJQM/rack=1/shelf=1/slot=LT16/port=2/ONUID=1 <text:s text:c="18"/>1331 <text:s/>... <text:s/>left_only</text:p>
          </table:table-cell>
        </table:table-row>
        <table:table-row table:style-name="ro1">
          <table:table-cell office:value-type="string" calcext:value-type="string">
            <text:p>HAAAKQ/rack=1/shelf=1/slot=LT1/port=6/ONUID=3 <text:s text:c="21"/>92 <text:s/>... <text:s/>left_only</text:p>
          </table:table-cell>
        </table:table-row>
        <table:table-row table:style-name="ro1">
          <table:table-cell office:value-type="string" calcext:value-type="string">
            <text:p>BAALCB/rack=1/shelf=1/slot=LT13/port=6/ONUID=3 <text:s text:c="18"/>1138 <text:s/>... <text:s/>left_only</text:p>
          </table:table-cell>
        </table:table-row>
        <table:table-row table:style-name="ro1">
          <table:table-cell office:value-type="string" calcext:value-type="string">
            <text:p>BAALCB/rack=1/shelf=1/slot=LT7/port=6/ONUID=1 <text:s text:c="20"/>448 <text:s/>... <text:s/>left_only</text:p>
          </table:table-cell>
        </table:table-row>
        <table:table-row table:style-name="ro1">
          <table:table-cell office:value-type="string" calcext:value-type="string">
            <text:p>BAALCB/rack=1/shelf=1/slot=LT7/port=6/ONUID=5 <text:s text:c="20"/>218 <text:s/>... <text:s/>left_only</text:p>
          </table:table-cell>
        </table:table-row>
        <table:table-row table:style-name="ro1">
          <table:table-cell office:value-type="string" calcext:value-type="string">
            <text:p>BAALCB/rack=1/shelf=1/slot=LT15/port=1/ONUID=1 <text:s text:c="20"/>32 <text:s/>... <text:s/>left_only</text:p>
          </table:table-cell>
        </table:table-row>
        <table:table-row table:style-name="ro1">
          <table:table-cell office:value-type="string" calcext:value-type="string">
            <text:p>BAALCB/rack=1/shelf=1/slot=LT16/port=15/ONUID=3 <text:s text:c="19"/>28 <text:s/>... <text:s/>left_only</text:p>
          </table:table-cell>
        </table:table-row>
        <table:table-row table:style-name="ro1">
          <table:table-cell office:value-type="string" calcext:value-type="string">
            <text:p>BAAIYC/rack=1/shelf=1/slot=LT13/port=16/ONUID=5 <text:s text:c="17"/>1317 <text:s/>... <text:s/>left_only</text:p>
          </table:table-cell>
        </table:table-row>
        <table:table-row table:style-name="ro1">
          <table:table-cell office:value-type="string" calcext:value-type="string">
            <text:p>BAAIYC/rack=1/shelf=1/slot=LT11/port=15/ONUID=5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YC/rack=1/shelf=1/slot=LT9/port=2/ONUID=1 <text:s text:c="19"/>1281 <text:s/>... <text:s/>left_only</text:p>
          </table:table-cell>
        </table:table-row>
        <table:table-row table:style-name="ro1">
          <table:table-cell office:value-type="string" calcext:value-type="string">
            <text:p>BAAIYC/rack=1/shelf=1/slot=LT16/port=14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YC/rack=1/shelf=1/slot=LT12/port=2/ONUID=5 <text:s text:c="19"/>147 <text:s/>... <text:s/>left_only</text:p>
          </table:table-cell>
        </table:table-row>
        <table:table-row table:style-name="ro1">
          <table:table-cell office:value-type="string" calcext:value-type="string">
            <text:p>BAAJFC/rack=1/shelf=1/slot=LT7/port=12/ONUID=1 <text:s text:c="19"/>236 <text:s/>... <text:s/>left_only</text:p>
          </table:table-cell>
        </table:table-row>
        <table:table-row table:style-name="ro1">
          <table:table-cell office:value-type="string" calcext:value-type="string">
            <text:p>BAAJFC/rack=1/shelf=1/slot=LT16/port=2/ONUID=1 <text:s text:c="19"/>141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1/port=5/ONUID=4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3/port=15/ONUID=3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5/port=7/ONUID=4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0/port=6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5/port=8/ONUID=1 <text:s text:c="18"/>1292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6/port=6/ONUID=3 <text:s text:c="18"/>1240 <text:s/>... <text:s/>left_only</text:p>
          </table:table-cell>
        </table:table-row>
        <table:table-row table:style-name="ro1">
          <table:table-cell office:value-type="string" calcext:value-type="string">
            <text:p>BAAING/rack=1/shelf=1/slot=LT12/port=12/ONUID=4 <text:s text:c="17"/>1258 <text:s/>... <text:s/>left_only</text:p>
          </table:table-cell>
        </table:table-row>
        <table:table-row table:style-name="ro1">
          <table:table-cell office:value-type="string" calcext:value-type="string">
            <text:p>BAAING/rack=1/shelf=1/slot=LT15/port=15/ONUID=1 <text:s text:c="17"/>1323 <text:s/>... <text:s/>left_only</text:p>
          </table:table-cell>
        </table:table-row>
        <table:table-row table:style-name="ro1">
          <table:table-cell office:value-type="string" calcext:value-type="string">
            <text:p>BAAING/rack=1/shelf=1/slot=LT16/port=8/ONUID=5 <text:s text:c="19"/>620 <text:s/>... <text:s/>left_only</text:p>
          </table:table-cell>
        </table:table-row>
        <table:table-row table:style-name="ro1">
          <table:table-cell office:value-type="string" calcext:value-type="string">
            <text:p>BAAING/rack=1/shelf=1/slot=LT16/port=16/ONUID=1 <text:s text:c="19"/>80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9/port=8/ONUID=5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3/port=12/ONUID=5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3/port=15/ONUID=4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3/port=2/ONUID=2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3/port=9/ONUID=2 <text:s text:c="18"/>1248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1/port=15/ONUID=4 <text:s text:c="17"/>1196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5/port=3/ONUID=4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3/port=15/ONUID=2 <text:s text:c="19"/>36 <text:s/>... <text:s/>left_only</text:p>
          </table:table-cell>
        </table:table-row>
        <table:table-row table:style-name="ro1">
          <table:table-cell office:value-type="string" calcext:value-type="string">
            <text:p>BAAIXA/rack=1/shelf=1/slot=LT9/port=12/ONUID=1 <text:s text:c="18"/>1192 <text:s/>... <text:s/>left_only</text:p>
          </table:table-cell>
        </table:table-row>
        <table:table-row table:style-name="ro1">
          <table:table-cell office:value-type="string" calcext:value-type="string">
            <text:p>BAAIXA/rack=1/shelf=1/slot=LT13/port=16/ONUID=1 <text:s text:c="17"/>1265 <text:s/>... <text:s/>left_only</text:p>
          </table:table-cell>
        </table:table-row>
        <table:table-row table:style-name="ro1">
          <table:table-cell office:value-type="string" calcext:value-type="string">
            <text:p>BAAIXA/rack=1/shelf=1/slot=LT13/port=15/ONUID=1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IXA/rack=1/shelf=1/slot=LT14/port=2/ONUID=1 <text:s text:c="20"/>60 <text:s/>... <text:s/>left_only</text:p>
          </table:table-cell>
        </table:table-row>
        <table:table-row table:style-name="ro1">
          <table:table-cell office:value-type="string" calcext:value-type="string">
            <text:p>BAAJPM/rack=1/shelf=1/slot=LT12/port=8/ONUID=1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JPM/rack=1/shelf=1/slot=LT16/port=1/ONUID=3 <text:s text:c="20"/>46 <text:s/>... <text:s/>left_only</text:p>
          </table:table-cell>
        </table:table-row>
        <table:table-row table:style-name="ro1">
          <table:table-cell office:value-type="string" calcext:value-type="string">
            <text:p>BAAJAW/rack=1/shelf=1/slot=LT16/port=12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KMN/rack=1/shelf=1/slot=LT15/port=8/ONUID=4 <text:s text:c="18"/>1294 <text:s/>... <text:s/>left_only</text:p>
          </table:table-cell>
        </table:table-row>
        <table:table-row table:style-name="ro1">
          <table:table-cell office:value-type="string" calcext:value-type="string">
            <text:p>BAAKMN/rack=1/shelf=1/slot=LT13/port=11/ONUID=3 <text:s text:c="17"/>1236 <text:s/>... <text:s/>left_only</text:p>
          </table:table-cell>
        </table:table-row>
        <table:table-row table:style-name="ro1">
          <table:table-cell office:value-type="string" calcext:value-type="string">
            <text:p>BAAKMN/rack=1/shelf=1/slot=LT11/port=10/ONUID=3 <text:s text:c="17"/>1315 <text:s/>... <text:s/>left_only</text:p>
          </table:table-cell>
        </table:table-row>
        <table:table-row table:style-name="ro1">
          <table:table-cell office:value-type="string" calcext:value-type="string">
            <text:p>BAAJQM/rack=1/shelf=1/slot=LT14/port=12/ONUID=5 <text:s text:c="19"/>32 <text:s/>... <text:s/>left_only</text:p>
          </table:table-cell>
        </table:table-row>
        <table:table-row table:style-name="ro1">
          <table:table-cell office:value-type="string" calcext:value-type="string">
            <text:p>BAAJGV/rack=1/shelf=1/slot=LT14/port=15/ONUID=2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JGV/rack=1/shelf=1/slot=LT11/port=15/ONUID=2 <text:s text:c="17"/>1323 <text:s/>... <text:s/>left_only</text:p>
          </table:table-cell>
        </table:table-row>
        <table:table-row table:style-name="ro1">
          <table:table-cell office:value-type="string" calcext:value-type="string">
            <text:p>BAAJGV/rack=1/shelf=1/slot=LT16/port=4/ONUID=1 <text:s text:c="18"/>1310 <text:s/>... <text:s/>left_only</text:p>
          </table:table-cell>
        </table:table-row>
        <table:table-row table:style-name="ro1">
          <table:table-cell office:value-type="string" calcext:value-type="string">
            <text:p>BAAJGV/rack=1/shelf=1/slot=LT6/port=1/ONUID=2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HLN/rack=1/shelf=1/slot=LT16/port=10/ONUID=5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IZA/rack=1/shelf=1/slot=LT12/port=8/ONUID=1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IZA/rack=1/shelf=1/slot=LT12/port=6/ONUID=1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IZA/rack=1/shelf=1/slot=LT16/port=6/ONUID=2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IZA/rack=1/shelf=1/slot=LT12/port=5/ONUID=2 <text:s text:c="20"/>36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3/port=15/ONUID=3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3/port=16/ONUID=4 <text:s text:c="17"/>1301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6/port=10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3/port=12/ONUID=3 <text:s text:c="17"/>1297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8/port=1/ONUID=5 <text:s text:c="19"/>1315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0/port=11/ONUID=1 <text:s text:c="17"/>1180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0/port=12/ONUID=2 <text:s text:c="18"/>419 <text:s/>... <text:s/>left_only</text:p>
          </table:table-cell>
        </table:table-row>
        <table:table-row table:style-name="ro1">
          <table:table-cell office:value-type="string" calcext:value-type="string">
            <text:p>BAAKEV/rack=1/shelf=1/slot=LT11/port=8/ONUID=3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KEV/rack=1/shelf=1/slot=LT9/port=6/ONUID=3 <text:s text:c="19"/>1326 <text:s/>... <text:s/>left_only</text:p>
          </table:table-cell>
        </table:table-row>
        <table:table-row table:style-name="ro1">
          <table:table-cell office:value-type="string" calcext:value-type="string">
            <text:p>BAAKEV/rack=1/shelf=1/slot=LT11/port=9/ONUID=2 <text:s text:c="18"/>1280 <text:s/>... <text:s/>left_only</text:p>
          </table:table-cell>
        </table:table-row>
        <table:table-row table:style-name="ro1">
          <table:table-cell office:value-type="string" calcext:value-type="string">
            <text:p>BAAKEV/rack=1/shelf=1/slot=LT9/port=10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KEV/rack=1/shelf=1/slot=LT14/port=8/ONUID=1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ITJ/rack=1/shelf=1/slot=LT11/port=12/ONUID=1 <text:s text:c="17"/>1310 <text:s/>... <text:s/>left_only</text:p>
          </table:table-cell>
        </table:table-row>
        <table:table-row table:style-name="ro1">
          <table:table-cell office:value-type="string" calcext:value-type="string">
            <text:p>BAAITJ/rack=1/shelf=1/slot=LT6/port=16/ONUID=5 <text:s text:c="18"/>1198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12/port=4/ONUID=2 <text:s text:c="20"/>11 <text:s/>... <text:s/>left_only</text:p>
          </table:table-cell>
        </table:table-row>
        <table:table-row table:style-name="ro1">
          <table:table-cell office:value-type="string" calcext:value-type="string">
            <text:p>BAAIXA/rack=1/shelf=1/slot=LT16/port=16/ONUID=3 <text:s text:c="19"/>44 <text:s/>... <text:s/>left_only</text:p>
          </table:table-cell>
        </table:table-row>
        <table:table-row table:style-name="ro1">
          <table:table-cell office:value-type="string" calcext:value-type="string">
            <text:p>BAAJRN/rack=1/shelf=1/slot=LT15/port=9/ONUID=2 <text:s text:c="19"/>234 <text:s/>... <text:s/>left_only</text:p>
          </table:table-cell>
        </table:table-row>
        <table:table-row table:style-name="ro1">
          <table:table-cell office:value-type="string" calcext:value-type="string">
            <text:p>BAAJRN/rack=1/shelf=1/slot=LT11/port=13/ONUID=1 <text:s text:c="17"/>1240 <text:s/>... <text:s/>left_only</text:p>
          </table:table-cell>
        </table:table-row>
        <table:table-row table:style-name="ro1">
          <table:table-cell office:value-type="string" calcext:value-type="string">
            <text:p>BAAIVD/rack=1/shelf=1/slot=LT13/port=1/ONUID=2 <text:s text:c="18"/>1186 <text:s/>... <text:s/>left_only</text:p>
          </table:table-cell>
        </table:table-row>
        <table:table-row table:style-name="ro1">
          <table:table-cell office:value-type="string" calcext:value-type="string">
            <text:p>BAAIVD/rack=1/shelf=1/slot=LT10/port=14/ONUID=1 <text:s text:c="17"/>1288 <text:s/>... <text:s/>left_only</text:p>
          </table:table-cell>
        </table:table-row>
        <table:table-row table:style-name="ro1">
          <table:table-cell office:value-type="string" calcext:value-type="string">
            <text:p>BAAIVD/rack=1/shelf=1/slot=LT10/port=1/ONUID=3 <text:s text:c="18"/>1321 <text:s/>... <text:s/>left_only</text:p>
          </table:table-cell>
        </table:table-row>
        <table:table-row table:style-name="ro1">
          <table:table-cell office:value-type="string" calcext:value-type="string">
            <text:p>BAAIXX/rack=1/shelf=1/slot=LT16/port=10/ONUID=1 <text:s text:c="17"/>1323 <text:s/>... <text:s/>left_only</text:p>
          </table:table-cell>
        </table:table-row>
        <table:table-row table:style-name="ro1">
          <table:table-cell office:value-type="string" calcext:value-type="string">
            <text:p>BAAJSR/rack=1/shelf=1/slot=LT12/port=7/ONUID=4 <text:s text:c="18"/>1303 <text:s/>... <text:s/>left_only</text:p>
          </table:table-cell>
        </table:table-row>
        <table:table-row table:style-name="ro1">
          <table:table-cell office:value-type="string" calcext:value-type="string">
            <text:p>BAAJSR/rack=1/shelf=1/slot=LT11/port=15/ONUID=1 <text:s text:c="17"/>1254 <text:s/>... <text:s/>left_only</text:p>
          </table:table-cell>
        </table:table-row>
        <table:table-row table:style-name="ro1">
          <table:table-cell office:value-type="string" calcext:value-type="string">
            <text:p>BAAJKN/rack=1/shelf=1/slot=LT9/port=12/ONUID=5 <text:s text:c="18"/>1292 <text:s/>... <text:s/>left_only</text:p>
          </table:table-cell>
        </table:table-row>
        <table:table-row table:style-name="ro1">
          <table:table-cell office:value-type="string" calcext:value-type="string">
            <text:p>BAAJKN/rack=1/shelf=1/slot=LT15/port=10/ONUID=1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JKN/rack=1/shelf=1/slot=LT13/port=11/ONUID=1 <text:s text:c="17"/>1335 <text:s/>... <text:s/>left_only</text:p>
          </table:table-cell>
        </table:table-row>
        <table:table-row table:style-name="ro1">
          <table:table-cell office:value-type="string" calcext:value-type="string">
            <text:p>BAAJKN/rack=1/shelf=1/slot=LT6/port=11/ONUID=1 <text:s text:c="20"/>15 <text:s/>... <text:s/>left_only</text:p>
          </table:table-cell>
        </table:table-row>
        <table:table-row table:style-name="ro1">
          <table:table-cell office:value-type="string" calcext:value-type="string">
            <text:p>BAAJKN/rack=1/shelf=1/slot=LT8/port=9/ONUID=1 <text:s text:c="19"/>1184 <text:s/>... <text:s/>left_only</text:p>
          </table:table-cell>
        </table:table-row>
        <table:table-row table:style-name="ro1">
          <table:table-cell office:value-type="string" calcext:value-type="string">
            <text:p>BAAIWE/rack=1/shelf=1/slot=LT12/port=2/ONUID=2 <text:s text:c="19"/>662 <text:s/>... <text:s/>left_only</text:p>
          </table:table-cell>
        </table:table-row>
        <table:table-row table:style-name="ro1">
          <table:table-cell office:value-type="string" calcext:value-type="string">
            <text:p>BAALMI/rack=1/shelf=1/slot=LT15/port=5/ONUID=1 <text:s text:c="19"/>284 <text:s/>... <text:s/>left_only</text:p>
          </table:table-cell>
        </table:table-row>
        <table:table-row table:style-name="ro1">
          <table:table-cell office:value-type="string" calcext:value-type="string">
            <text:p>BAAKBA/rack=1/shelf=1/slot=LT16/port=13/ONUID=2 <text:s text:c="17"/>1299 <text:s/>... <text:s/>left_only</text:p>
          </table:table-cell>
        </table:table-row>
        <table:table-row table:style-name="ro1">
          <table:table-cell office:value-type="string" calcext:value-type="string">
            <text:p>BAAHQY/rack=1/shelf=1/slot=LT16/port=2/ONUID=5 <text:s text:c="19"/>618 <text:s/>... <text:s/>left_only</text:p>
          </table:table-cell>
        </table:table-row>
        <table:table-row table:style-name="ro1">
          <table:table-cell office:value-type="string" calcext:value-type="string">
            <text:p>BAAKGY/rack=1/shelf=1/slot=LT11/port=3/ONUID=1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KGY/rack=1/shelf=1/slot=LT9/port=5/ONUID=4 <text:s text:c="19"/>1328 <text:s/>... <text:s/>left_only</text:p>
          </table:table-cell>
        </table:table-row>
        <table:table-row table:style-name="ro1">
          <table:table-cell office:value-type="string" calcext:value-type="string">
            <text:p>BAAIXR/rack=1/shelf=1/slot=LT12/port=1/ONUID=3 <text:s text:c="18"/>1287 <text:s/>... <text:s/>left_only</text:p>
          </table:table-cell>
        </table:table-row>
        <table:table-row table:style-name="ro1">
          <table:table-cell office:value-type="string" calcext:value-type="string">
            <text:p>BAAIXR/rack=1/shelf=1/slot=LT13/port=7/ONUID=3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XR/rack=1/shelf=1/slot=LT12/port=9/ONUID=3 <text:s text:c="18"/>1007 <text:s/>... <text:s/>left_only</text:p>
          </table:table-cell>
        </table:table-row>
        <table:table-row table:style-name="ro1">
          <table:table-cell office:value-type="string" calcext:value-type="string">
            <text:p>BAAIXR/rack=1/shelf=1/slot=LT13/port=3/ONUID=1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IXR/rack=1/shelf=1/slot=LT10/port=10/ONUID=2 <text:s text:c="17"/>1128 <text:s/>... <text:s/>left_only</text:p>
          </table:table-cell>
        </table:table-row>
        <table:table-row table:style-name="ro1">
          <table:table-cell office:value-type="string" calcext:value-type="string">
            <text:p>BAAKHK/rack=1/shelf=1/slot=LT14/port=2/ONUID=1 <text:s text:c="18"/>1238 <text:s/>... <text:s/>left_only</text:p>
          </table:table-cell>
        </table:table-row>
        <table:table-row table:style-name="ro1">
          <table:table-cell office:value-type="string" calcext:value-type="string">
            <text:p>BAAJCC/rack=1/shelf=1/slot=LT16/port=16/ONUID=4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CC/rack=1/shelf=1/slot=LT15/port=13/ONUID=4 <text:s text:c="17"/>1236 <text:s/>... <text:s/>left_only</text:p>
          </table:table-cell>
        </table:table-row>
        <table:table-row table:style-name="ro1">
          <table:table-cell office:value-type="string" calcext:value-type="string">
            <text:p>BAAJCC/rack=1/shelf=1/slot=LT9/port=11/ONUID=2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JCC/rack=1/shelf=1/slot=LT15/port=14/ONUID=2 <text:s text:c="19"/>30 <text:s/>... <text:s/>left_only</text:p>
          </table:table-cell>
        </table:table-row>
        <table:table-row table:style-name="ro1">
          <table:table-cell office:value-type="string" calcext:value-type="string">
            <text:p>BAAIYL/rack=1/shelf=1/slot=LT9/port=1/ONUID=7 <text:s text:c="19"/>1188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15/port=6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15/port=6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15/port=16/ONUID=2 <text:s text:c="17"/>1342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16/port=1/ONUID=1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IPL/rack=1/shelf=1/slot=LT11/port=5/ONUID=1 <text:s text:c="18"/>1077 <text:s/>... <text:s/>left_only</text:p>
          </table:table-cell>
        </table:table-row>
        <table:table-row table:style-name="ro1">
          <table:table-cell office:value-type="string" calcext:value-type="string">
            <text:p>BAAIPL/rack=1/shelf=1/slot=LT9/port=16/ONUID=1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IPL/rack=1/shelf=1/slot=LT16/port=15/ONUID=4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JWR/rack=1/shelf=1/slot=LT7/port=2/ONUID=4 <text:s text:c="19"/>1338 <text:s/>... <text:s/>left_only</text:p>
          </table:table-cell>
        </table:table-row>
        <table:table-row table:style-name="ro1">
          <table:table-cell office:value-type="string" calcext:value-type="string">
            <text:p>BAAJWR/rack=1/shelf=1/slot=LT7/port=2/ONUID=1 <text:s text:c="19"/>1276 <text:s/>... <text:s/>left_only</text:p>
          </table:table-cell>
        </table:table-row>
        <table:table-row table:style-name="ro1">
          <table:table-cell office:value-type="string" calcext:value-type="string">
            <text:p>BAAJWR/rack=1/shelf=1/slot=LT10/port=14/ONUID=3 <text:s text:c="18"/>129 <text:s/>... <text:s/>left_only</text:p>
          </table:table-cell>
        </table:table-row>
        <table:table-row table:style-name="ro1">
          <table:table-cell office:value-type="string" calcext:value-type="string">
            <text:p>BAAKIP/rack=1/shelf=1/slot=LT13/port=4/ONUID=4 <text:s text:c="18"/>1326 <text:s/>... <text:s/>left_only</text:p>
          </table:table-cell>
        </table:table-row>
        <table:table-row table:style-name="ro1">
          <table:table-cell office:value-type="string" calcext:value-type="string">
            <text:p>HAAAKX/rack=1/shelf=1/slot=LT1/port=10/ONUID=1 <text:s text:c="20"/>53 <text:s/>... <text:s/>left_only</text:p>
          </table:table-cell>
        </table:table-row>
        <table:table-row table:style-name="ro1">
          <table:table-cell office:value-type="string" calcext:value-type="string">
            <text:p>BAAIWE/rack=1/shelf=1/slot=LT16/port=7/ONUID=1 <text:s text:c="20"/>36 <text:s/>... <text:s/>left_only</text:p>
          </table:table-cell>
        </table:table-row>
        <table:table-row table:style-name="ro1">
          <table:table-cell office:value-type="string" calcext:value-type="string">
            <text:p>BAAKII/rack=1/shelf=1/slot=LT15/port=5/ONUID=4 <text:s text:c="19"/>314 <text:s/>... <text:s/>left_only</text:p>
          </table:table-cell>
        </table:table-row>
        <table:table-row table:style-name="ro1">
          <table:table-cell office:value-type="string" calcext:value-type="string">
            <text:p>BAAKII/rack=1/shelf=1/slot=LT10/port=7/ONUID=1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KMQ/rack=1/shelf=1/slot=LT16/port=12/ONUID=7 <text:s text:c="18"/>719 <text:s/>... <text:s/>left_only</text:p>
          </table:table-cell>
        </table:table-row>
        <table:table-row table:style-name="ro1">
          <table:table-cell office:value-type="string" calcext:value-type="string">
            <text:p>BAAKMQ/rack=1/shelf=1/slot=LT14/port=10/ONUID=1 <text:s text:c="18"/>343 <text:s/>... <text:s/>left_only</text:p>
          </table:table-cell>
        </table:table-row>
        <table:table-row table:style-name="ro1">
          <table:table-cell office:value-type="string" calcext:value-type="string">
            <text:p>BAAJFI/rack=1/shelf=1/slot=LT7/port=12/ONUID=3 <text:s text:c="20"/>42 <text:s/>... <text:s/>left_only</text:p>
          </table:table-cell>
        </table:table-row>
        <table:table-row table:style-name="ro1">
          <table:table-cell office:value-type="string" calcext:value-type="string">
            <text:p>BAAJFI/rack=1/shelf=1/slot=LT14/port=3/ONUID=3 <text:s text:c="18"/>1313 <text:s/>... <text:s/>left_only</text:p>
          </table:table-cell>
        </table:table-row>
        <table:table-row table:style-name="ro1">
          <table:table-cell office:value-type="string" calcext:value-type="string">
            <text:p>BAAJFI/rack=1/shelf=1/slot=LT10/port=7/ONUID=1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TX/rack=1/shelf=1/slot=LT9/port=8/ONUID=4 <text:s text:c="19"/>1140 <text:s/>... <text:s/>left_only</text:p>
          </table:table-cell>
        </table:table-row>
        <table:table-row table:style-name="ro1">
          <table:table-cell office:value-type="string" calcext:value-type="string">
            <text:p>BAAITX/rack=1/shelf=1/slot=LT10/port=8/ONUID=3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ITX/rack=1/shelf=1/slot=LT9/port=13/ONUID=2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TX/rack=1/shelf=1/slot=LT9/port=8/ONUID=1 <text:s text:c="19"/>1343 <text:s/>... <text:s/>left_only</text:p>
          </table:table-cell>
        </table:table-row>
        <table:table-row table:style-name="ro1">
          <table:table-cell office:value-type="string" calcext:value-type="string">
            <text:p>BAAITX/rack=1/shelf=1/slot=LT15/port=1/ONUID=3 <text:s text:c="20"/>46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11/port=16/ONUID=2 <text:s text:c="17"/>1236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12/port=16/ONUID=4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8/port=6/ONUID=2 <text:s text:c="19"/>1336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10/port=9/ONUID=2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11/port=10/ONUID=4 <text:s text:c="19"/>55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10/port=11/ONUID=2 <text:s text:c="17"/>1326 <text:s/>... <text:s/>left_only</text:p>
          </table:table-cell>
        </table:table-row>
        <table:table-row table:style-name="ro1">
          <table:table-cell office:value-type="string" calcext:value-type="string">
            <text:p>BAAJBN/rack=1/shelf=1/slot=LT9/port=3/ONUID=4 <text:s text:c="21"/>39 <text:s/>... <text:s/>left_only</text:p>
          </table:table-cell>
        </table:table-row>
        <table:table-row table:style-name="ro1">
          <table:table-cell office:value-type="string" calcext:value-type="string">
            <text:p>BAAIAB/rack=1/shelf=1/slot=LT7/port=9/ONUID=4 <text:s text:c="19"/>1146 <text:s/>... <text:s/>left_only</text:p>
          </table:table-cell>
        </table:table-row>
        <table:table-row table:style-name="ro1">
          <table:table-cell office:value-type="string" calcext:value-type="string">
            <text:p>BAAIAB/rack=1/shelf=1/slot=LT8/port=2/ONUID=4 <text:s text:c="19"/>1130 <text:s/>... <text:s/>left_only</text:p>
          </table:table-cell>
        </table:table-row>
        <table:table-row table:style-name="ro1">
          <table:table-cell office:value-type="string" calcext:value-type="string">
            <text:p>BAAIAB/rack=1/shelf=1/slot=LT16/port=7/ONUID=3 <text:s text:c="19"/>510 <text:s/>... <text:s/>left_only</text:p>
          </table:table-cell>
        </table:table-row>
        <table:table-row table:style-name="ro1">
          <table:table-cell office:value-type="string" calcext:value-type="string">
            <text:p>BAAINB/rack=1/shelf=1/slot=LT12/port=16/ONUID=1 <text:s text:c="17"/>1335 <text:s/>... <text:s/>left_only</text:p>
          </table:table-cell>
        </table:table-row>
        <table:table-row table:style-name="ro1">
          <table:table-cell office:value-type="string" calcext:value-type="string">
            <text:p>BAAINB/rack=1/shelf=1/slot=LT15/port=12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NB/rack=1/shelf=1/slot=LT16/port=15/ONUID=1 <text:s text:c="17"/>1305 <text:s/>... <text:s/>left_only</text:p>
          </table:table-cell>
        </table:table-row>
        <table:table-row table:style-name="ro1">
          <table:table-cell office:value-type="string" calcext:value-type="string">
            <text:p>BAAINB/rack=1/shelf=1/slot=LT16/port=9/ONUID=3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NB/rack=1/shelf=1/slot=LT15/port=3/ONUID=2 <text:s text:c="20"/>48 <text:s/>... <text:s/>left_only</text:p>
          </table:table-cell>
        </table:table-row>
        <table:table-row table:style-name="ro1">
          <table:table-cell office:value-type="string" calcext:value-type="string">
            <text:p>BAAITN/rack=1/shelf=1/slot=LT12/port=4/ONUID=2 <text:s text:c="18"/>1287 <text:s/>... <text:s/>left_only</text:p>
          </table:table-cell>
        </table:table-row>
        <table:table-row table:style-name="ro1">
          <table:table-cell office:value-type="string" calcext:value-type="string">
            <text:p>BAAITN/rack=1/shelf=1/slot=LT14/port=1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IPL/rack=1/shelf=1/slot=LT14/port=1/ONUID=2 <text:s text:c="20"/>25 <text:s/>... <text:s/>left_only</text:p>
          </table:table-cell>
        </table:table-row>
        <table:table-row table:style-name="ro1">
          <table:table-cell office:value-type="string" calcext:value-type="string">
            <text:p>BAAJAS/rack=1/shelf=1/slot=LT16/port=11/ONUID=4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AS/rack=1/shelf=1/slot=LT16/port=3/ONUID=4 <text:s text:c="18"/>1187 <text:s/>... <text:s/>left_only</text:p>
          </table:table-cell>
        </table:table-row>
        <table:table-row table:style-name="ro1">
          <table:table-cell office:value-type="string" calcext:value-type="string">
            <text:p>BAAJAS/rack=1/shelf=1/slot=LT15/port=13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AS/rack=1/shelf=1/slot=LT15/port=14/ONUID=4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AS/rack=1/shelf=1/slot=LT11/port=3/ONUID=2 <text:s text:c="19"/>218 <text:s/>... <text:s/>left_only</text:p>
          </table:table-cell>
        </table:table-row>
        <table:table-row table:style-name="ro1">
          <table:table-cell office:value-type="string" calcext:value-type="string">
            <text:p>BAAJCQ/rack=1/shelf=1/slot=LT13/port=1/ONUID=2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JCQ/rack=1/shelf=1/slot=LT16/port=12/ONUID=2 <text:s text:c="17"/>1326 <text:s/>... <text:s/>left_only</text:p>
          </table:table-cell>
        </table:table-row>
        <table:table-row table:style-name="ro1">
          <table:table-cell office:value-type="string" calcext:value-type="string">
            <text:p>BAAJCQ/rack=1/shelf=1/slot=LT7/port=14/ONUID=1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JCQ/rack=1/shelf=1/slot=LT13/port=5/ONUID=1 <text:s text:c="18"/>1313 <text:s/>... <text:s/>left_only</text:p>
          </table:table-cell>
        </table:table-row>
        <table:table-row table:style-name="ro1">
          <table:table-cell office:value-type="string" calcext:value-type="string">
            <text:p>BAAKEX/rack=1/shelf=1/slot=LT16/port=2/ONUID=2 <text:s text:c="18"/>1320 <text:s/>... <text:s/>left_only</text:p>
          </table:table-cell>
        </table:table-row>
        <table:table-row table:style-name="ro1">
          <table:table-cell office:value-type="string" calcext:value-type="string">
            <text:p>BAAKEX/rack=1/shelf=1/slot=LT16/port=10/ONUID=1 <text:s text:c="19"/>47 <text:s/>... <text:s/>left_only</text:p>
          </table:table-cell>
        </table:table-row>
        <table:table-row table:style-name="ro1">
          <table:table-cell office:value-type="string" calcext:value-type="string">
            <text:p>BAAJTT/rack=1/shelf=1/slot=LT12/port=2/ONUID=1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IWN/rack=1/shelf=1/slot=LT10/port=11/ONUID=2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IWN/rack=1/shelf=1/slot=LT15/port=15/ONUID=1 <text:s text:c="17"/>1327 <text:s/>... <text:s/>left_only</text:p>
          </table:table-cell>
        </table:table-row>
        <table:table-row table:style-name="ro1">
          <table:table-cell office:value-type="string" calcext:value-type="string">
            <text:p>BAAIWN/rack=1/shelf=1/slot=LT13/port=15/ONUID=1 <text:s text:c="18"/>321 <text:s/>... <text:s/>left_only</text:p>
          </table:table-cell>
        </table:table-row>
        <table:table-row table:style-name="ro1">
          <table:table-cell office:value-type="string" calcext:value-type="string">
            <text:p>BAAIWN/rack=1/shelf=1/slot=LT16/port=11/ONUID=2 <text:s text:c="17"/>1337 <text:s/>... <text:s/>left_only</text:p>
          </table:table-cell>
        </table:table-row>
        <table:table-row table:style-name="ro1">
          <table:table-cell office:value-type="string" calcext:value-type="string">
            <text:p>BAAJZE/rack=1/shelf=1/slot=LT8/port=2/ONUID=1 <text:s text:c="21"/>31 <text:s/>... <text:s/>left_only</text:p>
          </table:table-cell>
        </table:table-row>
        <table:table-row table:style-name="ro1">
          <table:table-cell office:value-type="string" calcext:value-type="string">
            <text:p>BAAIPK/rack=1/shelf=1/slot=LT7/port=2/ONUID=1 <text:s text:c="19"/>1321 <text:s/>... <text:s/>left_only</text:p>
          </table:table-cell>
        </table:table-row>
        <table:table-row table:style-name="ro1">
          <table:table-cell office:value-type="string" calcext:value-type="string">
            <text:p>BAAIPK/rack=1/shelf=1/slot=LT14/port=8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PK/rack=1/shelf=1/slot=LT12/port=11/ONUID=1 <text:s text:c="17"/>1309 <text:s/>... <text:s/>left_only</text:p>
          </table:table-cell>
        </table:table-row>
        <table:table-row table:style-name="ro1">
          <table:table-cell office:value-type="string" calcext:value-type="string">
            <text:p>BAAIPK/rack=1/shelf=1/slot=LT14/port=5/ONUID=1 <text:s text:c="18"/>1239 <text:s/>... <text:s/>left_only</text:p>
          </table:table-cell>
        </table:table-row>
        <table:table-row table:style-name="ro1">
          <table:table-cell office:value-type="string" calcext:value-type="string">
            <text:p>BAAIPK/rack=1/shelf=1/slot=LT16/port=7/ONUID=2 <text:s text:c="18"/>1300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9/port=14/ONUID=2 <text:s text:c="19"/>132 <text:s/>... <text:s/>left_only</text:p>
          </table:table-cell>
        </table:table-row>
        <table:table-row table:style-name="ro1">
          <table:table-cell office:value-type="string" calcext:value-type="string">
            <text:p>BAAJUJ/rack=1/shelf=1/slot=LT14/port=3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4/port=8/ONUID=5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6/port=9/ONUID=2 <text:s text:c="18"/>1122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3/port=8/ONUID=1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1/port=10/ONUID=3 <text:s text:c="17"/>1271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0/port=14/ONUID=5 <text:s text:c="18"/>595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5/port=16/ONUID=3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2/port=3/ONUID=4 <text:s text:c="18"/>1216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9/port=13/ONUID=7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6/port=9/ONUID=5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JLX/rack=1/shelf=1/slot=LT8/port=10/ONUID=1 <text:s text:c="18"/>1270 <text:s/>... <text:s/>left_only</text:p>
          </table:table-cell>
        </table:table-row>
        <table:table-row table:style-name="ro1">
          <table:table-cell office:value-type="string" calcext:value-type="string">
            <text:p>BAAJLX/rack=1/shelf=1/slot=LT15/port=15/ONUID=1 <text:s text:c="19"/>46 <text:s/>... <text:s/>left_only</text:p>
          </table:table-cell>
        </table:table-row>
        <table:table-row table:style-name="ro1">
          <table:table-cell office:value-type="string" calcext:value-type="string">
            <text:p>BAAIIG/rack=1/shelf=1/slot=LT16/port=10/ONUID=4 <text:s text:c="19"/>24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12/port=7/ONUID=1 <text:s text:c="20"/>37 <text:s/>... <text:s/>left_only</text:p>
          </table:table-cell>
        </table:table-row>
        <table:table-row table:style-name="ro1">
          <table:table-cell office:value-type="string" calcext:value-type="string">
            <text:p>BAAJAN/rack=1/shelf=1/slot=LT9/port=12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AN/rack=1/shelf=1/slot=LT15/port=10/ONUID=2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JAN/rack=1/shelf=1/slot=LT14/port=8/ONUID=2 <text:s text:c="19"/>205 <text:s/>... <text:s/>left_only</text:p>
          </table:table-cell>
        </table:table-row>
        <table:table-row table:style-name="ro1">
          <table:table-cell office:value-type="string" calcext:value-type="string">
            <text:p>BAAJAN/rack=1/shelf=1/slot=LT15/port=2/ONUID=3 <text:s text:c="20"/>19 <text:s/>... <text:s/>left_only</text:p>
          </table:table-cell>
        </table:table-row>
        <table:table-row table:style-name="ro1">
          <table:table-cell office:value-type="string" calcext:value-type="string">
            <text:p>BAAKOB/rack=1/shelf=1/slot=LT16/port=2/ONUID=1 <text:s text:c="18"/>1308 <text:s/>... <text:s/>left_only</text:p>
          </table:table-cell>
        </table:table-row>
        <table:table-row table:style-name="ro1">
          <table:table-cell office:value-type="string" calcext:value-type="string">
            <text:p>BAAKOB/rack=1/shelf=1/slot=LT16/port=3/ONUID=1 <text:s text:c="18"/>1232 <text:s/>... <text:s/>left_only</text:p>
          </table:table-cell>
        </table:table-row>
        <table:table-row table:style-name="ro1">
          <table:table-cell office:value-type="string" calcext:value-type="string">
            <text:p>BAAJWL/rack=1/shelf=1/slot=LT10/port=2/ONUID=1 <text:s text:c="19"/>591 <text:s/>... <text:s/>left_only</text:p>
          </table:table-cell>
        </table:table-row>
        <table:table-row table:style-name="ro1">
          <table:table-cell office:value-type="string" calcext:value-type="string">
            <text:p>BAAIXI/rack=1/shelf=1/slot=LT16/port=4/ONUID=1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IXI/rack=1/shelf=1/slot=LT14/port=14/ONUID=1 <text:s text:c="17"/>1260 <text:s/>... <text:s/>left_only</text:p>
          </table:table-cell>
        </table:table-row>
        <table:table-row table:style-name="ro1">
          <table:table-cell office:value-type="string" calcext:value-type="string">
            <text:p>BAAIXI/rack=1/shelf=1/slot=LT10/port=8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CQ/rack=1/shelf=1/slot=LT13/port=1/ONUID=3 <text:s text:c="19"/>128 <text:s/>... <text:s/>left_only</text:p>
          </table:table-cell>
        </table:table-row>
        <table:table-row table:style-name="ro1">
          <table:table-cell office:value-type="string" calcext:value-type="string">
            <text:p>BAAJJK/rack=1/shelf=1/slot=LT12/port=16/ONUID=3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JK/rack=1/shelf=1/slot=LT7/port=6/ONUID=1 <text:s text:c="21"/>41 <text:s/>... <text:s/>left_only</text:p>
          </table:table-cell>
        </table:table-row>
        <table:table-row table:style-name="ro1">
          <table:table-cell office:value-type="string" calcext:value-type="string">
            <text:p>BAAHNW/rack=1/shelf=1/slot=LT8/port=9/ONUID=3 <text:s text:c="19"/>1220 <text:s/>... <text:s/>left_only</text:p>
          </table:table-cell>
        </table:table-row>
        <table:table-row table:style-name="ro1">
          <table:table-cell office:value-type="string" calcext:value-type="string">
            <text:p>BAAHNW/rack=1/shelf=1/slot=LT8/port=9/ONUID=5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HNW/rack=1/shelf=1/slot=LT7/port=5/ONUID=3 <text:s text:c="19"/>1319 <text:s/>... <text:s/>left_only</text:p>
          </table:table-cell>
        </table:table-row>
        <table:table-row table:style-name="ro1">
          <table:table-cell office:value-type="string" calcext:value-type="string">
            <text:p>BAAHNW/rack=1/shelf=1/slot=LT8/port=9/ONUID=2 <text:s text:c="19"/>1174 <text:s/>... <text:s/>left_only</text:p>
          </table:table-cell>
        </table:table-row>
        <table:table-row table:style-name="ro1">
          <table:table-cell office:value-type="string" calcext:value-type="string">
            <text:p>BAAJVW/rack=1/shelf=1/slot=LT16/port=12/ONUID=2 <text:s text:c="17"/>1306 <text:s/>... <text:s/>left_only</text:p>
          </table:table-cell>
        </table:table-row>
        <table:table-row table:style-name="ro1">
          <table:table-cell office:value-type="string" calcext:value-type="string">
            <text:p>BAAJVW/rack=1/shelf=1/slot=LT8/port=10/ONUID=2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KLZ/rack=1/shelf=1/slot=LT9/port=5/ONUID=1 <text:s text:c="19"/>1096 <text:s/>... <text:s/>left_only</text:p>
          </table:table-cell>
        </table:table-row>
        <table:table-row table:style-name="ro1">
          <table:table-cell office:value-type="string" calcext:value-type="string">
            <text:p>BAAKLZ/rack=1/shelf=1/slot=LT16/port=6/ONUID=2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KLZ/rack=1/shelf=1/slot=LT13/port=1/ONUID=1 <text:s text:c="19"/>120 <text:s/>... <text:s/>left_only</text:p>
          </table:table-cell>
        </table:table-row>
        <table:table-row table:style-name="ro1">
          <table:table-cell office:value-type="string" calcext:value-type="string">
            <text:p>BAAJNU/rack=1/shelf=1/slot=LT14/port=2/ONUID=3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JNU/rack=1/shelf=1/slot=LT16/port=12/ONUID=1 <text:s text:c="18"/>566 <text:s/>... <text:s/>left_only</text:p>
          </table:table-cell>
        </table:table-row>
        <table:table-row table:style-name="ro1">
          <table:table-cell office:value-type="string" calcext:value-type="string">
            <text:p>BAAJNU/rack=1/shelf=1/slot=LT11/port=1/ONUID=5 <text:s text:c="19"/>566 <text:s/>... <text:s/>left_only</text:p>
          </table:table-cell>
        </table:table-row>
        <table:table-row table:style-name="ro1">
          <table:table-cell office:value-type="string" calcext:value-type="string">
            <text:p>BAAJPP/rack=1/shelf=1/slot=LT13/port=14/ONUID=1 <text:s text:c="17"/>1318 <text:s/>... <text:s/>left_only</text:p>
          </table:table-cell>
        </table:table-row>
        <table:table-row table:style-name="ro1">
          <table:table-cell office:value-type="string" calcext:value-type="string">
            <text:p>BAAKAI/rack=1/shelf=1/slot=LT12/port=14/ONUID=1 <text:s text:c="19"/>46 <text:s/>... <text:s/>left_only</text:p>
          </table:table-cell>
        </table:table-row>
        <table:table-row table:style-name="ro1">
          <table:table-cell office:value-type="string" calcext:value-type="string">
            <text:p>BAAHNP/rack=1/shelf=1/slot=LT8/port=12/ONUID=4 <text:s text:c="18"/>1172 <text:s/>... <text:s/>left_only</text:p>
          </table:table-cell>
        </table:table-row>
        <table:table-row table:style-name="ro1">
          <table:table-cell office:value-type="string" calcext:value-type="string">
            <text:p>BAAIIG/rack=1/shelf=1/slot=LT15/port=2/ONUID=3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TO/rack=1/shelf=1/slot=LT16/port=12/ONUID=2 <text:s text:c="17"/>1257 <text:s/>... <text:s/>left_only</text:p>
          </table:table-cell>
        </table:table-row>
        <table:table-row table:style-name="ro1">
          <table:table-cell office:value-type="string" calcext:value-type="string">
            <text:p>BAAITO/rack=1/shelf=1/slot=LT15/port=9/ONUID=7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ITO/rack=1/shelf=1/slot=LT11/port=15/ONUID=1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ITO/rack=1/shelf=1/slot=LT15/port=15/ONUID=2 <text:s text:c="18"/>132 <text:s/>... <text:s/>left_only</text:p>
          </table:table-cell>
        </table:table-row>
        <table:table-row table:style-name="ro1">
          <table:table-cell office:value-type="string" calcext:value-type="string">
            <text:p>BAAITO/rack=1/shelf=1/slot=LT13/port=16/ONUID=2 <text:s text:c="17"/>1306 <text:s/>... <text:s/>left_only</text:p>
          </table:table-cell>
        </table:table-row>
        <table:table-row table:style-name="ro1">
          <table:table-cell office:value-type="string" calcext:value-type="string">
            <text:p>BAAITO/rack=1/shelf=1/slot=LT14/port=8/ONUID=5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JNQ/rack=1/shelf=1/slot=LT9/port=7/ONUID=3 <text:s text:c="19"/>1239 <text:s/>... <text:s/>left_only</text:p>
          </table:table-cell>
        </table:table-row>
        <table:table-row table:style-name="ro1">
          <table:table-cell office:value-type="string" calcext:value-type="string">
            <text:p>BAAJNQ/rack=1/shelf=1/slot=LT13/port=9/ONUID=1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NQ/rack=1/shelf=1/slot=LT14/port=15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NQ/rack=1/shelf=1/slot=LT13/port=10/ONUID=2 <text:s text:c="19"/>40 <text:s/>... <text:s/>left_only</text:p>
          </table:table-cell>
        </table:table-row>
        <table:table-row table:style-name="ro1">
          <table:table-cell office:value-type="string" calcext:value-type="string">
            <text:p>BAAJNQ/rack=1/shelf=1/slot=LT13/port=6/ONUID=1 <text:s text:c="20"/>19 <text:s/>... <text:s/>left_only</text:p>
          </table:table-cell>
        </table:table-row>
        <table:table-row table:style-name="ro1">
          <table:table-cell office:value-type="string" calcext:value-type="string">
            <text:p>BAAKNN/rack=1/shelf=1/slot=LT16/port=3/ONUID=4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IKO/rack=1/shelf=1/slot=LT15/port=2/ONUID=1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IKO/rack=1/shelf=1/slot=LT15/port=2/ONUID=3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IKO/rack=1/shelf=1/slot=LT15/port=7/ONUID=1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IKO/rack=1/shelf=1/slot=LT8/port=6/ONUID=2 <text:s text:c="19"/>1338 <text:s/>... <text:s/>left_only</text:p>
          </table:table-cell>
        </table:table-row>
        <table:table-row table:style-name="ro1">
          <table:table-cell office:value-type="string" calcext:value-type="string">
            <text:p>BAAIMX/rack=1/shelf=1/slot=LT13/port=4/ONUID=1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IMX/rack=1/shelf=1/slot=LT9/port=15/ONUID=7 <text:s text:c="18"/>1301 <text:s/>... <text:s/>left_only</text:p>
          </table:table-cell>
        </table:table-row>
        <table:table-row table:style-name="ro1">
          <table:table-cell office:value-type="string" calcext:value-type="string">
            <text:p>BAAIMX/rack=1/shelf=1/slot=LT11/port=10/ONUID=3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IMX/rack=1/shelf=1/slot=LT9/port=4/ONUID=2 <text:s text:c="19"/>1307 <text:s/>... <text:s/>left_only</text:p>
          </table:table-cell>
        </table:table-row>
        <table:table-row table:style-name="ro1">
          <table:table-cell office:value-type="string" calcext:value-type="string">
            <text:p>BAAJAE/rack=1/shelf=1/slot=LT15/port=6/ONUID=1 <text:s text:c="18"/>1321 <text:s/>... <text:s/>left_only</text:p>
          </table:table-cell>
        </table:table-row>
        <table:table-row table:style-name="ro1">
          <table:table-cell office:value-type="string" calcext:value-type="string">
            <text:p>BAAKGM/rack=1/shelf=1/slot=LT16/port=4/ONUID=3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KGM/rack=1/shelf=1/slot=LT7/port=6/ONUID=2 <text:s text:c="19"/>1315 <text:s/>... <text:s/>left_only</text:p>
          </table:table-cell>
        </table:table-row>
        <table:table-row table:style-name="ro1">
          <table:table-cell office:value-type="string" calcext:value-type="string">
            <text:p>BAAKGM/rack=1/shelf=1/slot=LT16/port=12/ONUID=3 <text:s text:c="17"/>1125 <text:s/>... <text:s/>left_only</text:p>
          </table:table-cell>
        </table:table-row>
        <table:table-row table:style-name="ro1">
          <table:table-cell office:value-type="string" calcext:value-type="string">
            <text:p>BAAKGM/rack=1/shelf=1/slot=LT16/port=11/ONUID=3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JLZ/rack=1/shelf=1/slot=LT8/port=10/ONUID=5 <text:s text:c="19"/>542 <text:s/>... <text:s/>left_only</text:p>
          </table:table-cell>
        </table:table-row>
        <table:table-row table:style-name="ro1">
          <table:table-cell office:value-type="string" calcext:value-type="string">
            <text:p>BAAJAF/rack=1/shelf=1/slot=LT14/port=6/ONUID=2 <text:s text:c="18"/>1271 <text:s/>... <text:s/>left_only</text:p>
          </table:table-cell>
        </table:table-row>
        <table:table-row table:style-name="ro1">
          <table:table-cell office:value-type="string" calcext:value-type="string">
            <text:p>BAAKOI/rack=1/shelf=1/slot=LT16/port=8/ONUID=5 <text:s text:c="18"/>1048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1/port=5/ONUID=5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2/port=5/ONUID=5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3/port=2/ONUID=4 <text:s text:c="18"/>1319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6/port=14/ONUID=2 <text:s text:c="17"/>1290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6/port=4/ONUID=3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9/port=7/ONUID=4 <text:s text:c="21"/>56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9/port=6/ONUID=5 <text:s text:c="19"/>1342 <text:s/>... <text:s/>left_only</text:p>
          </table:table-cell>
        </table:table-row>
        <table:table-row table:style-name="ro1">
          <table:table-cell office:value-type="string" calcext:value-type="string">
            <text:p>BAAJPN/rack=1/shelf=1/slot=LT16/port=6/ONUID=1 <text:s text:c="18"/>1247 <text:s/>... <text:s/>left_only</text:p>
          </table:table-cell>
        </table:table-row>
        <table:table-row table:style-name="ro1">
          <table:table-cell office:value-type="string" calcext:value-type="string">
            <text:p>BAAJPN/rack=1/shelf=1/slot=LT10/port=5/ONUID=5 <text:s text:c="19"/>147 <text:s/>... <text:s/>left_only</text:p>
          </table:table-cell>
        </table:table-row>
        <table:table-row table:style-name="ro1">
          <table:table-cell office:value-type="string" calcext:value-type="string">
            <text:p>BAAIKO/rack=1/shelf=1/slot=LT12/port=12/ONUID=4 <text:s text:c="19"/>39 <text:s/>... <text:s/>left_only</text:p>
          </table:table-cell>
        </table:table-row>
        <table:table-row table:style-name="ro1">
          <table:table-cell office:value-type="string" calcext:value-type="string">
            <text:p>BAAIKO/rack=1/shelf=1/slot=LT16/port=10/ONUID=2 <text:s text:c="19"/>50 <text:s/>... <text:s/>left_only</text:p>
          </table:table-cell>
        </table:table-row>
        <table:table-row table:style-name="ro1">
          <table:table-cell office:value-type="string" calcext:value-type="string">
            <text:p>BAAIRU/rack=1/shelf=1/slot=LT15/port=5/ONUID=4 <text:s text:c="20"/>34 <text:s/>... <text:s/>left_only</text:p>
          </table:table-cell>
        </table:table-row>
        <table:table-row table:style-name="ro1">
          <table:table-cell office:value-type="string" calcext:value-type="string">
            <text:p>BAAJQC/rack=1/shelf=1/slot=LT6/port=10/ONUID=1 <text:s text:c="19"/>631 <text:s/>... <text:s/>left_only</text:p>
          </table:table-cell>
        </table:table-row>
        <table:table-row table:style-name="ro1">
          <table:table-cell office:value-type="string" calcext:value-type="string">
            <text:p>BAAJQC/rack=1/shelf=1/slot=LT14/port=10/ONUID=1 <text:s text:c="17"/>1327 <text:s/>... <text:s/>left_only</text:p>
          </table:table-cell>
        </table:table-row>
        <table:table-row table:style-name="ro1">
          <table:table-cell office:value-type="string" calcext:value-type="string">
            <text:p>BAAJQC/rack=1/shelf=1/slot=LT12/port=16/ONUID=1 <text:s text:c="17"/>1335 <text:s/>... <text:s/>left_only</text:p>
          </table:table-cell>
        </table:table-row>
        <table:table-row table:style-name="ro1">
          <table:table-cell office:value-type="string" calcext:value-type="string">
            <text:p>BAAJQC/rack=1/shelf=1/slot=LT13/port=5/ONUID=1 <text:s text:c="18"/>1289 <text:s/>... <text:s/>left_only</text:p>
          </table:table-cell>
        </table:table-row>
        <table:table-row table:style-name="ro1">
          <table:table-cell office:value-type="string" calcext:value-type="string">
            <text:p>BAAKGM/rack=1/shelf=1/slot=LT15/port=3/ONUID=1 <text:s text:c="20"/>47 <text:s/>... <text:s/>left_only</text:p>
          </table:table-cell>
        </table:table-row>
        <table:table-row table:style-name="ro1">
          <table:table-cell office:value-type="string" calcext:value-type="string">
            <text:p>BAAJCH/rack=1/shelf=1/slot=LT15/port=4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CH/rack=1/shelf=1/slot=LT9/port=9/ONUID=1 <text:s text:c="21"/>39 <text:s/>... <text:s/>left_only</text:p>
          </table:table-cell>
        </table:table-row>
        <table:table-row table:style-name="ro1">
          <table:table-cell office:value-type="string" calcext:value-type="string">
            <text:p>BAAKMP/rack=1/shelf=1/slot=LT10/port=7/ONUID=1 <text:s text:c="20"/>38 <text:s/>... <text:s/>left_only</text:p>
          </table:table-cell>
        </table:table-row>
        <table:table-row table:style-name="ro1">
          <table:table-cell office:value-type="string" calcext:value-type="string">
            <text:p>BAAKGG/rack=1/shelf=1/slot=LT16/port=12/ONUID=2 <text:s text:c="18"/>130 <text:s/>... <text:s/>left_only</text:p>
          </table:table-cell>
        </table:table-row>
        <table:table-row table:style-name="ro1">
          <table:table-cell office:value-type="string" calcext:value-type="string">
            <text:p>BAAKGG/rack=1/shelf=1/slot=LT14/port=14/ONUID=1 <text:s text:c="17"/>1305 <text:s/>... <text:s/>left_only</text:p>
          </table:table-cell>
        </table:table-row>
        <table:table-row table:style-name="ro1">
          <table:table-cell office:value-type="string" calcext:value-type="string">
            <text:p>BAAKGG/rack=1/shelf=1/slot=LT9/port=9/ONUID=1 <text:s text:c="19"/>1277 <text:s/>... <text:s/>left_only</text:p>
          </table:table-cell>
        </table:table-row>
        <table:table-row table:style-name="ro1">
          <table:table-cell office:value-type="string" calcext:value-type="string">
            <text:p>BAAIUS/rack=1/shelf=1/slot=LT13/port=15/ONUID=2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IUS/rack=1/shelf=1/slot=LT10/port=10/ONUID=2 <text:s text:c="19"/>57 <text:s/>... <text:s/>left_only</text:p>
          </table:table-cell>
        </table:table-row>
        <table:table-row table:style-name="ro1">
          <table:table-cell office:value-type="string" calcext:value-type="string">
            <text:p>BAALGG/rack=1/shelf=1/slot=LT13/port=14/ONUID=1 <text:s text:c="18"/>940 <text:s/>... <text:s/>left_only</text:p>
          </table:table-cell>
        </table:table-row>
        <table:table-row table:style-name="ro1">
          <table:table-cell office:value-type="string" calcext:value-type="string">
            <text:p>BAALGG/rack=1/shelf=1/slot=LT10/port=13/ONUID=1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IYV/rack=1/shelf=1/slot=LT15/port=3/ONUID=7 <text:s text:c="18"/>1320 <text:s/>... <text:s/>left_only</text:p>
          </table:table-cell>
        </table:table-row>
        <table:table-row table:style-name="ro1">
          <table:table-cell office:value-type="string" calcext:value-type="string">
            <text:p>BAAIYV/rack=1/shelf=1/slot=LT14/port=5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YV/rack=1/shelf=1/slot=LT16/port=5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YV/rack=1/shelf=1/slot=LT13/port=9/ONUID=3 <text:s text:c="19"/>141 <text:s/>... <text:s/>left_only</text:p>
          </table:table-cell>
        </table:table-row>
        <table:table-row table:style-name="ro1">
          <table:table-cell office:value-type="string" calcext:value-type="string">
            <text:p>BAAJJB/rack=1/shelf=1/slot=LT9/port=10/ONUID=4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JB/rack=1/shelf=1/slot=LT6/port=15/ONUID=1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JJB/rack=1/shelf=1/slot=LT16/port=5/ONUID=4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JJB/rack=1/shelf=1/slot=LT7/port=16/ONUID=1 <text:s text:c="18"/>1264 <text:s/>... <text:s/>left_only</text:p>
          </table:table-cell>
        </table:table-row>
        <table:table-row table:style-name="ro1">
          <table:table-cell office:value-type="string" calcext:value-type="string">
            <text:p>BAAKCN/rack=1/shelf=1/slot=LT9/port=11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IUS/rack=1/shelf=1/slot=LT16/port=9/ONUID=5 <text:s text:c="20"/>48 <text:s/>... <text:s/>left_only</text:p>
          </table:table-cell>
        </table:table-row>
        <table:table-row table:style-name="ro1">
          <table:table-cell office:value-type="string" calcext:value-type="string">
            <text:p>BAAJPG/rack=1/shelf=1/slot=LT14/port=3/ONUID=7 <text:s text:c="19"/>759 <text:s/>... <text:s/>left_only</text:p>
          </table:table-cell>
        </table:table-row>
        <table:table-row table:style-name="ro1">
          <table:table-cell office:value-type="string" calcext:value-type="string">
            <text:p>BAAJPG/rack=1/shelf=1/slot=LT6/port=10/ONUID=7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PG/rack=1/shelf=1/slot=LT16/port=14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JPG/rack=1/shelf=1/slot=LT14/port=3/ONUID=4 <text:s text:c="19"/>242 <text:s/>... <text:s/>left_only</text:p>
          </table:table-cell>
        </table:table-row>
        <table:table-row table:style-name="ro1">
          <table:table-cell office:value-type="string" calcext:value-type="string">
            <text:p>BAAJQF/rack=1/shelf=1/slot=LT15/port=12/ONUID=3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AP/rack=1/shelf=1/slot=LT16/port=11/ONUID=3 <text:s text:c="19"/>41 <text:s/>... <text:s/>left_only</text:p>
          </table:table-cell>
        </table:table-row>
        <table:table-row table:style-name="ro1">
          <table:table-cell office:value-type="string" calcext:value-type="string">
            <text:p>BAAJYD/rack=1/shelf=1/slot=LT10/port=14/ONUID=2 <text:s text:c="18"/>132 <text:s/>... <text:s/>left_only</text:p>
          </table:table-cell>
        </table:table-row>
        <table:table-row table:style-name="ro1">
          <table:table-cell office:value-type="string" calcext:value-type="string">
            <text:p>BAAJQV/rack=1/shelf=1/slot=LT7/port=4/ONUID=2 <text:s text:c="19"/>1310 <text:s/>... <text:s/>left_only</text:p>
          </table:table-cell>
        </table:table-row>
        <table:table-row table:style-name="ro1">
          <table:table-cell office:value-type="string" calcext:value-type="string">
            <text:p>BAAJQV/rack=1/shelf=1/slot=LT7/port=4/ONUID=7 <text:s text:c="19"/>1335 <text:s/>... <text:s/>left_only</text:p>
          </table:table-cell>
        </table:table-row>
        <table:table-row table:style-name="ro1">
          <table:table-cell office:value-type="string" calcext:value-type="string">
            <text:p>BAAJWZ/rack=1/shelf=1/slot=LT12/port=9/ONUID=1 <text:s text:c="18"/>1310 <text:s/>... <text:s/>left_only</text:p>
          </table:table-cell>
        </table:table-row>
        <table:table-row table:style-name="ro1">
          <table:table-cell office:value-type="string" calcext:value-type="string">
            <text:p>BAAJLC/rack=1/shelf=1/slot=LT16/port=2/ONUID=3 <text:s text:c="20"/>57 <text:s/>... <text:s/>left_only</text:p>
          </table:table-cell>
        </table:table-row>
        <table:table-row table:style-name="ro1">
          <table:table-cell office:value-type="string" calcext:value-type="string">
            <text:p>BAAKGH/rack=1/shelf=1/slot=LT15/port=4/ONUID=2 <text:s text:c="18"/>1289 <text:s/>... <text:s/>left_only</text:p>
          </table:table-cell>
        </table:table-row>
        <table:table-row table:style-name="ro1">
          <table:table-cell office:value-type="string" calcext:value-type="string">
            <text:p>BAAKGH/rack=1/shelf=1/slot=LT15/port=5/ONUID=1 <text:s text:c="18"/>1046 <text:s/>... <text:s/>left_only</text:p>
          </table:table-cell>
        </table:table-row>
        <table:table-row table:style-name="ro1">
          <table:table-cell office:value-type="string" calcext:value-type="string">
            <text:p>BAAIVL/rack=1/shelf=1/slot=LT9/port=13/ONUID=1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JNI/rack=1/shelf=1/slot=LT8/port=12/ONUID=3 <text:s text:c="18"/>1298 <text:s/>... <text:s/>left_only</text:p>
          </table:table-cell>
        </table:table-row>
        <table:table-row table:style-name="ro1">
          <table:table-cell office:value-type="string" calcext:value-type="string">
            <text:p>BAAJNI/rack=1/shelf=1/slot=LT13/port=4/ONUID=4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JNI/rack=1/shelf=1/slot=LT15/port=12/ONUID=2 <text:s text:c="17"/>1326 <text:s/>... <text:s/>left_only</text:p>
          </table:table-cell>
        </table:table-row>
        <table:table-row table:style-name="ro1">
          <table:table-cell office:value-type="string" calcext:value-type="string">
            <text:p>BAAJNS/rack=1/shelf=1/slot=LT12/port=12/ONUID=1 <text:s text:c="17"/>1293 <text:s/>... <text:s/>left_only</text:p>
          </table:table-cell>
        </table:table-row>
        <table:table-row table:style-name="ro1">
          <table:table-cell office:value-type="string" calcext:value-type="string">
            <text:p>BAAJNS/rack=1/shelf=1/slot=LT11/port=1/ONUID=3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NS/rack=1/shelf=1/slot=LT16/port=2/ONUID=1 <text:s text:c="20"/>61 <text:s/>... <text:s/>left_only</text:p>
          </table:table-cell>
        </table:table-row>
        <table:table-row table:style-name="ro1">
          <table:table-cell office:value-type="string" calcext:value-type="string">
            <text:p>BAAJSW/rack=1/shelf=1/slot=LT9/port=3/ONUID=2 <text:s text:c="19"/>1328 <text:s/>... <text:s/>left_only</text:p>
          </table:table-cell>
        </table:table-row>
        <table:table-row table:style-name="ro1">
          <table:table-cell office:value-type="string" calcext:value-type="string">
            <text:p>BAAJYG/rack=1/shelf=1/slot=LT12/port=9/ONUID=1 <text:s text:c="20"/>48 <text:s/>... <text:s/>left_only</text:p>
          </table:table-cell>
        </table:table-row>
        <table:table-row table:style-name="ro1">
          <table:table-cell office:value-type="string" calcext:value-type="string">
            <text:p>BAAJYG/rack=1/shelf=1/slot=LT12/port=3/ONUID=1 <text:s text:c="20"/>31 <text:s/>... <text:s/>left_only</text:p>
          </table:table-cell>
        </table:table-row>
        <table:table-row table:style-name="ro1">
          <table:table-cell office:value-type="string" calcext:value-type="string">
            <text:p>BAAIQH/rack=1/shelf=1/slot=LT9/port=10/ONUID=5 <text:s text:c="18"/>1256 <text:s/>... <text:s/>left_only</text:p>
          </table:table-cell>
        </table:table-row>
        <table:table-row table:style-name="ro1">
          <table:table-cell office:value-type="string" calcext:value-type="string">
            <text:p>BAAIQH/rack=1/shelf=1/slot=LT12/port=13/ONUID=5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QH/rack=1/shelf=1/slot=LT11/port=11/ONUID=1 <text:s text:c="17"/>1256 <text:s/>... <text:s/>left_only</text:p>
          </table:table-cell>
        </table:table-row>
        <table:table-row table:style-name="ro1">
          <table:table-cell office:value-type="string" calcext:value-type="string">
            <text:p>BAAIQH/rack=1/shelf=1/slot=LT9/port=9/ONUID=1 <text:s text:c="21"/>46 <text:s/>... <text:s/>left_only</text:p>
          </table:table-cell>
        </table:table-row>
        <table:table-row table:style-name="ro1">
          <table:table-cell office:value-type="string" calcext:value-type="string">
            <text:p>BAAIQH/rack=1/shelf=1/slot=LT10/port=6/ONUID=3 <text:s text:c="20"/>41 <text:s/>... <text:s/>left_only</text:p>
          </table:table-cell>
        </table:table-row>
        <table:table-row table:style-name="ro1">
          <table:table-cell office:value-type="string" calcext:value-type="string">
            <text:p>BAAJNM/rack=1/shelf=1/slot=LT16/port=7/ONUID=2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JNM/rack=1/shelf=1/slot=LT13/port=8/ONUID=5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KUA/rack=1/shelf=1/slot=LT16/port=11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UM/rack=1/shelf=1/slot=LT9/port=9/ONUID=2 <text:s text:c="20"/>759 <text:s/>... <text:s/>left_only</text:p>
          </table:table-cell>
        </table:table-row>
        <table:table-row table:style-name="ro1">
          <table:table-cell office:value-type="string" calcext:value-type="string">
            <text:p>BAAIPM/rack=1/shelf=1/slot=LT13/port=9/ONUID=1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III/rack=1/shelf=1/slot=LT15/port=3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II/rack=1/shelf=1/slot=LT9/port=3/ONUID=2 <text:s text:c="19"/>1330 <text:s/>... <text:s/>left_only</text:p>
          </table:table-cell>
        </table:table-row>
        <table:table-row table:style-name="ro1">
          <table:table-cell office:value-type="string" calcext:value-type="string">
            <text:p>BAAIII/rack=1/shelf=1/slot=LT16/port=12/ONUID=1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III/rack=1/shelf=1/slot=LT15/port=5/ONUID=1 <text:s text:c="18"/>1266 <text:s/>... <text:s/>left_only</text:p>
          </table:table-cell>
        </table:table-row>
        <table:table-row table:style-name="ro1">
          <table:table-cell office:value-type="string" calcext:value-type="string">
            <text:p>BAAIII/rack=1/shelf=1/slot=LT16/port=1/ONUID=4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JNP/rack=1/shelf=1/slot=LT6/port=10/ONUID=4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JNP/rack=1/shelf=1/slot=LT15/port=10/ONUID=2 <text:s text:c="17"/>1342 <text:s/>... <text:s/>left_only</text:p>
          </table:table-cell>
        </table:table-row>
        <table:table-row table:style-name="ro1">
          <table:table-cell office:value-type="string" calcext:value-type="string">
            <text:p>BAAJNP/rack=1/shelf=1/slot=LT14/port=16/ONUID=7 <text:s text:c="17"/>1047 <text:s/>... <text:s/>left_only</text:p>
          </table:table-cell>
        </table:table-row>
        <table:table-row table:style-name="ro1">
          <table:table-cell office:value-type="string" calcext:value-type="string">
            <text:p>BAAJNP/rack=1/shelf=1/slot=LT11/port=10/ONUID=1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NP/rack=1/shelf=1/slot=LT11/port=1/ONUID=3 <text:s text:c="19"/>678 <text:s/>... <text:s/>left_only</text:p>
          </table:table-cell>
        </table:table-row>
        <table:table-row table:style-name="ro1">
          <table:table-cell office:value-type="string" calcext:value-type="string">
            <text:p>BAAJNP/rack=1/shelf=1/slot=LT9/port=7/ONUID=3 <text:s text:c="21"/>34 <text:s/>... <text:s/>left_only</text:p>
          </table:table-cell>
        </table:table-row>
        <table:table-row table:style-name="ro1">
          <table:table-cell office:value-type="string" calcext:value-type="string">
            <text:p>BAAJYL/rack=1/shelf=1/slot=LT6/port=5/ONUID=1 <text:s text:c="19"/>1181 <text:s/>... <text:s/>left_only</text:p>
          </table:table-cell>
        </table:table-row>
        <table:table-row table:style-name="ro1">
          <table:table-cell office:value-type="string" calcext:value-type="string">
            <text:p>BAAJYL/rack=1/shelf=1/slot=LT14/port=4/ONUID=1 <text:s text:c="19"/>208 <text:s/>... <text:s/>left_only</text:p>
          </table:table-cell>
        </table:table-row>
        <table:table-row table:style-name="ro1">
          <table:table-cell office:value-type="string" calcext:value-type="string">
            <text:p>BAAIYV/rack=1/shelf=1/slot=LT14/port=9/ONUID=1 <text:s text:c="20"/>28 <text:s/>... <text:s/>left_only</text:p>
          </table:table-cell>
        </table:table-row>
        <table:table-row table:style-name="ro1">
          <table:table-cell office:value-type="string" calcext:value-type="string">
            <text:p>BAAHRF/rack=1/shelf=1/slot=LT8/port=8/ONUID=7 <text:s text:c="19"/>1026 <text:s/>... <text:s/>left_only</text:p>
          </table:table-cell>
        </table:table-row>
        <table:table-row table:style-name="ro1">
          <table:table-cell office:value-type="string" calcext:value-type="string">
            <text:p>BAAKAF/rack=1/shelf=1/slot=LT16/port=8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BM/rack=1/shelf=1/slot=LT13/port=8/ONUID=7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JBM/rack=1/shelf=1/slot=LT9/port=4/ONUID=4 <text:s text:c="19"/>1048 <text:s/>... <text:s/>left_only</text:p>
          </table:table-cell>
        </table:table-row>
        <table:table-row table:style-name="ro1">
          <table:table-cell office:value-type="string" calcext:value-type="string">
            <text:p>BAAJBM/rack=1/shelf=1/slot=LT10/port=5/ONUID=4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JBM/rack=1/shelf=1/slot=LT12/port=4/ONUID=4 <text:s text:c="19"/>132 <text:s/>... <text:s/>left_only</text:p>
          </table:table-cell>
        </table:table-row>
        <table:table-row table:style-name="ro1">
          <table:table-cell office:value-type="string" calcext:value-type="string">
            <text:p>BAALFG/rack=1/shelf=1/slot=LT7/port=7/ONUID=4 <text:s text:c="19"/>1180 <text:s/>... <text:s/>left_only</text:p>
          </table:table-cell>
        </table:table-row>
        <table:table-row table:style-name="ro1">
          <table:table-cell office:value-type="string" calcext:value-type="string">
            <text:p>BAALFG/rack=1/shelf=1/slot=LT9/port=1/ONUID=5 <text:s text:c="21"/>46 <text:s/>... <text:s/>left_only</text:p>
          </table:table-cell>
        </table:table-row>
        <table:table-row table:style-name="ro1">
          <table:table-cell office:value-type="string" calcext:value-type="string">
            <text:p>BAAJCJ/rack=1/shelf=1/slot=LT11/port=10/ONUID=1 <text:s text:c="17"/>1188 <text:s/>... <text:s/>left_only</text:p>
          </table:table-cell>
        </table:table-row>
        <table:table-row table:style-name="ro1">
          <table:table-cell office:value-type="string" calcext:value-type="string">
            <text:p>BAAJCJ/rack=1/shelf=1/slot=LT11/port=2/ONUID=1 <text:s text:c="20"/>55 <text:s/>... <text:s/>left_only</text:p>
          </table:table-cell>
        </table:table-row>
        <table:table-row table:style-name="ro1">
          <table:table-cell office:value-type="string" calcext:value-type="string">
            <text:p>BAAJCJ/rack=1/shelf=1/slot=LT12/port=14/ONUID=2 <text:s text:c="19"/>18 <text:s/>... <text:s/>left_only</text:p>
          </table:table-cell>
        </table:table-row>
        <table:table-row table:style-name="ro1">
          <table:table-cell office:value-type="string" calcext:value-type="string">
            <text:p>BAAJCJ/rack=1/shelf=1/slot=LT15/port=15/ONUID=1 <text:s text:c="19"/>52 <text:s/>... <text:s/>left_only</text:p>
          </table:table-cell>
        </table:table-row>
        <table:table-row table:style-name="ro1">
          <table:table-cell office:value-type="string" calcext:value-type="string">
            <text:p>BAAJCJ/rack=1/shelf=1/slot=LT11/port=1/ONUID=1 <text:s text:c="20"/>30 <text:s/>... <text:s/>left_only</text:p>
          </table:table-cell>
        </table:table-row>
        <table:table-row table:style-name="ro1">
          <table:table-cell office:value-type="string" calcext:value-type="string">
            <text:p>BAALLZ/rack=1/shelf=1/slot=LT14/port=3/ONUID=1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LLZ/rack=1/shelf=1/slot=LT14/port=3/ONUID=3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LLZ/rack=1/shelf=1/slot=LT14/port=3/ONUID=2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LLZ/rack=1/shelf=1/slot=LT8/port=1/ONUID=1 <text:s text:c="19"/>1124 <text:s/>... <text:s/>left_only</text:p>
          </table:table-cell>
        </table:table-row>
        <table:table-row table:style-name="ro1">
          <table:table-cell office:value-type="string" calcext:value-type="string">
            <text:p>BAALLZ/rack=1/shelf=1/slot=LT6/port=12/ONUID=1 <text:s text:c="20"/>36 <text:s/>... <text:s/>left_only</text:p>
          </table:table-cell>
        </table:table-row>
        <table:table-row table:style-name="ro1">
          <table:table-cell office:value-type="string" calcext:value-type="string">
            <text:p>BAAJUP/rack=1/shelf=1/slot=LT10/port=4/ONUID=1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13/port=10/ONUID=2 <text:s text:c="18"/>810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12/port=3/ONUID=2 <text:s text:c="18"/>1250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15/port=11/ONUID=1 <text:s text:c="18"/>124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11/port=5/ONUID=1 <text:s text:c="18"/>1001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9/port=11/ONUID=1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8/port=14/ONUID=1 <text:s text:c="19"/>305 <text:s/>... <text:s/>left_only</text:p>
          </table:table-cell>
        </table:table-row>
        <table:table-row table:style-name="ro1">
          <table:table-cell office:value-type="string" calcext:value-type="string">
            <text:p>BAAJWM/rack=1/shelf=1/slot=LT15/port=6/ONUID=1 <text:s text:c="20"/>52 <text:s/>... <text:s/>left_only</text:p>
          </table:table-cell>
        </table:table-row>
        <table:table-row table:style-name="ro1">
          <table:table-cell office:value-type="string" calcext:value-type="string">
            <text:p>BAALFH/rack=1/shelf=1/slot=LT11/port=8/ONUID=1 <text:s text:c="20"/>48 <text:s/>... <text:s/>left_only</text:p>
          </table:table-cell>
        </table:table-row>
        <table:table-row table:style-name="ro1">
          <table:table-cell office:value-type="string" calcext:value-type="string">
            <text:p>BAALFH/rack=1/shelf=1/slot=LT16/port=15/ONUID=1 <text:s text:c="19"/>33 <text:s/>... <text:s/>left_only</text:p>
          </table:table-cell>
        </table:table-row>
        <table:table-row table:style-name="ro1">
          <table:table-cell office:value-type="string" calcext:value-type="string">
            <text:p>BAAJPL/rack=1/shelf=1/slot=LT16/port=8/ONUID=4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JPL/rack=1/shelf=1/slot=LT13/port=5/ONUID=2 <text:s text:c="18"/>1337 <text:s/>... <text:s/>left_only</text:p>
          </table:table-cell>
        </table:table-row>
        <table:table-row table:style-name="ro1">
          <table:table-cell office:value-type="string" calcext:value-type="string">
            <text:p>BAAJPL/rack=1/shelf=1/slot=LT9/port=15/ONUID=2 <text:s text:c="20"/>61 <text:s/>... <text:s/>left_only</text:p>
          </table:table-cell>
        </table:table-row>
        <table:table-row table:style-name="ro1">
          <table:table-cell office:value-type="string" calcext:value-type="string">
            <text:p>BAAJPL/rack=1/shelf=1/slot=LT12/port=16/ONUID=1 <text:s text:c="19"/>42 <text:s/>... <text:s/>left_only</text:p>
          </table:table-cell>
        </table:table-row>
        <table:table-row table:style-name="ro1">
          <table:table-cell office:value-type="string" calcext:value-type="string">
            <text:p>BAAJPL/rack=1/shelf=1/slot=LT14/port=7/ONUID=3 <text:s text:c="20"/>29 <text:s/>... <text:s/>left_only</text:p>
          </table:table-cell>
        </table:table-row>
        <table:table-row table:style-name="ro1">
          <table:table-cell office:value-type="string" calcext:value-type="string">
            <text:p>BAAJWY/rack=1/shelf=1/slot=LT8/port=11/ONUID=2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KEA/rack=1/shelf=1/slot=LT14/port=13/ONUID=2 <text:s text:c="17"/>1189 <text:s/>... <text:s/>left_only</text:p>
          </table:table-cell>
        </table:table-row>
        <table:table-row table:style-name="ro1">
          <table:table-cell office:value-type="string" calcext:value-type="string">
            <text:p>BAAJME/rack=1/shelf=1/slot=LT7/port=11/ONUID=2 <text:s text:c="18"/>1314 <text:s/>... <text:s/>left_only</text:p>
          </table:table-cell>
        </table:table-row>
        <table:table-row table:style-name="ro1">
          <table:table-cell office:value-type="string" calcext:value-type="string">
            <text:p>BAAKDW/rack=1/shelf=1/slot=LT16/port=2/ONUID=1 <text:s text:c="18"/>1333 <text:s/>... <text:s/>left_only</text:p>
          </table:table-cell>
        </table:table-row>
        <table:table-row table:style-name="ro1">
          <table:table-cell office:value-type="string" calcext:value-type="string">
            <text:p>HAAAIR/rack=1/shelf=1/slot=LT1/port=4/ONUID=2 <text:s text:c="20"/>175 <text:s/>... <text:s/>left_only</text:p>
          </table:table-cell>
        </table:table-row>
        <table:table-row table:style-name="ro1">
          <table:table-cell office:value-type="string" calcext:value-type="string">
            <text:p>BAAJBE/rack=1/shelf=1/slot=LT8/port=5/ONUID=3 <text:s text:c="19"/>1337 <text:s/>... <text:s/>left_only</text:p>
          </table:table-cell>
        </table:table-row>
        <table:table-row table:style-name="ro1">
          <table:table-cell office:value-type="string" calcext:value-type="string">
            <text:p>BAALAU/rack=1/shelf=1/slot=LT14/port=10/ONUID=2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KEU/rack=1/shelf=1/slot=LT14/port=9/ONUID=1 <text:s text:c="19"/>402 <text:s/>... <text:s/>left_only</text:p>
          </table:table-cell>
        </table:table-row>
        <table:table-row table:style-name="ro1">
          <table:table-cell office:value-type="string" calcext:value-type="string">
            <text:p>BAAKEU/rack=1/shelf=1/slot=LT6/port=2/ONUID=3 <text:s text:c="20"/>624 <text:s/>... <text:s/>left_only</text:p>
          </table:table-cell>
        </table:table-row>
        <table:table-row table:style-name="ro1">
          <table:table-cell office:value-type="string" calcext:value-type="string">
            <text:p>BAAKEU/rack=1/shelf=1/slot=LT13/port=8/ONUID=4 <text:s text:c="20"/>30 <text:s/>... <text:s/>left_only</text:p>
          </table:table-cell>
        </table:table-row>
        <table:table-row table:style-name="ro1">
          <table:table-cell office:value-type="string" calcext:value-type="string">
            <text:p>BAAJQB/rack=1/shelf=1/slot=LT13/port=10/ONUID=2 <text:s text:c="19"/>40 <text:s/>... <text:s/>left_only</text:p>
          </table:table-cell>
        </table:table-row>
        <table:table-row table:style-name="ro1">
          <table:table-cell office:value-type="string" calcext:value-type="string">
            <text:p>BAAJQB/rack=1/shelf=1/slot=LT6/port=10/ONUID=1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JQB/rack=1/shelf=1/slot=LT7/port=7/ONUID=1 <text:s text:c="19"/>1295 <text:s/>... <text:s/>left_only</text:p>
          </table:table-cell>
        </table:table-row>
        <table:table-row table:style-name="ro1">
          <table:table-cell office:value-type="string" calcext:value-type="string">
            <text:p>BAAJQB/rack=1/shelf=1/slot=LT15/port=7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LGF/rack=1/shelf=1/slot=LT15/port=7/ONUID=5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JGU/rack=1/shelf=1/slot=LT15/port=15/ONUID=2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JGU/rack=1/shelf=1/slot=LT7/port=4/ONUID=7 <text:s text:c="20"/>756 <text:s/>... <text:s/>left_only</text:p>
          </table:table-cell>
        </table:table-row>
        <table:table-row table:style-name="ro1">
          <table:table-cell office:value-type="string" calcext:value-type="string">
            <text:p>BAAJJQ/rack=1/shelf=1/slot=LT7/port=5/ONUID=1 <text:s text:c="19"/>1321 <text:s/>... <text:s/>left_only</text:p>
          </table:table-cell>
        </table:table-row>
        <table:table-row table:style-name="ro1">
          <table:table-cell office:value-type="string" calcext:value-type="string">
            <text:p>BAAJJQ/rack=1/shelf=1/slot=LT9/port=2/ONUID=1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JJQ/rack=1/shelf=1/slot=LT15/port=9/ONUID=2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JIY/rack=1/shelf=1/slot=LT16/port=7/ONUID=2 <text:s text:c="20"/>43 <text:s/>... <text:s/>left_only</text:p>
          </table:table-cell>
        </table:table-row>
        <table:table-row table:style-name="ro1">
          <table:table-cell office:value-type="string" calcext:value-type="string">
            <text:p>BAAIYR/rack=1/shelf=1/slot=LT14/port=13/ONUID=4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YR/rack=1/shelf=1/slot=LT15/port=12/ONUID=1 <text:s text:c="17"/>1313 <text:s/>... <text:s/>left_only</text:p>
          </table:table-cell>
        </table:table-row>
        <table:table-row table:style-name="ro1">
          <table:table-cell office:value-type="string" calcext:value-type="string">
            <text:p>BAAIYR/rack=1/shelf=1/slot=LT11/port=15/ONUID=3 <text:s text:c="17"/>1318 <text:s/>... <text:s/>left_only</text:p>
          </table:table-cell>
        </table:table-row>
        <table:table-row table:style-name="ro1">
          <table:table-cell office:value-type="string" calcext:value-type="string">
            <text:p>BAAIMS/rack=1/shelf=1/slot=LT10/port=14/ONUID=3 <text:s text:c="17"/>1333 <text:s/>... <text:s/>left_only</text:p>
          </table:table-cell>
        </table:table-row>
        <table:table-row table:style-name="ro1">
          <table:table-cell office:value-type="string" calcext:value-type="string">
            <text:p>BAAIMS/rack=1/shelf=1/slot=LT11/port=15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MS/rack=1/shelf=1/slot=LT14/port=12/ONUID=2 <text:s text:c="17"/>1299 <text:s/>... <text:s/>left_only</text:p>
          </table:table-cell>
        </table:table-row>
        <table:table-row table:style-name="ro1">
          <table:table-cell office:value-type="string" calcext:value-type="string">
            <text:p>BAAJYP/rack=1/shelf=1/slot=LT12/port=12/ONUID=2 <text:s text:c="18"/>506 <text:s/>... <text:s/>left_only</text:p>
          </table:table-cell>
        </table:table-row>
        <table:table-row table:style-name="ro1">
          <table:table-cell office:value-type="string" calcext:value-type="string">
            <text:p>HAAAJF/rack=1/shelf=1/slot=LT1/port=12/ONUID=1 <text:s text:c="20"/>34 <text:s/>... <text:s/>left_only</text:p>
          </table:table-cell>
        </table:table-row>
        <table:table-row table:style-name="ro1">
          <table:table-cell office:value-type="string" calcext:value-type="string">
            <text:p>BAAJQX/rack=1/shelf=1/slot=LT16/port=14/ONUID=3 <text:s text:c="19"/>26 <text:s/>... <text:s/>left_only</text:p>
          </table:table-cell>
        </table:table-row>
        <table:table-row table:style-name="ro1">
          <table:table-cell office:value-type="string" calcext:value-type="string">
            <text:p>BAAJSN/rack=1/shelf=1/slot=LT16/port=6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KCW/rack=1/shelf=1/slot=LT14/port=16/ONUID=2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KZT/rack=1/shelf=1/slot=LT13/port=12/ONUID=1 <text:s text:c="19"/>25 <text:s/>... <text:s/>left_only</text:p>
          </table:table-cell>
        </table:table-row>
        <table:table-row table:style-name="ro1">
          <table:table-cell office:value-type="string" calcext:value-type="string">
            <text:p>BAAHOM/rack=1/shelf=1/slot=LT16/port=15/ONUID=1 <text:s text:c="17"/>1072 <text:s/>... <text:s/>left_only</text:p>
          </table:table-cell>
        </table:table-row>
        <table:table-row table:style-name="ro1">
          <table:table-cell office:value-type="string" calcext:value-type="string">
            <text:p>BAAJRB/rack=1/shelf=1/slot=LT12/port=9/ONUID=3 <text:s text:c="18"/>1292 <text:s/>... <text:s/>left_only</text:p>
          </table:table-cell>
        </table:table-row>
        <table:table-row table:style-name="ro1">
          <table:table-cell office:value-type="string" calcext:value-type="string">
            <text:p>BAAJRB/rack=1/shelf=1/slot=LT12/port=12/ONUID=2 <text:s text:c="18"/>118 <text:s/>... <text:s/>left_only</text:p>
          </table:table-cell>
        </table:table-row>
        <table:table-row table:style-name="ro1">
          <table:table-cell office:value-type="string" calcext:value-type="string">
            <text:p>BAAJYS/rack=1/shelf=1/slot=LT15/port=9/ONUID=2 <text:s text:c="18"/>1254 <text:s/>... <text:s/>left_only</text:p>
          </table:table-cell>
        </table:table-row>
        <table:table-row table:style-name="ro1">
          <table:table-cell office:value-type="string" calcext:value-type="string">
            <text:p>BAAJYS/rack=1/shelf=1/slot=LT14/port=8/ONUID=5 <text:s text:c="18"/>1233 <text:s/>... <text:s/>left_only</text:p>
          </table:table-cell>
        </table:table-row>
        <table:table-row table:style-name="ro1">
          <table:table-cell office:value-type="string" calcext:value-type="string">
            <text:p>BAAJCG/rack=1/shelf=1/slot=LT16/port=15/ONUID=2 <text:s text:c="17"/>1306 <text:s/>... <text:s/>left_only</text:p>
          </table:table-cell>
        </table:table-row>
        <table:table-row table:style-name="ro1">
          <table:table-cell office:value-type="string" calcext:value-type="string">
            <text:p>BAAJCG/rack=1/shelf=1/slot=LT12/port=15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JQC/rack=1/shelf=1/slot=LT11/port=3/ONUID=3 <text:s text:c="20"/>39 <text:s/>... <text:s/>left_only</text:p>
          </table:table-cell>
        </table:table-row>
        <table:table-row table:style-name="ro1">
          <table:table-cell office:value-type="string" calcext:value-type="string">
            <text:p>BAAJCK/rack=1/shelf=1/slot=LT7/port=15/ONUID=1 <text:s text:c="18"/>1048 <text:s/>... <text:s/>left_only</text:p>
          </table:table-cell>
        </table:table-row>
        <table:table-row table:style-name="ro1">
          <table:table-cell office:value-type="string" calcext:value-type="string">
            <text:p>BAAJCK/rack=1/shelf=1/slot=LT9/port=3/ONUID=2 <text:s text:c="19"/>1326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15/port=12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16/port=15/ONUID=2 <text:s text:c="18"/>448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7/port=4/ONUID=1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9/port=9/ONUID=1 <text:s text:c="19"/>1321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16/port=6/ONUID=2 <text:s text:c="18"/>1259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7/port=2/ONUID=1 <text:s text:c="20"/>499 <text:s/>... <text:s/>left_only</text:p>
          </table:table-cell>
        </table:table-row>
        <table:table-row table:style-name="ro1">
          <table:table-cell office:value-type="string" calcext:value-type="string">
            <text:p>BAAJKJ/rack=1/shelf=1/slot=LT11/port=13/ONUID=4 <text:s text:c="19"/>41 <text:s/>... <text:s/>left_only</text:p>
          </table:table-cell>
        </table:table-row>
        <table:table-row table:style-name="ro1">
          <table:table-cell office:value-type="string" calcext:value-type="string">
            <text:p>BAAIUV/rack=1/shelf=1/slot=LT11/port=2/ONUID=2 <text:s text:c="18"/>1276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15/port=9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9/port=1/ONUID=2 <text:s text:c="19"/>1327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8/port=9/ONUID=3 <text:s text:c="19"/>1326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15/port=5/ONUID=5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13/port=9/ONUID=2 <text:s text:c="19"/>136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8/port=7/ONUID=7 <text:s text:c="19"/>1336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13/port=4/ONUID=7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8/port=2/ONUID=1 <text:s text:c="20"/>153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15/port=3/ONUID=5 <text:s text:c="19"/>470 <text:s/>... <text:s/>left_only</text:p>
          </table:table-cell>
        </table:table-row>
        <table:table-row table:style-name="ro1">
          <table:table-cell office:value-type="string" calcext:value-type="string">
            <text:p>BAAJZS/rack=1/shelf=1/slot=LT14/port=6/ONUID=1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JBH/rack=1/shelf=1/slot=LT16/port=13/ONUID=2 <text:s text:c="17"/>1324 <text:s/>... <text:s/>left_only</text:p>
          </table:table-cell>
        </table:table-row>
        <table:table-row table:style-name="ro1">
          <table:table-cell office:value-type="string" calcext:value-type="string">
            <text:p>BAAJBH/rack=1/shelf=1/slot=LT15/port=9/ONUID=7 <text:s text:c="20"/>52 <text:s/>... <text:s/>left_only</text:p>
          </table:table-cell>
        </table:table-row>
        <table:table-row table:style-name="ro1">
          <table:table-cell office:value-type="string" calcext:value-type="string">
            <text:p>BAAIEA/rack=1/shelf=1/slot=LT15/port=8/ONUID=4 <text:s text:c="18"/>1266 <text:s/>... <text:s/>left_only</text:p>
          </table:table-cell>
        </table:table-row>
        <table:table-row table:style-name="ro1">
          <table:table-cell office:value-type="string" calcext:value-type="string">
            <text:p>BAAIEA/rack=1/shelf=1/slot=LT16/port=12/ONUID=5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ITU/rack=1/shelf=1/slot=LT16/port=2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TU/rack=1/shelf=1/slot=LT12/port=1/ONUID=1 <text:s text:c="19"/>516 <text:s/>... <text:s/>left_only</text:p>
          </table:table-cell>
        </table:table-row>
        <table:table-row table:style-name="ro1">
          <table:table-cell office:value-type="string" calcext:value-type="string">
            <text:p>BAAITU/rack=1/shelf=1/slot=LT14/port=9/ONUID=1 <text:s text:c="18"/>1192 <text:s/>... <text:s/>left_only</text:p>
          </table:table-cell>
        </table:table-row>
        <table:table-row table:style-name="ro1">
          <table:table-cell office:value-type="string" calcext:value-type="string">
            <text:p>BAAITU/rack=1/shelf=1/slot=LT13/port=11/ONUID=1 <text:s text:c="17"/>1307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8/port=15/ONUID=3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7/port=15/ONUID=2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7/port=8/ONUID=4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9/port=3/ONUID=7 <text:s text:c="19"/>1331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10/port=7/ONUID=5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10/port=7/ONUID=1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NL/rack=1/shelf=1/slot=LT7/port=4/ONUID=2 <text:s text:c="20"/>956 <text:s/>... <text:s/>left_only</text:p>
          </table:table-cell>
        </table:table-row>
        <table:table-row table:style-name="ro1">
          <table:table-cell office:value-type="string" calcext:value-type="string">
            <text:p>BAAIQJ/rack=1/shelf=1/slot=LT12/port=3/ONUID=4 <text:s text:c="18"/>1144 <text:s/>... <text:s/>left_only</text:p>
          </table:table-cell>
        </table:table-row>
        <table:table-row table:style-name="ro1">
          <table:table-cell office:value-type="string" calcext:value-type="string">
            <text:p>BAAIQJ/rack=1/shelf=1/slot=LT12/port=15/ONUID=2 <text:s text:c="17"/>1260 <text:s/>... <text:s/>left_only</text:p>
          </table:table-cell>
        </table:table-row>
        <table:table-row table:style-name="ro1">
          <table:table-cell office:value-type="string" calcext:value-type="string">
            <text:p>BAAJHU/rack=1/shelf=1/slot=LT6/port=3/ONUID=2 <text:s text:c="19"/>1314 <text:s/>... <text:s/>left_only</text:p>
          </table:table-cell>
        </table:table-row>
        <table:table-row table:style-name="ro1">
          <table:table-cell office:value-type="string" calcext:value-type="string">
            <text:p>BAAJHU/rack=1/shelf=1/slot=LT8/port=15/ONUID=4 <text:s text:c="19"/>723 <text:s/>... <text:s/>left_only</text:p>
          </table:table-cell>
        </table:table-row>
        <table:table-row table:style-name="ro1">
          <table:table-cell office:value-type="string" calcext:value-type="string">
            <text:p>BAAJHU/rack=1/shelf=1/slot=LT12/port=10/ONUID=1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JND/rack=1/shelf=1/slot=LT16/port=9/ONUID=1 <text:s text:c="18"/>1137 <text:s/>... <text:s/>left_only</text:p>
          </table:table-cell>
        </table:table-row>
        <table:table-row table:style-name="ro1">
          <table:table-cell office:value-type="string" calcext:value-type="string">
            <text:p>BAAJND/rack=1/shelf=1/slot=LT9/port=4/ONUID=1 <text:s text:c="21"/>49 <text:s/>... <text:s/>left_only</text:p>
          </table:table-cell>
        </table:table-row>
        <table:table-row table:style-name="ro1">
          <table:table-cell office:value-type="string" calcext:value-type="string">
            <text:p>BAAKHU/rack=1/shelf=1/slot=LT16/port=12/ONUID=2 <text:s text:c="17"/>1278 <text:s/>... <text:s/>left_only</text:p>
          </table:table-cell>
        </table:table-row>
        <table:table-row table:style-name="ro1">
          <table:table-cell office:value-type="string" calcext:value-type="string">
            <text:p>BAAKHU/rack=1/shelf=1/slot=LT16/port=12/ONUID=1 <text:s text:c="18"/>856 <text:s/>... <text:s/>left_only</text:p>
          </table:table-cell>
        </table:table-row>
        <table:table-row table:style-name="ro1">
          <table:table-cell office:value-type="string" calcext:value-type="string">
            <text:p>BAAKHU/rack=1/shelf=1/slot=LT13/port=4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RT/rack=1/shelf=1/slot=LT10/port=15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RT/rack=1/shelf=1/slot=LT10/port=12/ONUID=1 <text:s text:c="18"/>814 <text:s/>... <text:s/>left_only</text:p>
          </table:table-cell>
        </table:table-row>
        <table:table-row table:style-name="ro1">
          <table:table-cell office:value-type="string" calcext:value-type="string">
            <text:p>BAAJXI/rack=1/shelf=1/slot=LT14/port=13/ONUID=2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JXI/rack=1/shelf=1/slot=LT13/port=13/ONUID=2 <text:s text:c="17"/>1180 <text:s/>... <text:s/>left_only</text:p>
          </table:table-cell>
        </table:table-row>
        <table:table-row table:style-name="ro1">
          <table:table-cell office:value-type="string" calcext:value-type="string">
            <text:p>BAAJXI/rack=1/shelf=1/slot=LT14/port=10/ONUID=1 <text:s text:c="17"/>1264 <text:s/>... <text:s/>left_only</text:p>
          </table:table-cell>
        </table:table-row>
        <table:table-row table:style-name="ro1">
          <table:table-cell office:value-type="string" calcext:value-type="string">
            <text:p>BAAJXI/rack=1/shelf=1/slot=LT9/port=15/ONUID=4 <text:s text:c="20"/>25 <text:s/>... <text:s/>left_only</text:p>
          </table:table-cell>
        </table:table-row>
        <table:table-row table:style-name="ro1">
          <table:table-cell office:value-type="string" calcext:value-type="string">
            <text:p>BAAIYI/rack=1/shelf=1/slot=LT16/port=4/ONUID=4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YI/rack=1/shelf=1/slot=LT9/port=10/ONUID=3 <text:s text:c="18"/>1321 <text:s/>... <text:s/>left_only</text:p>
          </table:table-cell>
        </table:table-row>
        <table:table-row table:style-name="ro1">
          <table:table-cell office:value-type="string" calcext:value-type="string">
            <text:p>BAAIYJ/rack=1/shelf=1/slot=LT11/port=8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YJ/rack=1/shelf=1/slot=LT16/port=9/ONUID=5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LGJ/rack=1/shelf=1/slot=LT10/port=14/ONUID=2 <text:s text:c="17"/>1235 <text:s/>... <text:s/>left_only</text:p>
          </table:table-cell>
        </table:table-row>
        <table:table-row table:style-name="ro1">
          <table:table-cell office:value-type="string" calcext:value-type="string">
            <text:p>BAAJIR/rack=1/shelf=1/slot=LT9/port=10/ONUID=2 <text:s text:c="19"/>333 <text:s/>... <text:s/>left_only</text:p>
          </table:table-cell>
        </table:table-row>
        <table:table-row table:style-name="ro1">
          <table:table-cell office:value-type="string" calcext:value-type="string">
            <text:p>BAAJVA/rack=1/shelf=1/slot=LT9/port=8/ONUID=1 <text:s text:c="19"/>1336 <text:s/>... <text:s/>left_only</text:p>
          </table:table-cell>
        </table:table-row>
        <table:table-row table:style-name="ro1">
          <table:table-cell office:value-type="string" calcext:value-type="string">
            <text:p>BAAJVA/rack=1/shelf=1/slot=LT12/port=11/ONUID=2 <text:s text:c="17"/>1288 <text:s/>... <text:s/>left_only</text:p>
          </table:table-cell>
        </table:table-row>
        <table:table-row table:style-name="ro1">
          <table:table-cell office:value-type="string" calcext:value-type="string">
            <text:p>BAAJAB/rack=1/shelf=1/slot=LT11/port=13/ONUID=1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AB/rack=1/shelf=1/slot=LT16/port=14/ONUID=4 <text:s text:c="17"/>1323 <text:s/>... <text:s/>left_only</text:p>
          </table:table-cell>
        </table:table-row>
        <table:table-row table:style-name="ro1">
          <table:table-cell office:value-type="string" calcext:value-type="string">
            <text:p>HAAAGX/rack=1/shelf=1/slot=LT1/port=3/ONUID=2 <text:s text:c="19"/>1319 <text:s/>... <text:s/>left_only</text:p>
          </table:table-cell>
        </table:table-row>
        <table:table-row table:style-name="ro1">
          <table:table-cell office:value-type="string" calcext:value-type="string">
            <text:p>BAAIXE/rack=1/shelf=1/slot=LT9/port=15/ONUID=1 <text:s text:c="18"/>1216 <text:s/>... <text:s/>left_only</text:p>
          </table:table-cell>
        </table:table-row>
        <table:table-row table:style-name="ro1">
          <table:table-cell office:value-type="string" calcext:value-type="string">
            <text:p>BAAIXE/rack=1/shelf=1/slot=LT14/port=5/ONUID=1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IXE/rack=1/shelf=1/slot=LT14/port=8/ONUID=3 <text:s text:c="18"/>1233 <text:s/>... <text:s/>left_only</text:p>
          </table:table-cell>
        </table:table-row>
        <table:table-row table:style-name="ro1">
          <table:table-cell office:value-type="string" calcext:value-type="string">
            <text:p>BAAIXE/rack=1/shelf=1/slot=LT11/port=6/ONUID=4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XE/rack=1/shelf=1/slot=LT9/port=7/ONUID=1 <text:s text:c="19"/>1339 <text:s/>... <text:s/>left_only</text:p>
          </table:table-cell>
        </table:table-row>
        <table:table-row table:style-name="ro1">
          <table:table-cell office:value-type="string" calcext:value-type="string">
            <text:p>BAAIUJ/rack=1/shelf=1/slot=LT10/port=6/ONUID=3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UJ/rack=1/shelf=1/slot=LT10/port=11/ONUID=2 <text:s text:c="17"/>1341 <text:s/>... <text:s/>left_only</text:p>
          </table:table-cell>
        </table:table-row>
        <table:table-row table:style-name="ro1">
          <table:table-cell office:value-type="string" calcext:value-type="string">
            <text:p>BAAIUJ/rack=1/shelf=1/slot=LT12/port=16/ONUID=1 <text:s text:c="19"/>31 <text:s/>... <text:s/>left_only</text:p>
          </table:table-cell>
        </table:table-row>
        <table:table-row table:style-name="ro1">
          <table:table-cell office:value-type="string" calcext:value-type="string">
            <text:p>BAAJHJ/rack=1/shelf=1/slot=LT16/port=1/ONUID=5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CE/rack=1/shelf=1/slot=LT14/port=7/ONUID=2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CE/rack=1/shelf=1/slot=LT16/port=5/ONUID=2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CE/rack=1/shelf=1/slot=LT11/port=12/ONUID=2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LFQ/rack=1/shelf=1/slot=LT14/port=10/ONUID=1 <text:s text:c="18"/>128 <text:s/>... <text:s/>left_only</text:p>
          </table:table-cell>
        </table:table-row>
        <table:table-row table:style-name="ro1">
          <table:table-cell office:value-type="string" calcext:value-type="string">
            <text:p>BAAJJO/rack=1/shelf=1/slot=LT14/port=7/ONUID=2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IZD/rack=1/shelf=1/slot=LT15/port=13/ONUID=2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IZD/rack=1/shelf=1/slot=LT16/port=14/ONUID=5 <text:s text:c="17"/>1325 <text:s/>... <text:s/>left_only</text:p>
          </table:table-cell>
        </table:table-row>
        <table:table-row table:style-name="ro1">
          <table:table-cell office:value-type="string" calcext:value-type="string">
            <text:p>BAAIZD/rack=1/shelf=1/slot=LT11/port=11/ONUID=2 <text:s text:c="17"/>1327 <text:s/>... <text:s/>left_only</text:p>
          </table:table-cell>
        </table:table-row>
        <table:table-row table:style-name="ro1">
          <table:table-cell office:value-type="string" calcext:value-type="string">
            <text:p>BAAJHI/rack=1/shelf=1/slot=LT16/port=2/ONUID=3 <text:s text:c="18"/>1309 <text:s/>... <text:s/>left_only</text:p>
          </table:table-cell>
        </table:table-row>
        <table:table-row table:style-name="ro1">
          <table:table-cell office:value-type="string" calcext:value-type="string">
            <text:p>BAAJHI/rack=1/shelf=1/slot=LT16/port=2/ONUID=1 <text:s text:c="18"/>1240 <text:s/>... <text:s/>left_only</text:p>
          </table:table-cell>
        </table:table-row>
        <table:table-row table:style-name="ro1">
          <table:table-cell office:value-type="string" calcext:value-type="string">
            <text:p>BAAJHI/rack=1/shelf=1/slot=LT8/port=1/ONUID=4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HI/rack=1/shelf=1/slot=LT15/port=3/ONUID=1 <text:s text:c="19"/>914 <text:s/>... <text:s/>left_only</text:p>
          </table:table-cell>
        </table:table-row>
        <table:table-row table:style-name="ro1">
          <table:table-cell office:value-type="string" calcext:value-type="string">
            <text:p>BAAJHI/rack=1/shelf=1/slot=LT12/port=2/ONUID=2 <text:s text:c="19"/>596 <text:s/>... <text:s/>left_only</text:p>
          </table:table-cell>
        </table:table-row>
        <table:table-row table:style-name="ro1">
          <table:table-cell office:value-type="string" calcext:value-type="string">
            <text:p>BAAIZY/rack=1/shelf=1/slot=LT12/port=9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IZY/rack=1/shelf=1/slot=LT13/port=11/ONUID=1 <text:s text:c="17"/>1323 <text:s/>... <text:s/>left_only</text:p>
          </table:table-cell>
        </table:table-row>
        <table:table-row table:style-name="ro1">
          <table:table-cell office:value-type="string" calcext:value-type="string">
            <text:p>BAALCE/rack=1/shelf=1/slot=LT11/port=8/ONUID=1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LCE/rack=1/shelf=1/slot=LT6/port=7/ONUID=2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LCE/rack=1/shelf=1/slot=LT12/port=3/ONUID=1 <text:s text:c="20"/>41 <text:s/>... <text:s/>left_only</text:p>
          </table:table-cell>
        </table:table-row>
        <table:table-row table:style-name="ro1">
          <table:table-cell office:value-type="string" calcext:value-type="string">
            <text:p>BAALCE/rack=1/shelf=1/slot=LT7/port=5/ONUID=2 <text:s text:c="20"/>131 <text:s/>... <text:s/>left_only</text:p>
          </table:table-cell>
        </table:table-row>
        <table:table-row table:style-name="ro1">
          <table:table-cell office:value-type="string" calcext:value-type="string">
            <text:p>BAAKPA/rack=1/shelf=1/slot=LT13/port=11/ONUID=1 <text:s text:c="18"/>457 <text:s/>... <text:s/>left_only</text:p>
          </table:table-cell>
        </table:table-row>
        <table:table-row table:style-name="ro1">
          <table:table-cell office:value-type="string" calcext:value-type="string">
            <text:p>BAAIRW/rack=1/shelf=1/slot=LT13/port=16/ONUID=5 <text:s text:c="17"/>1138 <text:s/>... <text:s/>left_only</text:p>
          </table:table-cell>
        </table:table-row>
        <table:table-row table:style-name="ro1">
          <table:table-cell office:value-type="string" calcext:value-type="string">
            <text:p>BAAIRW/rack=1/shelf=1/slot=LT16/port=9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RW/rack=1/shelf=1/slot=LT15/port=3/ONUID=3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IRW/rack=1/shelf=1/slot=LT12/port=6/ONUID=5 <text:s text:c="20"/>34 <text:s/>... <text:s/>left_only</text:p>
          </table:table-cell>
        </table:table-row>
        <table:table-row table:style-name="ro1">
          <table:table-cell office:value-type="string" calcext:value-type="string">
            <text:p>BAALFZ/rack=1/shelf=1/slot=LT12/port=1/ONUID=3 <text:s text:c="18"/>1282 <text:s/>... <text:s/>left_only</text:p>
          </table:table-cell>
        </table:table-row>
        <table:table-row table:style-name="ro1">
          <table:table-cell office:value-type="string" calcext:value-type="string">
            <text:p>BAAJVD/rack=1/shelf=1/slot=LT12/port=13/ONUID=2 <text:s text:c="17"/>1236 <text:s/>... <text:s/>left_only</text:p>
          </table:table-cell>
        </table:table-row>
        <table:table-row table:style-name="ro1">
          <table:table-cell office:value-type="string" calcext:value-type="string">
            <text:p>BAAJVD/rack=1/shelf=1/slot=LT8/port=1/ONUID=1 <text:s text:c="21"/>19 <text:s/>... <text:s/>left_only</text:p>
          </table:table-cell>
        </table:table-row>
        <table:table-row table:style-name="ro1">
          <table:table-cell office:value-type="string" calcext:value-type="string">
            <text:p>BAAJVD/rack=1/shelf=1/slot=LT11/port=11/ONUID=4 <text:s text:c="19"/>55 <text:s/>... <text:s/>left_only</text:p>
          </table:table-cell>
        </table:table-row>
        <table:table-row table:style-name="ro1">
          <table:table-cell office:value-type="string" calcext:value-type="string">
            <text:p>BAAKEB/rack=1/shelf=1/slot=LT12/port=4/ONUID=4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KEB/rack=1/shelf=1/slot=LT13/port=11/ONUID=1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KEB/rack=1/shelf=1/slot=LT16/port=5/ONUID=4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KEB/rack=1/shelf=1/slot=LT11/port=3/ONUID=1 <text:s text:c="19"/>232 <text:s/>... <text:s/>left_only</text:p>
          </table:table-cell>
        </table:table-row>
        <table:table-row table:style-name="ro1">
          <table:table-cell office:value-type="string" calcext:value-type="string">
            <text:p>BAAJIE/rack=1/shelf=1/slot=LT13/port=11/ONUID=4 <text:s text:c="17"/>1319 <text:s/>... <text:s/>left_only</text:p>
          </table:table-cell>
        </table:table-row>
        <table:table-row table:style-name="ro1">
          <table:table-cell office:value-type="string" calcext:value-type="string">
            <text:p>BAAJIE/rack=1/shelf=1/slot=LT6/port=12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IE/rack=1/shelf=1/slot=LT14/port=7/ONUID=5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JYN/rack=1/shelf=1/slot=LT9/port=15/ONUID=1 <text:s text:c="19"/>348 <text:s/>... <text:s/>left_only</text:p>
          </table:table-cell>
        </table:table-row>
        <table:table-row table:style-name="ro1">
          <table:table-cell office:value-type="string" calcext:value-type="string">
            <text:p>BAAJYN/rack=1/shelf=1/slot=LT11/port=10/ONUID=2 <text:s text:c="17"/>1048 <text:s/>... <text:s/>left_only</text:p>
          </table:table-cell>
        </table:table-row>
        <table:table-row table:style-name="ro1">
          <table:table-cell office:value-type="string" calcext:value-type="string">
            <text:p>BAAIZP/rack=1/shelf=1/slot=LT9/port=2/ONUID=3 <text:s text:c="19"/>1326 <text:s/>... <text:s/>left_only</text:p>
          </table:table-cell>
        </table:table-row>
        <table:table-row table:style-name="ro1">
          <table:table-cell office:value-type="string" calcext:value-type="string">
            <text:p>BAAIZP/rack=1/shelf=1/slot=LT10/port=1/ONUID=2 <text:s text:c="18"/>1333 <text:s/>... <text:s/>left_only</text:p>
          </table:table-cell>
        </table:table-row>
        <table:table-row table:style-name="ro1">
          <table:table-cell office:value-type="string" calcext:value-type="string">
            <text:p>BAAJSE/rack=1/shelf=1/slot=LT12/port=5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JP/rack=1/shelf=1/slot=LT15/port=1/ONUID=1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JJP/rack=1/shelf=1/slot=LT14/port=8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XD/rack=1/shelf=1/slot=LT8/port=4/ONUID=1 <text:s text:c="21"/>52 <text:s/>... <text:s/>left_only</text:p>
          </table:table-cell>
        </table:table-row>
        <table:table-row table:style-name="ro1">
          <table:table-cell office:value-type="string" calcext:value-type="string">
            <text:p>BAAKLE/rack=1/shelf=1/slot=LT10/port=8/ONUID=3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KLE/rack=1/shelf=1/slot=LT16/port=3/ONUID=7 <text:s text:c="19"/>124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4/port=6/ONUID=1 <text:s text:c="18"/>1288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3/port=3/ONUID=7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5/port=9/ONUID=3 <text:s text:c="19"/>141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0/port=10/ONUID=3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1/port=1/ONUID=1 <text:s text:c="18"/>1337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0/port=10/ONUID=5 <text:s text:c="17"/>1292 <text:s/>... <text:s/>left_only</text:p>
          </table:table-cell>
        </table:table-row>
        <table:table-row table:style-name="ro1">
          <table:table-cell office:value-type="string" calcext:value-type="string">
            <text:p>BAAKFA/rack=1/shelf=1/slot=LT16/port=4/ONUID=7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KFA/rack=1/shelf=1/slot=LT13/port=9/ONUID=3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4/port=5/ONUID=4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2/port=15/ONUID=4 <text:s text:c="19"/>51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4/port=6/ONUID=7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2/port=7/ONUID=2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0/port=1/ONUID=5 <text:s text:c="19"/>662 <text:s/>... <text:s/>left_only</text:p>
          </table:table-cell>
        </table:table-row>
        <table:table-row table:style-name="ro1">
          <table:table-cell office:value-type="string" calcext:value-type="string">
            <text:p>BAAJTA/rack=1/shelf=1/slot=LT16/port=2/ONUID=3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TA/rack=1/shelf=1/slot=LT16/port=2/ONUID=4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ZF/rack=1/shelf=1/slot=LT16/port=8/ONUID=3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ZF/rack=1/shelf=1/slot=LT13/port=10/ONUID=5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JZF/rack=1/shelf=1/slot=LT15/port=11/ONUID=7 <text:s text:c="17"/>1165 <text:s/>... <text:s/>left_only</text:p>
          </table:table-cell>
        </table:table-row>
        <table:table-row table:style-name="ro1">
          <table:table-cell office:value-type="string" calcext:value-type="string">
            <text:p>BAAJZF/rack=1/shelf=1/slot=LT16/port=4/ONUID=1 <text:s text:c="19"/>253 <text:s/>... <text:s/>left_only</text:p>
          </table:table-cell>
        </table:table-row>
        <table:table-row table:style-name="ro1">
          <table:table-cell office:value-type="string" calcext:value-type="string">
            <text:p>BAAIYN/rack=1/shelf=1/slot=LT12/port=9/ONUID=7 <text:s text:c="20"/>53 <text:s/>... <text:s/>left_only</text:p>
          </table:table-cell>
        </table:table-row>
        <table:table-row table:style-name="ro1">
          <table:table-cell office:value-type="string" calcext:value-type="string">
            <text:p>BAAIYN/rack=1/shelf=1/slot=LT14/port=8/ONUID=2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IYN/rack=1/shelf=1/slot=LT12/port=12/ONUID=3 <text:s text:c="18"/>226 <text:s/>... <text:s/>left_only</text:p>
          </table:table-cell>
        </table:table-row>
        <table:table-row table:style-name="ro1">
          <table:table-cell office:value-type="string" calcext:value-type="string">
            <text:p>BAAIYN/rack=1/shelf=1/slot=LT13/port=8/ONUID=1 <text:s text:c="19"/>560 <text:s/>... <text:s/>left_only</text:p>
          </table:table-cell>
        </table:table-row>
        <table:table-row table:style-name="ro1">
          <table:table-cell office:value-type="string" calcext:value-type="string">
            <text:p>BAAIZU/rack=1/shelf=1/slot=LT13/port=15/ONUID=1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IZU/rack=1/shelf=1/slot=LT9/port=15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UX/rack=1/shelf=1/slot=LT10/port=9/ONUID=2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JUX/rack=1/shelf=1/slot=LT6/port=10/ONUID=3 <text:s text:c="19"/>663 <text:s/>... <text:s/>left_only</text:p>
          </table:table-cell>
        </table:table-row>
        <table:table-row table:style-name="ro1">
          <table:table-cell office:value-type="string" calcext:value-type="string">
            <text:p>BAAJUX/rack=1/shelf=1/slot=LT11/port=8/ONUID=1 <text:s text:c="18"/>1171 <text:s/>... <text:s/>left_only</text:p>
          </table:table-cell>
        </table:table-row>
        <table:table-row table:style-name="ro1">
          <table:table-cell office:value-type="string" calcext:value-type="string">
            <text:p>BAAJHO/rack=1/shelf=1/slot=LT13/port=13/ONUID=5 <text:s text:c="18"/>237 <text:s/>... <text:s/>left_only</text:p>
          </table:table-cell>
        </table:table-row>
        <table:table-row table:style-name="ro1">
          <table:table-cell office:value-type="string" calcext:value-type="string">
            <text:p>BAAJHO/rack=1/shelf=1/slot=LT16/port=3/ONUID=2 <text:s text:c="19"/>521 <text:s/>... <text:s/>left_only</text:p>
          </table:table-cell>
        </table:table-row>
        <table:table-row table:style-name="ro1">
          <table:table-cell office:value-type="string" calcext:value-type="string">
            <text:p>BAAJHO/rack=1/shelf=1/slot=LT7/port=9/ONUID=2 <text:s text:c="19"/>1343 <text:s/>... <text:s/>left_only</text:p>
          </table:table-cell>
        </table:table-row>
        <table:table-row table:style-name="ro1">
          <table:table-cell office:value-type="string" calcext:value-type="string">
            <text:p>BAAIXO/rack=1/shelf=1/slot=LT15/port=11/ONUID=5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IXO/rack=1/shelf=1/slot=LT16/port=14/ONUID=3 <text:s text:c="18"/>417 <text:s/>... <text:s/>left_only</text:p>
          </table:table-cell>
        </table:table-row>
        <table:table-row table:style-name="ro1">
          <table:table-cell office:value-type="string" calcext:value-type="string">
            <text:p>BAAKRR/rack=1/shelf=1/slot=LT12/port=5/ONUID=2 <text:s text:c="18"/>1255 <text:s/>... <text:s/>left_only</text:p>
          </table:table-cell>
        </table:table-row>
        <table:table-row table:style-name="ro1">
          <table:table-cell office:value-type="string" calcext:value-type="string">
            <text:p>BAAIQI/rack=1/shelf=1/slot=LT12/port=12/ONUID=4 <text:s text:c="17"/>1342 <text:s/>... <text:s/>left_only</text:p>
          </table:table-cell>
        </table:table-row>
        <table:table-row table:style-name="ro1">
          <table:table-cell office:value-type="string" calcext:value-type="string">
            <text:p>BAAIQI/rack=1/shelf=1/slot=LT12/port=14/ONUID=2 <text:s text:c="17"/>1192 <text:s/>... <text:s/>left_only</text:p>
          </table:table-cell>
        </table:table-row>
        <table:table-row table:style-name="ro1">
          <table:table-cell office:value-type="string" calcext:value-type="string">
            <text:p>BAAIQI/rack=1/shelf=1/slot=LT15/port=16/ONUID=1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IUW/rack=1/shelf=1/slot=LT15/port=14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UW/rack=1/shelf=1/slot=LT12/port=8/ONUID=2 <text:s text:c="18"/>1284 <text:s/>... <text:s/>left_only</text:p>
          </table:table-cell>
        </table:table-row>
        <table:table-row table:style-name="ro1">
          <table:table-cell office:value-type="string" calcext:value-type="string">
            <text:p>BAAIUW/rack=1/shelf=1/slot=LT16/port=15/ONUID=2 <text:s text:c="17"/>1297 <text:s/>... <text:s/>left_only</text:p>
          </table:table-cell>
        </table:table-row>
        <table:table-row table:style-name="ro1">
          <table:table-cell office:value-type="string" calcext:value-type="string">
            <text:p>BAAIUW/rack=1/shelf=1/slot=LT12/port=14/ONUID=1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IUW/rack=1/shelf=1/slot=LT15/port=1/ONUID=2 <text:s text:c="19"/>108 <text:s/>... <text:s/>left_only</text:p>
          </table:table-cell>
        </table:table-row>
        <table:table-row table:style-name="ro1">
          <table:table-cell office:value-type="string" calcext:value-type="string">
            <text:p>BAALCD/rack=1/shelf=1/slot=LT7/port=3/ONUID=2 <text:s text:c="20"/>685 <text:s/>... <text:s/>left_only</text:p>
          </table:table-cell>
        </table:table-row>
        <table:table-row table:style-name="ro1">
          <table:table-cell office:value-type="string" calcext:value-type="string">
            <text:p>BAAKMR/rack=1/shelf=1/slot=LT15/port=14/ONUID=4 <text:s text:c="17"/>1191 <text:s/>... <text:s/>left_only</text:p>
          </table:table-cell>
        </table:table-row>
        <table:table-row table:style-name="ro1">
          <table:table-cell office:value-type="string" calcext:value-type="string">
            <text:p>BAAKUZ/rack=1/shelf=1/slot=LT9/port=3/ONUID=1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JKR/rack=1/shelf=1/slot=LT13/port=3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WT/rack=1/shelf=1/slot=LT13/port=7/ONUID=2 <text:s text:c="18"/>1163 <text:s/>... <text:s/>left_only</text:p>
          </table:table-cell>
        </table:table-row>
        <table:table-row table:style-name="ro1">
          <table:table-cell office:value-type="string" calcext:value-type="string">
            <text:p>BAAJWT/rack=1/shelf=1/slot=LT9/port=3/ONUID=3 <text:s text:c="21"/>45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11/port=13/ONUID=2 <text:s text:c="19"/>53 <text:s/>... <text:s/>left_only</text:p>
          </table:table-cell>
        </table:table-row>
        <table:table-row table:style-name="ro1">
          <table:table-cell office:value-type="string" calcext:value-type="string">
            <text:p>BAAIZO/rack=1/shelf=1/slot=LT14/port=13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ZO/rack=1/shelf=1/slot=LT13/port=8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GW/rack=1/shelf=1/slot=LT11/port=1/ONUID=1 <text:s text:c="18"/>1184 <text:s/>... <text:s/>left_only</text:p>
          </table:table-cell>
        </table:table-row>
        <table:table-row table:style-name="ro1">
          <table:table-cell office:value-type="string" calcext:value-type="string">
            <text:p>BAAJGW/rack=1/shelf=1/slot=LT14/port=8/ONUID=1 <text:s text:c="18"/>1135 <text:s/>... <text:s/>left_only</text:p>
          </table:table-cell>
        </table:table-row>
        <table:table-row table:style-name="ro1">
          <table:table-cell office:value-type="string" calcext:value-type="string">
            <text:p>BAAJGW/rack=1/shelf=1/slot=LT15/port=13/ONUID=3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VR/rack=1/shelf=1/slot=LT11/port=7/ONUID=4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VR/rack=1/shelf=1/slot=LT16/port=4/ONUID=3 <text:s text:c="20"/>64 <text:s/>... <text:s/>left_only</text:p>
          </table:table-cell>
        </table:table-row>
        <table:table-row table:style-name="ro1">
          <table:table-cell office:value-type="string" calcext:value-type="string">
            <text:p>BAAJVR/rack=1/shelf=1/slot=LT14/port=9/ONUID=2 <text:s text:c="20"/>44 <text:s/>... <text:s/>left_only</text:p>
          </table:table-cell>
        </table:table-row>
        <table:table-row table:style-name="ro1">
          <table:table-cell office:value-type="string" calcext:value-type="string">
            <text:p>BAAJMF/rack=1/shelf=1/slot=LT13/port=12/ONUID=1 <text:s text:c="18"/>720 <text:s/>... <text:s/>left_only</text:p>
          </table:table-cell>
        </table:table-row>
        <table:table-row table:style-name="ro1">
          <table:table-cell office:value-type="string" calcext:value-type="string">
            <text:p>BAAKTL/rack=1/shelf=1/slot=LT12/port=10/ONUID=1 <text:s text:c="18"/>191 <text:s/>... <text:s/>left_only</text:p>
          </table:table-cell>
        </table:table-row>
        <table:table-row table:style-name="ro1">
          <table:table-cell office:value-type="string" calcext:value-type="string">
            <text:p>BAAIYR/rack=1/shelf=1/slot=LT10/port=5/ONUID=5 <text:s text:c="20"/>29 <text:s/>... <text:s/>left_only</text:p>
          </table:table-cell>
        </table:table-row>
        <table:table-row table:style-name="ro1">
          <table:table-cell office:value-type="string" calcext:value-type="string">
            <text:p>BAAJJQ/rack=1/shelf=1/slot=LT11/port=1/ONUID=1 <text:s text:c="20"/>29 <text:s/>... <text:s/>left_only</text:p>
          </table:table-cell>
        </table:table-row>
        <table:table-row table:style-name="ro1">
          <table:table-cell office:value-type="string" calcext:value-type="string">
            <text:p>BAAKKG/rack=1/shelf=1/slot=LT10/port=1/ONUID=5 <text:s text:c="20"/>55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4/port=6/ONUID=5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5/port=7/ONUID=2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4/port=6/ONUID=3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0/port=1/ONUID=1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0/port=6/ONUID=2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2/port=7/ONUID=4 <text:s text:c="18"/>1298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2/port=3/ONUID=3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3/port=16/ONUID=1 <text:s text:c="18"/>804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2/port=5/ONUID=3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2/port=10/ONUID=7 <text:s text:c="18"/>251 <text:s/>... <text:s/>left_only</text:p>
          </table:table-cell>
        </table:table-row>
        <table:table-row table:style-name="ro1">
          <table:table-cell office:value-type="string" calcext:value-type="string">
            <text:p>BAAJKM/rack=1/shelf=1/slot=LT7/port=15/ONUID=5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JKM/rack=1/shelf=1/slot=LT12/port=4/ONUID=1 <text:s text:c="19"/>791 <text:s/>... <text:s/>left_only</text:p>
          </table:table-cell>
        </table:table-row>
        <table:table-row table:style-name="ro1">
          <table:table-cell office:value-type="string" calcext:value-type="string">
            <text:p>BAAJKM/rack=1/shelf=1/slot=LT8/port=4/ONUID=1 <text:s text:c="21"/>24 <text:s/>... <text:s/>left_only</text:p>
          </table:table-cell>
        </table:table-row>
        <table:table-row table:style-name="ro1">
          <table:table-cell office:value-type="string" calcext:value-type="string">
            <text:p>BAAKSW/rack=1/shelf=1/slot=LT10/port=16/ONUID=1 <text:s text:c="18"/>386 <text:s/>... <text:s/>left_only</text:p>
          </table:table-cell>
        </table:table-row>
        <table:table-row table:style-name="ro1">
          <table:table-cell office:value-type="string" calcext:value-type="string">
            <text:p>BAAJFI/rack=1/shelf=1/slot=LT16/port=9/ONUID=4 <text:s text:c="20"/>32 <text:s/>... <text:s/>left_only</text:p>
          </table:table-cell>
        </table:table-row>
        <table:table-row table:style-name="ro1">
          <table:table-cell office:value-type="string" calcext:value-type="string">
            <text:p>BAAKLX/rack=1/shelf=1/slot=LT14/port=8/ONUID=3 <text:s text:c="19"/>471 <text:s/>... <text:s/>left_only</text:p>
          </table:table-cell>
        </table:table-row>
        <table:table-row table:style-name="ro1">
          <table:table-cell office:value-type="string" calcext:value-type="string">
            <text:p>BAAJJP/rack=1/shelf=1/slot=LT6/port=7/ONUID=2 <text:s text:c="21"/>42 <text:s/>... <text:s/>left_only</text:p>
          </table:table-cell>
        </table:table-row>
        <table:table-row table:style-name="ro1">
          <table:table-cell office:value-type="string" calcext:value-type="string">
            <text:p>BAAJPZ/rack=1/shelf=1/slot=LT8/port=13/ONUID=3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PZ/rack=1/shelf=1/slot=LT8/port=11/ONUID=1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JPZ/rack=1/shelf=1/slot=LT15/port=5/ONUID=1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JPZ/rack=1/shelf=1/slot=LT15/port=2/ONUID=3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PZ/rack=1/shelf=1/slot=LT12/port=3/ONUID=1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JPZ/rack=1/shelf=1/slot=LT15/port=7/ONUID=2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VI/rack=1/shelf=1/slot=LT10/port=5/ONUID=2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JND/rack=1/shelf=1/slot=LT10/port=8/ONUID=1 <text:s text:c="20"/>38 <text:s/>... <text:s/>left_only</text:p>
          </table:table-cell>
        </table:table-row>
        <table:table-row table:style-name="ro1">
          <table:table-cell office:value-type="string" calcext:value-type="string">
            <text:p>BAAJDA/rack=1/shelf=1/slot=LT15/port=12/ONUID=2 <text:s text:c="17"/>1318 <text:s/>... <text:s/>left_only</text:p>
          </table:table-cell>
        </table:table-row>
        <table:table-row table:style-name="ro1">
          <table:table-cell office:value-type="string" calcext:value-type="string">
            <text:p>BAAJDA/rack=1/shelf=1/slot=LT14/port=11/ONUID=1 <text:s text:c="17"/>1318 <text:s/>... <text:s/>left_only</text:p>
          </table:table-cell>
        </table:table-row>
        <table:table-row table:style-name="ro1">
          <table:table-cell office:value-type="string" calcext:value-type="string">
            <text:p>BAAJQB/rack=1/shelf=1/slot=LT13/port=6/ONUID=1 <text:s text:c="20"/>35 <text:s/>... <text:s/>left_only</text:p>
          </table:table-cell>
        </table:table-row>
        <table:table-row table:style-name="ro1">
          <table:table-cell office:value-type="string" calcext:value-type="string">
            <text:p>BAAJNH/rack=1/shelf=1/slot=LT15/port=5/ONUID=1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0/port=4/ONUID=2 <text:s text:c="19"/>250 <text:s/>... <text:s/>left_only</text:p>
          </table:table-cell>
        </table:table-row>
        <table:table-row table:style-name="ro1">
          <table:table-cell office:value-type="string" calcext:value-type="string">
            <text:p>BAAJSZ/rack=1/shelf=1/slot=LT10/port=5/ONUID=2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JGT/rack=1/shelf=1/slot=LT9/port=5/ONUID=1 <text:s text:c="19"/>1322 <text:s/>... <text:s/>left_only</text:p>
          </table:table-cell>
        </table:table-row>
        <table:table-row table:style-name="ro1">
          <table:table-cell office:value-type="string" calcext:value-type="string">
            <text:p>BAAJGT/rack=1/shelf=1/slot=LT15/port=8/ONUID=1 <text:s text:c="20"/>63 <text:s/>... <text:s/>left_only</text:p>
          </table:table-cell>
        </table:table-row>
        <table:table-row table:style-name="ro1">
          <table:table-cell office:value-type="string" calcext:value-type="string">
            <text:p>BAAJGT/rack=1/shelf=1/slot=LT14/port=4/ONUID=2 <text:s text:c="20"/>31 <text:s/>... <text:s/>left_only</text:p>
          </table:table-cell>
        </table:table-row>
        <table:table-row table:style-name="ro1">
          <table:table-cell office:value-type="string" calcext:value-type="string">
            <text:p>BAAJNC/rack=1/shelf=1/slot=LT8/port=9/ONUID=1 <text:s text:c="19"/>1328 <text:s/>... <text:s/>left_only</text:p>
          </table:table-cell>
        </table:table-row>
        <table:table-row table:style-name="ro1">
          <table:table-cell office:value-type="string" calcext:value-type="string">
            <text:p>BAAINC/rack=1/shelf=1/slot=LT14/port=15/ONUID=3 <text:s text:c="17"/>1326 <text:s/>... <text:s/>left_only</text:p>
          </table:table-cell>
        </table:table-row>
        <table:table-row table:style-name="ro1">
          <table:table-cell office:value-type="string" calcext:value-type="string">
            <text:p>BAAINC/rack=1/shelf=1/slot=LT10/port=11/ONUID=7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NC/rack=1/shelf=1/slot=LT14/port=9/ONUID=2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INC/rack=1/shelf=1/slot=LT10/port=14/ONUID=1 <text:s text:c="17"/>1170 <text:s/>... <text:s/>left_only</text:p>
          </table:table-cell>
        </table:table-row>
        <table:table-row table:style-name="ro1">
          <table:table-cell office:value-type="string" calcext:value-type="string">
            <text:p>BAAIVP/rack=1/shelf=1/slot=LT12/port=11/ONUID=5 <text:s text:c="17"/>1341 <text:s/>... <text:s/>left_only</text:p>
          </table:table-cell>
        </table:table-row>
        <table:table-row table:style-name="ro1">
          <table:table-cell office:value-type="string" calcext:value-type="string">
            <text:p>BAAIVP/rack=1/shelf=1/slot=LT11/port=7/ONUID=2 <text:s text:c="19"/>635 <text:s/>... <text:s/>left_only</text:p>
          </table:table-cell>
        </table:table-row>
        <table:table-row table:style-name="ro1">
          <table:table-cell office:value-type="string" calcext:value-type="string">
            <text:p>BAAIVP/rack=1/shelf=1/slot=LT9/port=10/ONUID=2 <text:s text:c="18"/>1252 <text:s/>... <text:s/>left_only</text:p>
          </table:table-cell>
        </table:table-row>
        <table:table-row table:style-name="ro1">
          <table:table-cell office:value-type="string" calcext:value-type="string">
            <text:p>BAAKBZ/rack=1/shelf=1/slot=LT15/port=4/ONUID=1 <text:s text:c="19"/>442 <text:s/>... <text:s/>left_only</text:p>
          </table:table-cell>
        </table:table-row>
        <table:table-row table:style-name="ro1">
          <table:table-cell office:value-type="string" calcext:value-type="string">
            <text:p>BAAKBZ/rack=1/shelf=1/slot=LT15/port=6/ONUID=1 <text:s text:c="19"/>702 <text:s/>... <text:s/>left_only</text:p>
          </table:table-cell>
        </table:table-row>
        <table:table-row table:style-name="ro1">
          <table:table-cell office:value-type="string" calcext:value-type="string">
            <text:p>BAAKBZ/rack=1/shelf=1/slot=LT6/port=6/ONUID=1 <text:s text:c="20"/>139 <text:s/>... <text:s/>left_only</text:p>
          </table:table-cell>
        </table:table-row>
        <table:table-row table:style-name="ro1">
          <table:table-cell office:value-type="string" calcext:value-type="string">
            <text:p>BAAJQZ/rack=1/shelf=1/slot=LT12/port=13/ONUID=7 <text:s text:c="17"/>1235 <text:s/>... <text:s/>left_only</text:p>
          </table:table-cell>
        </table:table-row>
        <table:table-row table:style-name="ro1">
          <table:table-cell office:value-type="string" calcext:value-type="string">
            <text:p>BAAIYI/rack=1/shelf=1/slot=LT11/port=12/ONUID=1 <text:s text:c="19"/>22 <text:s/>... <text:s/>left_only</text:p>
          </table:table-cell>
        </table:table-row>
        <table:table-row table:style-name="ro1">
          <table:table-cell office:value-type="string" calcext:value-type="string">
            <text:p>BAAJJH/rack=1/shelf=1/slot=LT16/port=4/ONUID=4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JJH/rack=1/shelf=1/slot=LT10/port=8/ONUID=2 <text:s text:c="19"/>998 <text:s/>... <text:s/>left_only</text:p>
          </table:table-cell>
        </table:table-row>
        <table:table-row table:style-name="ro1">
          <table:table-cell office:value-type="string" calcext:value-type="string">
            <text:p>BAAJJH/rack=1/shelf=1/slot=LT12/port=9/ONUID=3 <text:s text:c="18"/>1426 <text:s/>... <text:s/>left_only</text:p>
          </table:table-cell>
        </table:table-row>
        <table:table-row table:style-name="ro1">
          <table:table-cell office:value-type="string" calcext:value-type="string">
            <text:p>BAAJJH/rack=1/shelf=1/slot=LT8/port=13/ONUID=1 <text:s text:c="20"/>45 <text:s/>... <text:s/>left_only</text:p>
          </table:table-cell>
        </table:table-row>
        <table:table-row table:style-name="ro1">
          <table:table-cell office:value-type="string" calcext:value-type="string">
            <text:p>BAAITK/rack=1/shelf=1/slot=LT12/port=11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TK/rack=1/shelf=1/slot=LT15/port=8/ONUID=5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IYN/rack=1/shelf=1/slot=LT14/port=3/ONUID=7 <text:s text:c="20"/>46 <text:s/>... <text:s/>left_only</text:p>
          </table:table-cell>
        </table:table-row>
        <table:table-row table:style-name="ro1">
          <table:table-cell office:value-type="string" calcext:value-type="string">
            <text:p>BAAJUI/rack=1/shelf=1/slot=LT16/port=13/ONUID=2 <text:s text:c="17"/>1282 <text:s/>... <text:s/>left_only</text:p>
          </table:table-cell>
        </table:table-row>
        <table:table-row table:style-name="ro1">
          <table:table-cell office:value-type="string" calcext:value-type="string">
            <text:p>BAAJUI/rack=1/shelf=1/slot=LT8/port=6/ONUID=1 <text:s text:c="19"/>1244 <text:s/>... <text:s/>left_only</text:p>
          </table:table-cell>
        </table:table-row>
        <table:table-row table:style-name="ro1">
          <table:table-cell office:value-type="string" calcext:value-type="string">
            <text:p>BAAJUI/rack=1/shelf=1/slot=LT11/port=9/ONUID=1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ZX/rack=1/shelf=1/slot=LT11/port=2/ONUID=2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ZX/rack=1/shelf=1/slot=LT12/port=13/ONUID=1 <text:s text:c="17"/>1217 <text:s/>... <text:s/>left_only</text:p>
          </table:table-cell>
        </table:table-row>
        <table:table-row table:style-name="ro1">
          <table:table-cell office:value-type="string" calcext:value-type="string">
            <text:p>BAAIZX/rack=1/shelf=1/slot=LT12/port=4/ONUID=4 <text:s text:c="19"/>433 <text:s/>... <text:s/>left_only</text:p>
          </table:table-cell>
        </table:table-row>
        <table:table-row table:style-name="ro1">
          <table:table-cell office:value-type="string" calcext:value-type="string">
            <text:p>BAAIZX/rack=1/shelf=1/slot=LT15/port=2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IE/rack=1/shelf=1/slot=LT15/port=11/ONUID=5 <text:s text:c="19"/>33 <text:s/>... <text:s/>left_only</text:p>
          </table:table-cell>
        </table:table-row>
        <table:table-row table:style-name="ro1">
          <table:table-cell office:value-type="string" calcext:value-type="string">
            <text:p>BAAJRF/rack=1/shelf=1/slot=LT14/port=12/ONUID=3 <text:s text:c="18"/>480 <text:s/>... <text:s/>left_only</text:p>
          </table:table-cell>
        </table:table-row>
        <table:table-row table:style-name="ro1">
          <table:table-cell office:value-type="string" calcext:value-type="string">
            <text:p>BAAJRF/rack=1/shelf=1/slot=LT10/port=13/ONUID=2 <text:s text:c="17"/>1290 <text:s/>... <text:s/>left_only</text:p>
          </table:table-cell>
        </table:table-row>
        <table:table-row table:style-name="ro1">
          <table:table-cell office:value-type="string" calcext:value-type="string">
            <text:p>BAAJRF/rack=1/shelf=1/slot=LT14/port=1/ONUID=3 <text:s text:c="18"/>1258 <text:s/>... <text:s/>left_only</text:p>
          </table:table-cell>
        </table:table-row>
        <table:table-row table:style-name="ro1">
          <table:table-cell office:value-type="string" calcext:value-type="string">
            <text:p>BAAJRF/rack=1/shelf=1/slot=LT9/port=12/ONUID=1 <text:s text:c="18"/>1319 <text:s/>... <text:s/>left_only</text:p>
          </table:table-cell>
        </table:table-row>
        <table:table-row table:style-name="ro1">
          <table:table-cell office:value-type="string" calcext:value-type="string">
            <text:p>BAAJRF/rack=1/shelf=1/slot=LT10/port=3/ONUID=3 <text:s text:c="20"/>31 <text:s/>... <text:s/>left_only</text:p>
          </table:table-cell>
        </table:table-row>
        <table:table-row table:style-name="ro1">
          <table:table-cell office:value-type="string" calcext:value-type="string">
            <text:p>BAAIMR/rack=1/shelf=1/slot=LT10/port=2/ONUID=1 <text:s text:c="18"/>1286 <text:s/>... <text:s/>left_only</text:p>
          </table:table-cell>
        </table:table-row>
        <table:table-row table:style-name="ro1">
          <table:table-cell office:value-type="string" calcext:value-type="string">
            <text:p>BAAIMR/rack=1/shelf=1/slot=LT16/port=2/ONUID=1 <text:s text:c="18"/>1333 <text:s/>... <text:s/>left_only</text:p>
          </table:table-cell>
        </table:table-row>
        <table:table-row table:style-name="ro1">
          <table:table-cell office:value-type="string" calcext:value-type="string">
            <text:p>BAAIMR/rack=1/shelf=1/slot=LT12/port=7/ONUID=7 <text:s text:c="18"/>1310 <text:s/>... <text:s/>left_only</text:p>
          </table:table-cell>
        </table:table-row>
        <table:table-row table:style-name="ro1">
          <table:table-cell office:value-type="string" calcext:value-type="string">
            <text:p>BAAIMR/rack=1/shelf=1/slot=LT10/port=2/ONUID=2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JID/rack=1/shelf=1/slot=LT11/port=3/ONUID=2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JID/rack=1/shelf=1/slot=LT14/port=10/ONUID=1 <text:s text:c="17"/>1343 <text:s/>... <text:s/>left_only</text:p>
          </table:table-cell>
        </table:table-row>
        <table:table-row table:style-name="ro1">
          <table:table-cell office:value-type="string" calcext:value-type="string">
            <text:p>BAALFF/rack=1/shelf=1/slot=LT11/port=9/ONUID=1 <text:s text:c="19"/>123 <text:s/>... <text:s/>left_only</text:p>
          </table:table-cell>
        </table:table-row>
        <table:table-row table:style-name="ro1">
          <table:table-cell office:value-type="string" calcext:value-type="string">
            <text:p>HAAAFP/rack=1/shelf=1/slot=LT1/port=3/ONUID=5 <text:s text:c="19"/>1134 <text:s/>... <text:s/>left_only</text:p>
          </table:table-cell>
        </table:table-row>
        <table:table-row table:style-name="ro1">
          <table:table-cell office:value-type="string" calcext:value-type="string">
            <text:p>BAAKCY/rack=1/shelf=1/slot=LT16/port=3/ONUID=3 <text:s text:c="19"/>233 <text:s/>... <text:s/>left_only</text:p>
          </table:table-cell>
        </table:table-row>
        <table:table-row table:style-name="ro1">
          <table:table-cell office:value-type="string" calcext:value-type="string">
            <text:p>BAAIZK/rack=1/shelf=1/slot=LT11/port=14/ONUID=3 <text:s text:c="18"/>565 <text:s/>... <text:s/>left_only</text:p>
          </table:table-cell>
        </table:table-row>
        <table:table-row table:style-name="ro1">
          <table:table-cell office:value-type="string" calcext:value-type="string">
            <text:p>BAAIXW/rack=1/shelf=1/slot=LT15/port=2/ONUID=5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IXW/rack=1/shelf=1/slot=LT10/port=12/ONUID=5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IXW/rack=1/shelf=1/slot=LT16/port=3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TP/rack=1/shelf=1/slot=LT16/port=8/ONUID=1 <text:s text:c="19"/>368 <text:s/>... <text:s/>left_only</text:p>
          </table:table-cell>
        </table:table-row>
        <table:table-row table:style-name="ro1">
          <table:table-cell office:value-type="string" calcext:value-type="string">
            <text:p>BAAITP/rack=1/shelf=1/slot=LT12/port=11/ONUID=1 <text:s text:c="17"/>1319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1/port=5/ONUID=1 <text:s text:c="20"/>46 <text:s/>... <text:s/>left_only</text:p>
          </table:table-cell>
        </table:table-row>
        <table:table-row table:style-name="ro1">
          <table:table-cell office:value-type="string" calcext:value-type="string">
            <text:p>BAAJJI/rack=1/shelf=1/slot=LT12/port=13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4/port=11/ONUID=5 <text:s text:c="17"/>1230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2/port=11/ONUID=4 <text:s text:c="17"/>1313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5/port=9/ONUID=5 <text:s text:c="18"/>1012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9/port=16/ONUID=5 <text:s text:c="18"/>1297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1/port=7/ONUID=1 <text:s text:c="18"/>1296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6/port=3/ONUID=2 <text:s text:c="18"/>1283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6/port=3/ONUID=3 <text:s text:c="18"/>1277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6/port=3/ONUID=1 <text:s text:c="18"/>1283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6/port=3/ONUID=4 <text:s text:c="18"/>1282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5/port=3/ONUID=1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1/port=15/ONUID=3 <text:s text:c="17"/>1192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5/port=4/ONUID=1 <text:s text:c="18"/>1254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1/port=5/ONUID=2 <text:s text:c="18"/>1275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6/port=6/ONUID=3 <text:s text:c="19"/>508 <text:s/>... <text:s/>left_only</text:p>
          </table:table-cell>
        </table:table-row>
        <table:table-row table:style-name="ro1">
          <table:table-cell office:value-type="string" calcext:value-type="string">
            <text:p>BAAIYU/rack=1/shelf=1/slot=LT12/port=7/ONUID=1 <text:s text:c="18"/>1027 <text:s/>... <text:s/>left_only</text:p>
          </table:table-cell>
        </table:table-row>
        <table:table-row table:style-name="ro1">
          <table:table-cell office:value-type="string" calcext:value-type="string">
            <text:p>BAAIYU/rack=1/shelf=1/slot=LT10/port=11/ONUID=1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IYU/rack=1/shelf=1/slot=LT16/port=3/ONUID=2 <text:s text:c="19"/>759 <text:s/>... <text:s/>left_only</text:p>
          </table:table-cell>
        </table:table-row>
        <table:table-row table:style-name="ro1">
          <table:table-cell office:value-type="string" calcext:value-type="string">
            <text:p>BAAIYU/rack=1/shelf=1/slot=LT16/port=4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OF/rack=1/shelf=1/slot=LT12/port=7/ONUID=3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IOF/rack=1/shelf=1/slot=LT13/port=9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IOF/rack=1/shelf=1/slot=LT9/port=5/ONUID=3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JIH/rack=1/shelf=1/slot=LT11/port=3/ONUID=1 <text:s text:c="18"/>1180 <text:s/>... <text:s/>left_only</text:p>
          </table:table-cell>
        </table:table-row>
        <table:table-row table:style-name="ro1">
          <table:table-cell office:value-type="string" calcext:value-type="string">
            <text:p>BAAJIH/rack=1/shelf=1/slot=LT13/port=7/ONUID=1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JPA/rack=1/shelf=1/slot=LT15/port=8/ONUID=1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IZE/rack=1/shelf=1/slot=LT11/port=5/ONUID=1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IZE/rack=1/shelf=1/slot=LT13/port=3/ONUID=3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IZE/rack=1/shelf=1/slot=LT9/port=13/ONUID=3 <text:s text:c="18"/>1192 <text:s/>... <text:s/>left_only</text:p>
          </table:table-cell>
        </table:table-row>
        <table:table-row table:style-name="ro1">
          <table:table-cell office:value-type="string" calcext:value-type="string">
            <text:p>BAAIZE/rack=1/shelf=1/slot=LT9/port=7/ONUID=3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KQ/rack=1/shelf=1/slot=LT10/port=10/ONUID=5 <text:s text:c="18"/>663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3/port=7/ONUID=1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0/port=7/ONUID=1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2/port=7/ONUID=3 <text:s text:c="19"/>725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5/port=4/ONUID=1 <text:s text:c="19"/>837 <text:s/>... <text:s/>left_only</text:p>
          </table:table-cell>
        </table:table-row>
        <table:table-row table:style-name="ro1">
          <table:table-cell office:value-type="string" calcext:value-type="string">
            <text:p>BAAJWV/rack=1/shelf=1/slot=LT16/port=8/ONUID=4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JWV/rack=1/shelf=1/slot=LT14/port=10/ONUID=4 <text:s text:c="17"/>1311 <text:s/>... <text:s/>left_only</text:p>
          </table:table-cell>
        </table:table-row>
        <table:table-row table:style-name="ro1">
          <table:table-cell office:value-type="string" calcext:value-type="string">
            <text:p>BAAIYP/rack=1/shelf=1/slot=LT13/port=7/ONUID=5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YP/rack=1/shelf=1/slot=LT14/port=2/ONUID=2 <text:s text:c="18"/>1313 <text:s/>... <text:s/>left_only</text:p>
          </table:table-cell>
        </table:table-row>
        <table:table-row table:style-name="ro1">
          <table:table-cell office:value-type="string" calcext:value-type="string">
            <text:p>BAAKXQ/rack=1/shelf=1/slot=LT16/port=13/ONUID=3 <text:s text:c="17"/>1342 <text:s/>... <text:s/>left_only</text:p>
          </table:table-cell>
        </table:table-row>
        <table:table-row table:style-name="ro1">
          <table:table-cell office:value-type="string" calcext:value-type="string">
            <text:p>BAAKXN/rack=1/shelf=1/slot=LT6/port=10/ONUID=1 <text:s text:c="19"/>806 <text:s/>... <text:s/>left_only</text:p>
          </table:table-cell>
        </table:table-row>
        <table:table-row table:style-name="ro1">
          <table:table-cell office:value-type="string" calcext:value-type="string">
            <text:p>BAAKXN/rack=1/shelf=1/slot=LT10/port=7/ONUID=2 <text:s text:c="20"/>51 <text:s/>... <text:s/>left_only</text:p>
          </table:table-cell>
        </table:table-row>
        <table:table-row table:style-name="ro1">
          <table:table-cell office:value-type="string" calcext:value-type="string">
            <text:p>BAAKXN/rack=1/shelf=1/slot=LT6/port=11/ONUID=2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JQQ/rack=1/shelf=1/slot=LT10/port=3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UN/rack=1/shelf=1/slot=LT9/port=16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UN/rack=1/shelf=1/slot=LT12/port=2/ONUID=2 <text:s text:c="18"/>1268 <text:s/>... <text:s/>left_only</text:p>
          </table:table-cell>
        </table:table-row>
        <table:table-row table:style-name="ro1">
          <table:table-cell office:value-type="string" calcext:value-type="string">
            <text:p>BAAIUN/rack=1/shelf=1/slot=LT10/port=5/ONUID=5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1/port=13/ONUID=5 <text:s text:c="18"/>142 <text:s/>... <text:s/>left_only</text:p>
          </table:table-cell>
        </table:table-row>
        <table:table-row table:style-name="ro1">
          <table:table-cell office:value-type="string" calcext:value-type="string">
            <text:p>BAAIZC/rack=1/shelf=1/slot=LT16/port=14/ONUID=7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IZC/rack=1/shelf=1/slot=LT12/port=10/ONUID=2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IZC/rack=1/shelf=1/slot=LT10/port=3/ONUID=1 <text:s text:c="19"/>316 <text:s/>... <text:s/>left_only</text:p>
          </table:table-cell>
        </table:table-row>
        <table:table-row table:style-name="ro1">
          <table:table-cell office:value-type="string" calcext:value-type="string">
            <text:p>BAAINC/rack=1/shelf=1/slot=LT15/port=3/ONUID=1 <text:s text:c="20"/>43 <text:s/>... <text:s/>left_only</text:p>
          </table:table-cell>
        </table:table-row>
        <table:table-row table:style-name="ro1">
          <table:table-cell office:value-type="string" calcext:value-type="string">
            <text:p>BAAIVT/rack=1/shelf=1/slot=LT12/port=11/ONUID=3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VT/rack=1/shelf=1/slot=LT14/port=10/ONUID=1 <text:s text:c="17"/>1292 <text:s/>... <text:s/>left_only</text:p>
          </table:table-cell>
        </table:table-row>
        <table:table-row table:style-name="ro1">
          <table:table-cell office:value-type="string" calcext:value-type="string">
            <text:p>BAAIVT/rack=1/shelf=1/slot=LT13/port=15/ONUID=3 <text:s text:c="17"/>1047 <text:s/>... <text:s/>left_only</text:p>
          </table:table-cell>
        </table:table-row>
        <table:table-row table:style-name="ro1">
          <table:table-cell office:value-type="string" calcext:value-type="string">
            <text:p>BAAHTK/rack=1/shelf=1/slot=LT6/port=12/ONUID=7 <text:s text:c="18"/>1280 <text:s/>... <text:s/>left_only</text:p>
          </table:table-cell>
        </table:table-row>
        <table:table-row table:style-name="ro1">
          <table:table-cell office:value-type="string" calcext:value-type="string">
            <text:p>BAAHTK/rack=1/shelf=1/slot=LT15/port=2/ONUID=2 <text:s text:c="18"/>1310 <text:s/>... <text:s/>left_only</text:p>
          </table:table-cell>
        </table:table-row>
        <table:table-row table:style-name="ro1">
          <table:table-cell office:value-type="string" calcext:value-type="string">
            <text:p>BAAHTK/rack=1/shelf=1/slot=LT16/port=16/ONUID=2 <text:s text:c="17"/>1216 <text:s/>... <text:s/>left_only</text:p>
          </table:table-cell>
        </table:table-row>
        <table:table-row table:style-name="ro1">
          <table:table-cell office:value-type="string" calcext:value-type="string">
            <text:p>BAAHTK/rack=1/shelf=1/slot=LT16/port=2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HTK/rack=1/shelf=1/slot=LT16/port=4/ONUID=1 <text:s text:c="18"/>1289 <text:s/>... <text:s/>left_only</text:p>
          </table:table-cell>
        </table:table-row>
        <table:table-row table:style-name="ro1">
          <table:table-cell office:value-type="string" calcext:value-type="string">
            <text:p>BAAJHI/rack=1/shelf=1/slot=LT7/port=8/ONUID=1 <text:s text:c="21"/>54 <text:s/>... <text:s/>left_only</text:p>
          </table:table-cell>
        </table:table-row>
        <table:table-row table:style-name="ro1">
          <table:table-cell office:value-type="string" calcext:value-type="string">
            <text:p>BAAJMC/rack=1/shelf=1/slot=LT14/port=16/ONUID=2 <text:s text:c="17"/>1311 <text:s/>... <text:s/>left_only</text:p>
          </table:table-cell>
        </table:table-row>
        <table:table-row table:style-name="ro1">
          <table:table-cell office:value-type="string" calcext:value-type="string">
            <text:p>BAAJMC/rack=1/shelf=1/slot=LT6/port=12/ONUID=1 <text:s text:c="20"/>53 <text:s/>... <text:s/>left_only</text:p>
          </table:table-cell>
        </table:table-row>
        <table:table-row table:style-name="ro1">
          <table:table-cell office:value-type="string" calcext:value-type="string">
            <text:p>BAAIVO/rack=1/shelf=1/slot=LT15/port=9/ONUID=1 <text:s text:c="18"/>1287 <text:s/>... <text:s/>left_only</text:p>
          </table:table-cell>
        </table:table-row>
        <table:table-row table:style-name="ro1">
          <table:table-cell office:value-type="string" calcext:value-type="string">
            <text:p>BAAKNM/rack=1/shelf=1/slot=LT12/port=2/ONUID=4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IYU/rack=1/shelf=1/slot=LT9/port=3/ONUID=4 <text:s text:c="21"/>39 <text:s/>... <text:s/>left_only</text:p>
          </table:table-cell>
        </table:table-row>
        <table:table-row table:style-name="ro1">
          <table:table-cell office:value-type="string" calcext:value-type="string">
            <text:p>BAAJAL/rack=1/shelf=1/slot=LT13/port=11/ONUID=3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JAL/rack=1/shelf=1/slot=LT16/port=14/ONUID=4 <text:s text:c="18"/>616 <text:s/>... <text:s/>left_only</text:p>
          </table:table-cell>
        </table:table-row>
        <table:table-row table:style-name="ro1">
          <table:table-cell office:value-type="string" calcext:value-type="string">
            <text:p>BAAJAL/rack=1/shelf=1/slot=LT16/port=6/ONUID=1 <text:s text:c="20"/>36 <text:s/>... <text:s/>left_only</text:p>
          </table:table-cell>
        </table:table-row>
        <table:table-row table:style-name="ro1">
          <table:table-cell office:value-type="string" calcext:value-type="string">
            <text:p>BAALNZ/rack=1/shelf=1/slot=LT13/port=8/ONUID=1 <text:s text:c="19"/>269 <text:s/>... <text:s/>left_only</text:p>
          </table:table-cell>
        </table:table-row>
        <table:table-row table:style-name="ro1">
          <table:table-cell office:value-type="string" calcext:value-type="string">
            <text:p>BAAIMU/rack=1/shelf=1/slot=LT15/port=8/ONUID=2 <text:s text:c="18"/>1302 <text:s/>... <text:s/>left_only</text:p>
          </table:table-cell>
        </table:table-row>
        <table:table-row table:style-name="ro1">
          <table:table-cell office:value-type="string" calcext:value-type="string">
            <text:p>BAAIMU/rack=1/shelf=1/slot=LT15/port=8/ONUID=1 <text:s text:c="18"/>1267 <text:s/>... <text:s/>left_only</text:p>
          </table:table-cell>
        </table:table-row>
        <table:table-row table:style-name="ro1">
          <table:table-cell office:value-type="string" calcext:value-type="string">
            <text:p>BAAIMU/rack=1/shelf=1/slot=LT10/port=3/ONUID=2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IMU/rack=1/shelf=1/slot=LT16/port=8/ONUID=1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JEZ/rack=1/shelf=1/slot=LT11/port=6/ONUID=1 <text:s text:c="20"/>28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4/port=15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5/port=13/ONUID=1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3/port=3/ONUID=1 <text:s text:c="19"/>557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9/port=4/ONUID=2 <text:s text:c="19"/>1343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9/port=11/ONUID=3 <text:s text:c="18"/>1318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5/port=11/ONUID=4 <text:s text:c="18"/>241 <text:s/>... <text:s/>left_only</text:p>
          </table:table-cell>
        </table:table-row>
        <table:table-row table:style-name="ro1">
          <table:table-cell office:value-type="string" calcext:value-type="string">
            <text:p>BAAJFK/rack=1/shelf=1/slot=LT14/port=15/ONUID=1 <text:s text:c="17"/>1324 <text:s/>... <text:s/>left_only</text:p>
          </table:table-cell>
        </table:table-row>
        <table:table-row table:style-name="ro1">
          <table:table-cell office:value-type="string" calcext:value-type="string">
            <text:p>BAAJFK/rack=1/shelf=1/slot=LT13/port=9/ONUID=5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DX/rack=1/shelf=1/slot=LT16/port=5/ONUID=4 <text:s text:c="20"/>31 <text:s/>... <text:s/>left_only</text:p>
          </table:table-cell>
        </table:table-row>
        <table:table-row table:style-name="ro1">
          <table:table-cell office:value-type="string" calcext:value-type="string">
            <text:p>BAAJHW/rack=1/shelf=1/slot=LT13/port=15/ONUID=1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KMR/rack=1/shelf=1/slot=LT15/port=11/ONUID=1 <text:s text:c="19"/>24 <text:s/>... <text:s/>left_only</text:p>
          </table:table-cell>
        </table:table-row>
        <table:table-row table:style-name="ro1">
          <table:table-cell office:value-type="string" calcext:value-type="string">
            <text:p>BAAKEF/rack=1/shelf=1/slot=LT16/port=15/ONUID=3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KUC/rack=1/shelf=1/slot=LT16/port=6/ONUID=1 <text:s text:c="18"/>1232 <text:s/>... <text:s/>left_only</text:p>
          </table:table-cell>
        </table:table-row>
        <table:table-row table:style-name="ro1">
          <table:table-cell office:value-type="string" calcext:value-type="string">
            <text:p>BAAKUC/rack=1/shelf=1/slot=LT13/port=4/ONUID=2 <text:s text:c="18"/>1028 <text:s/>... <text:s/>left_only</text:p>
          </table:table-cell>
        </table:table-row>
        <table:table-row table:style-name="ro1">
          <table:table-cell office:value-type="string" calcext:value-type="string">
            <text:p>BAAIWG/rack=1/shelf=1/slot=LT12/port=12/ONUID=1 <text:s text:c="17"/>1294 <text:s/>... <text:s/>left_only</text:p>
          </table:table-cell>
        </table:table-row>
        <table:table-row table:style-name="ro1">
          <table:table-cell office:value-type="string" calcext:value-type="string">
            <text:p>BAAJJU/rack=1/shelf=1/slot=LT13/port=9/ONUID=1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JJU/rack=1/shelf=1/slot=LT9/port=3/ONUID=2 <text:s text:c="19"/>1332 <text:s/>... <text:s/>left_only</text:p>
          </table:table-cell>
        </table:table-row>
        <table:table-row table:style-name="ro1">
          <table:table-cell office:value-type="string" calcext:value-type="string">
            <text:p>BAAJJU/rack=1/shelf=1/slot=LT10/port=1/ONUID=3 <text:s text:c="20"/>53 <text:s/>... <text:s/>left_only</text:p>
          </table:table-cell>
        </table:table-row>
        <table:table-row table:style-name="ro1">
          <table:table-cell office:value-type="string" calcext:value-type="string">
            <text:p>BAAJCF/rack=1/shelf=1/slot=LT14/port=5/ONUID=2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JTZ/rack=1/shelf=1/slot=LT9/port=14/ONUID=1 <text:s text:c="19"/>638 <text:s/>... <text:s/>left_only</text:p>
          </table:table-cell>
        </table:table-row>
        <table:table-row table:style-name="ro1">
          <table:table-cell office:value-type="string" calcext:value-type="string">
            <text:p>BAAJTZ/rack=1/shelf=1/slot=LT14/port=15/ONUID=2 <text:s text:c="17"/>1309 <text:s/>... <text:s/>left_only</text:p>
          </table:table-cell>
        </table:table-row>
        <table:table-row table:style-name="ro1">
          <table:table-cell office:value-type="string" calcext:value-type="string">
            <text:p>BAAJTZ/rack=1/shelf=1/slot=LT16/port=11/ONUID=1 <text:s text:c="17"/>1319 <text:s/>... <text:s/>left_only</text:p>
          </table:table-cell>
        </table:table-row>
        <table:table-row table:style-name="ro1">
          <table:table-cell office:value-type="string" calcext:value-type="string">
            <text:p>BAAKWY/rack=1/shelf=1/slot=LT12/port=10/ONUID=2 <text:s text:c="17"/>1314 <text:s/>... <text:s/>left_only</text:p>
          </table:table-cell>
        </table:table-row>
        <table:table-row table:style-name="ro1">
          <table:table-cell office:value-type="string" calcext:value-type="string">
            <text:p>BAAJXA/rack=1/shelf=1/slot=LT11/port=7/ONUID=5 <text:s text:c="18"/>1333 <text:s/>... <text:s/>left_only</text:p>
          </table:table-cell>
        </table:table-row>
        <table:table-row table:style-name="ro1">
          <table:table-cell office:value-type="string" calcext:value-type="string">
            <text:p>BAAIMQ/rack=1/shelf=1/slot=LT13/port=10/ONUID=3 <text:s text:c="19"/>35 <text:s/>... <text:s/>left_only</text:p>
          </table:table-cell>
        </table:table-row>
        <table:table-row table:style-name="ro1">
          <table:table-cell office:value-type="string" calcext:value-type="string">
            <text:p>BAAJOS/rack=1/shelf=1/slot=LT11/port=3/ONUID=2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KAE/rack=1/shelf=1/slot=LT16/port=15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HMH/rack=1/shelf=1/slot=LT11/port=18/ONUID=5 <text:s text:c="17"/>1324 <text:s/>... <text:s/>left_only</text:p>
          </table:table-cell>
        </table:table-row>
        <table:table-row table:style-name="ro1">
          <table:table-cell office:value-type="string" calcext:value-type="string">
            <text:p>BAALDJ/rack=1/shelf=1/slot=LT6/port=6/ONUID=1 <text:s text:c="21"/>38 <text:s/>... <text:s/>left_only</text:p>
          </table:table-cell>
        </table:table-row>
        <table:table-row table:style-name="ro1">
          <table:table-cell office:value-type="string" calcext:value-type="string">
            <text:p>BAAJRS/rack=1/shelf=1/slot=LT11/port=3/ONUID=1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RS/rack=1/shelf=1/slot=LT6/port=7/ONUID=7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IUQ/rack=1/shelf=1/slot=LT13/port=1/ONUID=1 <text:s text:c="18"/>1341 <text:s/>... <text:s/>left_only</text:p>
          </table:table-cell>
        </table:table-row>
        <table:table-row table:style-name="ro1">
          <table:table-cell office:value-type="string" calcext:value-type="string">
            <text:p>BAAIUQ/rack=1/shelf=1/slot=LT16/port=5/ONUID=3 <text:s text:c="18"/>1307 <text:s/>... <text:s/>left_only</text:p>
          </table:table-cell>
        </table:table-row>
        <table:table-row table:style-name="ro1">
          <table:table-cell office:value-type="string" calcext:value-type="string">
            <text:p>BAAIUQ/rack=1/shelf=1/slot=LT9/port=6/ONUID=1 <text:s text:c="19"/>1342 <text:s/>... <text:s/>left_only</text:p>
          </table:table-cell>
        </table:table-row>
        <table:table-row table:style-name="ro1">
          <table:table-cell office:value-type="string" calcext:value-type="string">
            <text:p>BAAJIH/rack=1/shelf=1/slot=LT12/port=14/ONUID=1 <text:s text:c="19"/>24 <text:s/>... <text:s/>left_only</text:p>
          </table:table-cell>
        </table:table-row>
        <table:table-row table:style-name="ro1">
          <table:table-cell office:value-type="string" calcext:value-type="string">
            <text:p>BAAKOC/rack=1/shelf=1/slot=LT15/port=11/ONUID=2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KMA/rack=1/shelf=1/slot=LT7/port=1/ONUID=4 <text:s text:c="20"/>714 <text:s/>... <text:s/>left_only</text:p>
          </table:table-cell>
        </table:table-row>
        <table:table-row table:style-name="ro1">
          <table:table-cell office:value-type="string" calcext:value-type="string">
            <text:p>BAAKHL/rack=1/shelf=1/slot=LT9/port=13/ONUID=1 <text:s text:c="19"/>619 <text:s/>... <text:s/>left_only</text:p>
          </table:table-cell>
        </table:table-row>
        <table:table-row table:style-name="ro1">
          <table:table-cell office:value-type="string" calcext:value-type="string">
            <text:p>BAAHJM/rack=1/shelf=1/slot=LT6/port=7/ONUID=1 <text:s text:c="19"/>1299 <text:s/>... <text:s/>left_only</text:p>
          </table:table-cell>
        </table:table-row>
        <table:table-row table:style-name="ro1">
          <table:table-cell office:value-type="string" calcext:value-type="string">
            <text:p>BAAHJM/rack=1/shelf=1/slot=LT16/port=12/ONUID=3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HJM/rack=1/shelf=1/slot=LT16/port=1/ONUID=4 <text:s text:c="20"/>68 <text:s/>... <text:s/>left_only</text:p>
          </table:table-cell>
        </table:table-row>
        <table:table-row table:style-name="ro1">
          <table:table-cell office:value-type="string" calcext:value-type="string">
            <text:p>BAAJSX/rack=1/shelf=1/slot=LT7/port=14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CP/rack=1/shelf=1/slot=LT12/port=1/ONUID=5 <text:s text:c="20"/>29 <text:s/>... <text:s/>left_only</text:p>
          </table:table-cell>
        </table:table-row>
        <table:table-row table:style-name="ro1">
          <table:table-cell office:value-type="string" calcext:value-type="string">
            <text:p>BAAKGS/rack=1/shelf=1/slot=LT16/port=1/ONUID=5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KGS/rack=1/shelf=1/slot=LT16/port=15/ONUID=5 <text:s text:c="18"/>720 <text:s/>... <text:s/>left_only</text:p>
          </table:table-cell>
        </table:table-row>
        <table:table-row table:style-name="ro1">
          <table:table-cell office:value-type="string" calcext:value-type="string">
            <text:p>BAAJRQ/rack=1/shelf=1/slot=LT10/port=1/ONUID=1 <text:s text:c="20"/>34 <text:s/>... <text:s/>left_only</text:p>
          </table:table-cell>
        </table:table-row>
        <table:table-row table:style-name="ro1">
          <table:table-cell office:value-type="string" calcext:value-type="string">
            <text:p>BAAJRQ/rack=1/shelf=1/slot=LT11/port=9/ONUID=1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JVV/rack=1/shelf=1/slot=LT14/port=1/ONUID=1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TU/rack=1/shelf=1/slot=LT13/port=13/ONUID=1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IMZ/rack=1/shelf=1/slot=LT13/port=8/ONUID=2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IMZ/rack=1/shelf=1/slot=LT15/port=9/ONUID=1 <text:s text:c="20"/>59 <text:s/>... <text:s/>left_only</text:p>
          </table:table-cell>
        </table:table-row>
        <table:table-row table:style-name="ro1">
          <table:table-cell office:value-type="string" calcext:value-type="string">
            <text:p>BAAJYE/rack=1/shelf=1/slot=LT11/port=12/ONUID=1 <text:s text:c="17"/>1143 <text:s/>... <text:s/>left_only</text:p>
          </table:table-cell>
        </table:table-row>
        <table:table-row table:style-name="ro1">
          <table:table-cell office:value-type="string" calcext:value-type="string">
            <text:p>BAAJYE/rack=1/shelf=1/slot=LT16/port=1/ONUID=4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HQ/rack=1/shelf=1/slot=LT13/port=2/ONUID=1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HQ/rack=1/shelf=1/slot=LT7/port=4/ONUID=2 <text:s text:c="20"/>479 <text:s/>... <text:s/>left_only</text:p>
          </table:table-cell>
        </table:table-row>
        <table:table-row table:style-name="ro1">
          <table:table-cell office:value-type="string" calcext:value-type="string">
            <text:p>BAAJHQ/rack=1/shelf=1/slot=LT15/port=1/ONUID=1 <text:s text:c="19"/>521 <text:s/>... <text:s/>left_only</text:p>
          </table:table-cell>
        </table:table-row>
        <table:table-row table:style-name="ro1">
          <table:table-cell office:value-type="string" calcext:value-type="string">
            <text:p>BAALPR/rack=1/shelf=1/slot=LT8/port=7/ONUID=1 <text:s text:c="21"/>30 <text:s/>... <text:s/>left_only</text:p>
          </table:table-cell>
        </table:table-row>
        <table:table-row table:style-name="ro1">
          <table:table-cell office:value-type="string" calcext:value-type="string">
            <text:p>BAAIYX/rack=1/shelf=1/slot=LT13/port=1/ONUID=4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YX/rack=1/shelf=1/slot=LT16/port=6/ONUID=2 <text:s text:c="18"/>1318 <text:s/>... <text:s/>left_only</text:p>
          </table:table-cell>
        </table:table-row>
        <table:table-row table:style-name="ro1">
          <table:table-cell office:value-type="string" calcext:value-type="string">
            <text:p>BAAIYX/rack=1/shelf=1/slot=LT11/port=2/ONUID=3 <text:s text:c="20"/>26 <text:s/>... <text:s/>left_only</text:p>
          </table:table-cell>
        </table:table-row>
        <table:table-row table:style-name="ro1">
          <table:table-cell office:value-type="string" calcext:value-type="string">
            <text:p>BAAJCI/rack=1/shelf=1/slot=LT12/port=1/ONUID=2 <text:s text:c="20"/>49 <text:s/>... <text:s/>left_only</text:p>
          </table:table-cell>
        </table:table-row>
        <table:table-row table:style-name="ro1">
          <table:table-cell office:value-type="string" calcext:value-type="string">
            <text:p>BAAJCI/rack=1/shelf=1/slot=LT9/port=11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1/port=5/ONUID=5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0/port=16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4/port=2/ONUID=3 <text:s text:c="19"/>107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4/port=1/ONUID=1 <text:s text:c="18"/>1263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3/port=3/ONUID=1 <text:s text:c="18"/>1307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4/port=1/ONUID=4 <text:s text:c="19"/>682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8/port=13/ONUID=2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12/port=11/ONUID=1 <text:s text:c="18"/>406 <text:s/>... <text:s/>left_only</text:p>
          </table:table-cell>
        </table:table-row>
        <table:table-row table:style-name="ro1">
          <table:table-cell office:value-type="string" calcext:value-type="string">
            <text:p>BAAJVU/rack=1/shelf=1/slot=LT9/port=3/ONUID=2 <text:s text:c="21"/>49 <text:s/>... <text:s/>left_only</text:p>
          </table:table-cell>
        </table:table-row>
        <table:table-row table:style-name="ro1">
          <table:table-cell office:value-type="string" calcext:value-type="string">
            <text:p>BAAKGS/rack=1/shelf=1/slot=LT13/port=14/ONUID=4 <text:s text:c="19"/>21 <text:s/>... <text:s/>left_only</text:p>
          </table:table-cell>
        </table:table-row>
        <table:table-row table:style-name="ro1">
          <table:table-cell office:value-type="string" calcext:value-type="string">
            <text:p>BAAIYQ/rack=1/shelf=1/slot=LT10/port=15/ONUID=3 <text:s text:c="17"/>1341 <text:s/>... <text:s/>left_only</text:p>
          </table:table-cell>
        </table:table-row>
        <table:table-row table:style-name="ro1">
          <table:table-cell office:value-type="string" calcext:value-type="string">
            <text:p>BAAIYQ/rack=1/shelf=1/slot=LT15/port=5/ONUID=1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IYQ/rack=1/shelf=1/slot=LT13/port=2/ONUID=1 <text:s text:c="18"/>1320 <text:s/>... <text:s/>left_only</text:p>
          </table:table-cell>
        </table:table-row>
        <table:table-row table:style-name="ro1">
          <table:table-cell office:value-type="string" calcext:value-type="string">
            <text:p>BAAIYQ/rack=1/shelf=1/slot=LT10/port=14/ONUID=2 <text:s text:c="18"/>233 <text:s/>... <text:s/>left_only</text:p>
          </table:table-cell>
        </table:table-row>
        <table:table-row table:style-name="ro1">
          <table:table-cell office:value-type="string" calcext:value-type="string">
            <text:p>BAAJUL/rack=1/shelf=1/slot=LT11/port=6/ONUID=3 <text:s text:c="19"/>610 <text:s/>... <text:s/>left_only</text:p>
          </table:table-cell>
        </table:table-row>
        <table:table-row table:style-name="ro1">
          <table:table-cell office:value-type="string" calcext:value-type="string">
            <text:p>BAAJUL/rack=1/shelf=1/slot=LT14/port=11/ONUID=1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KMJ/rack=1/shelf=1/slot=LT16/port=8/ONUID=2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KMJ/rack=1/shelf=1/slot=LT13/port=8/ONUID=2 <text:s text:c="18"/>1242 <text:s/>... <text:s/>left_only</text:p>
          </table:table-cell>
        </table:table-row>
        <table:table-row table:style-name="ro1">
          <table:table-cell office:value-type="string" calcext:value-type="string">
            <text:p>BAAKMJ/rack=1/shelf=1/slot=LT10/port=2/ONUID=1 <text:s text:c="18"/>1269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12/port=11/ONUID=1 <text:s text:c="17"/>1284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15/port=8/ONUID=1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13/port=6/ONUID=4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9/port=11/ONUID=2 <text:s text:c="18"/>1325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7/port=11/ONUID=5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14/port=8/ONUID=1 <text:s text:c="19"/>314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13/port=6/ONUID=1 <text:s text:c="19"/>672 <text:s/>... <text:s/>left_only</text:p>
          </table:table-cell>
        </table:table-row>
        <table:table-row table:style-name="ro1">
          <table:table-cell office:value-type="string" calcext:value-type="string">
            <text:p>BAAKMK/rack=1/shelf=1/slot=LT6/port=2/ONUID=1 <text:s text:c="21"/>22 <text:s/>... <text:s/>left_only</text:p>
          </table:table-cell>
        </table:table-row>
        <table:table-row table:style-name="ro1">
          <table:table-cell office:value-type="string" calcext:value-type="string">
            <text:p>BAAIUP/rack=1/shelf=1/slot=LT16/port=5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UP/rack=1/shelf=1/slot=LT12/port=10/ONUID=2 <text:s text:c="17"/>1287 <text:s/>... <text:s/>left_only</text:p>
          </table:table-cell>
        </table:table-row>
        <table:table-row table:style-name="ro1">
          <table:table-cell office:value-type="string" calcext:value-type="string">
            <text:p>BAAIUP/rack=1/shelf=1/slot=LT16/port=6/ONUID=1 <text:s text:c="18"/>1426 <text:s/>... <text:s/>left_only</text:p>
          </table:table-cell>
        </table:table-row>
        <table:table-row table:style-name="ro1">
          <table:table-cell office:value-type="string" calcext:value-type="string">
            <text:p>BAAIUP/rack=1/shelf=1/slot=LT16/port=9/ONUID=1 <text:s text:c="18"/>1240 <text:s/>... <text:s/>left_only</text:p>
          </table:table-cell>
        </table:table-row>
        <table:table-row table:style-name="ro1">
          <table:table-cell office:value-type="string" calcext:value-type="string">
            <text:p>BAAINT/rack=1/shelf=1/slot=LT16/port=10/ONUID=5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INT/rack=1/shelf=1/slot=LT14/port=5/ONUID=2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IND/rack=1/shelf=1/slot=LT12/port=11/ONUID=2 <text:s text:c="17"/>1424 <text:s/>... <text:s/>left_only</text:p>
          </table:table-cell>
        </table:table-row>
        <table:table-row table:style-name="ro1">
          <table:table-cell office:value-type="string" calcext:value-type="string">
            <text:p>BAAINH/rack=1/shelf=1/slot=LT16/port=1/ONUID=1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INH/rack=1/shelf=1/slot=LT14/port=6/ONUID=5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INH/rack=1/shelf=1/slot=LT14/port=12/ONUID=3 <text:s text:c="18"/>316 <text:s/>... <text:s/>left_only</text:p>
          </table:table-cell>
        </table:table-row>
        <table:table-row table:style-name="ro1">
          <table:table-cell office:value-type="string" calcext:value-type="string">
            <text:p>BAAINH/rack=1/shelf=1/slot=LT13/port=6/ONUID=4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IYT/rack=1/shelf=1/slot=LT15/port=15/ONUID=4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YT/rack=1/shelf=1/slot=LT16/port=15/ONUID=5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JIF/rack=1/shelf=1/slot=LT12/port=1/ONUID=2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JAU/rack=1/shelf=1/slot=LT13/port=8/ONUID=4 <text:s text:c="18"/>1321 <text:s/>... <text:s/>left_only</text:p>
          </table:table-cell>
        </table:table-row>
        <table:table-row table:style-name="ro1">
          <table:table-cell office:value-type="string" calcext:value-type="string">
            <text:p>BAAJAU/rack=1/shelf=1/slot=LT15/port=8/ONUID=5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JAU/rack=1/shelf=1/slot=LT14/port=2/ONUID=2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AU/rack=1/shelf=1/slot=LT15/port=2/ONUID=4 <text:s text:c="19"/>131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3/port=10/ONUID=1 <text:s text:c="19"/>36 <text:s/>... <text:s/>left_only</text:p>
          </table:table-cell>
        </table:table-row>
        <table:table-row table:style-name="ro1">
          <table:table-cell office:value-type="string" calcext:value-type="string">
            <text:p>BAAKUL/rack=1/shelf=1/slot=LT16/port=12/ONUID=1 <text:s text:c="19"/>32 <text:s/>... <text:s/>left_only</text:p>
          </table:table-cell>
        </table:table-row>
        <table:table-row table:style-name="ro1">
          <table:table-cell office:value-type="string" calcext:value-type="string">
            <text:p>BAAIQF/rack=1/shelf=1/slot=LT10/port=9/ONUID=2 <text:s text:c="19"/>324 <text:s/>... <text:s/>left_only</text:p>
          </table:table-cell>
        </table:table-row>
        <table:table-row table:style-name="ro1">
          <table:table-cell office:value-type="string" calcext:value-type="string">
            <text:p>BAAKIC/rack=1/shelf=1/slot=LT16/port=2/ONUID=2 <text:s text:c="18"/>1295 <text:s/>... <text:s/>left_only</text:p>
          </table:table-cell>
        </table:table-row>
        <table:table-row table:style-name="ro1">
          <table:table-cell office:value-type="string" calcext:value-type="string">
            <text:p>BAAKIC/rack=1/shelf=1/slot=LT12/port=5/ONUID=5 <text:s text:c="19"/>649 <text:s/>... <text:s/>left_only</text:p>
          </table:table-cell>
        </table:table-row>
        <table:table-row table:style-name="ro1">
          <table:table-cell office:value-type="string" calcext:value-type="string">
            <text:p>BAAJYZ/rack=1/shelf=1/slot=LT8/port=7/ONUID=2 <text:s text:c="20"/>480 <text:s/>... <text:s/>left_only</text:p>
          </table:table-cell>
        </table:table-row>
        <table:table-row table:style-name="ro1">
          <table:table-cell office:value-type="string" calcext:value-type="string">
            <text:p>BAAIVE/rack=1/shelf=1/slot=LT13/port=15/ONUID=1 <text:s text:c="17"/>1326 <text:s/>... <text:s/>left_only</text:p>
          </table:table-cell>
        </table:table-row>
        <table:table-row table:style-name="ro1">
          <table:table-cell office:value-type="string" calcext:value-type="string">
            <text:p>BAAIVE/rack=1/shelf=1/slot=LT16/port=4/ONUID=2 <text:s text:c="18"/>1303 <text:s/>... <text:s/>left_only</text:p>
          </table:table-cell>
        </table:table-row>
        <table:table-row table:style-name="ro1">
          <table:table-cell office:value-type="string" calcext:value-type="string">
            <text:p>BAAIVE/rack=1/shelf=1/slot=LT12/port=10/ONUID=3 <text:s text:c="17"/>1342 <text:s/>... <text:s/>left_only</text:p>
          </table:table-cell>
        </table:table-row>
        <table:table-row table:style-name="ro1">
          <table:table-cell office:value-type="string" calcext:value-type="string">
            <text:p>BAAIVE/rack=1/shelf=1/slot=LT16/port=11/ONUID=4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IVE/rack=1/shelf=1/slot=LT13/port=16/ONUID=3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KFB/rack=1/shelf=1/slot=LT7/port=1/ONUID=5 <text:s text:c="19"/>1062 <text:s/>... <text:s/>left_only</text:p>
          </table:table-cell>
        </table:table-row>
        <table:table-row table:style-name="ro1">
          <table:table-cell office:value-type="string" calcext:value-type="string">
            <text:p>BAAHJM/rack=1/shelf=1/slot=LT7/port=1/ONUID=3 <text:s text:c="21"/>43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7/port=1/ONUID=1 <text:s text:c="21"/>29 <text:s/>... <text:s/>left_only</text:p>
          </table:table-cell>
        </table:table-row>
        <table:table-row table:style-name="ro1">
          <table:table-cell office:value-type="string" calcext:value-type="string">
            <text:p>BAAINH/rack=1/shelf=1/slot=LT13/port=10/ONUID=3 <text:s text:c="19"/>56 <text:s/>... <text:s/>left_only</text:p>
          </table:table-cell>
        </table:table-row>
        <table:table-row table:style-name="ro1">
          <table:table-cell office:value-type="string" calcext:value-type="string">
            <text:p>BAAIPV/rack=1/shelf=1/slot=LT16/port=5/ONUID=2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KIC/rack=1/shelf=1/slot=LT16/port=9/ONUID=3 <text:s text:c="20"/>83 <text:s/>... <text:s/>left_only</text:p>
          </table:table-cell>
        </table:table-row>
        <table:table-row table:style-name="ro1">
          <table:table-cell office:value-type="string" calcext:value-type="string">
            <text:p>BAAKDZ/rack=1/shelf=1/slot=LT9/port=2/ONUID=3 <text:s text:c="19"/>1076 <text:s/>... <text:s/>left_only</text:p>
          </table:table-cell>
        </table:table-row>
        <table:table-row table:style-name="ro1">
          <table:table-cell office:value-type="string" calcext:value-type="string">
            <text:p>BAAIUP/rack=1/shelf=1/slot=LT13/port=4/ONUID=2 <text:s text:c="20"/>14 <text:s/>... <text:s/>left_only</text:p>
          </table:table-cell>
        </table:table-row>
        <table:table-row table:style-name="ro1">
          <table:table-cell office:value-type="string" calcext:value-type="string">
            <text:p>BAAIQK/rack=1/shelf=1/slot=LT9/port=14/ONUID=1 <text:s text:c="18"/>1226 <text:s/>... <text:s/>left_only</text:p>
          </table:table-cell>
        </table:table-row>
        <table:table-row table:style-name="ro1">
          <table:table-cell office:value-type="string" calcext:value-type="string">
            <text:p>BAAIQK/rack=1/shelf=1/slot=LT13/port=15/ONUID=4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KCL/rack=1/shelf=1/slot=LT13/port=10/ONUID=1 <text:s text:c="18"/>815 <text:s/>... <text:s/>left_only</text:p>
          </table:table-cell>
        </table:table-row>
        <table:table-row table:style-name="ro1">
          <table:table-cell office:value-type="string" calcext:value-type="string">
            <text:p>BAAIZG/rack=1/shelf=1/slot=LT10/port=6/ONUID=3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IZG/rack=1/shelf=1/slot=LT10/port=12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YO/rack=1/shelf=1/slot=LT12/port=12/ONUID=3 <text:s text:c="17"/>1327 <text:s/>... <text:s/>left_only</text:p>
          </table:table-cell>
        </table:table-row>
        <table:table-row table:style-name="ro1">
          <table:table-cell office:value-type="string" calcext:value-type="string">
            <text:p>BAAIYO/rack=1/shelf=1/slot=LT14/port=16/ONUID=2 <text:s text:c="17"/>1343 <text:s/>... <text:s/>left_only</text:p>
          </table:table-cell>
        </table:table-row>
        <table:table-row table:style-name="ro1">
          <table:table-cell office:value-type="string" calcext:value-type="string">
            <text:p>BAAIYO/rack=1/shelf=1/slot=LT14/port=7/ONUID=2 <text:s text:c="19"/>763 <text:s/>... <text:s/>left_only</text:p>
          </table:table-cell>
        </table:table-row>
        <table:table-row table:style-name="ro1">
          <table:table-cell office:value-type="string" calcext:value-type="string">
            <text:p>BAAIYO/rack=1/shelf=1/slot=LT13/port=8/ONUID=4 <text:s text:c="18"/>1202 <text:s/>... <text:s/>left_only</text:p>
          </table:table-cell>
        </table:table-row>
        <table:table-row table:style-name="ro1">
          <table:table-cell office:value-type="string" calcext:value-type="string">
            <text:p>BAAJTD/rack=1/shelf=1/slot=LT8/port=6/ONUID=1 <text:s text:c="20"/>127 <text:s/>... <text:s/>left_only</text:p>
          </table:table-cell>
        </table:table-row>
        <table:table-row table:style-name="ro1">
          <table:table-cell office:value-type="string" calcext:value-type="string">
            <text:p>BAAJXT/rack=1/shelf=1/slot=LT11/port=4/ONUID=1 <text:s text:c="19"/>631 <text:s/>... <text:s/>left_only</text:p>
          </table:table-cell>
        </table:table-row>
        <table:table-row table:style-name="ro1">
          <table:table-cell office:value-type="string" calcext:value-type="string">
            <text:p>BAAJXT/rack=1/shelf=1/slot=LT11/port=13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VE/rack=1/shelf=1/slot=LT15/port=2/ONUID=1 <text:s text:c="20"/>49 <text:s/>... <text:s/>left_only</text:p>
          </table:table-cell>
        </table:table-row>
        <table:table-row table:style-name="ro1">
          <table:table-cell office:value-type="string" calcext:value-type="string">
            <text:p>BAAIPZ/rack=1/shelf=1/slot=LT11/port=13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PZ/rack=1/shelf=1/slot=LT15/port=4/ONUID=1 <text:s text:c="20"/>62 <text:s/>... <text:s/>left_only</text:p>
          </table:table-cell>
        </table:table-row>
        <table:table-row table:style-name="ro1">
          <table:table-cell office:value-type="string" calcext:value-type="string">
            <text:p>BAAKQF/rack=1/shelf=1/slot=LT15/port=13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RI/rack=1/shelf=1/slot=LT11/port=13/ONUID=4 <text:s text:c="19"/>33 <text:s/>... <text:s/>left_only</text:p>
          </table:table-cell>
        </table:table-row>
        <table:table-row table:style-name="ro1">
          <table:table-cell office:value-type="string" calcext:value-type="string">
            <text:p>BAAJAI/rack=1/shelf=1/slot=LT11/port=4/ONUID=1 <text:s text:c="20"/>43 <text:s/>... <text:s/>left_only</text:p>
          </table:table-cell>
        </table:table-row>
        <table:table-row table:style-name="ro1">
          <table:table-cell office:value-type="string" calcext:value-type="string">
            <text:p>BAAIZM/rack=1/shelf=1/slot=LT10/port=1/ONUID=2 <text:s text:c="18"/>1244 <text:s/>... <text:s/>left_only</text:p>
          </table:table-cell>
        </table:table-row>
        <table:table-row table:style-name="ro1">
          <table:table-cell office:value-type="string" calcext:value-type="string">
            <text:p>BAAIZM/rack=1/shelf=1/slot=LT16/port=10/ONUID=1 <text:s text:c="17"/>1305 <text:s/>... <text:s/>left_only</text:p>
          </table:table-cell>
        </table:table-row>
        <table:table-row table:style-name="ro1">
          <table:table-cell office:value-type="string" calcext:value-type="string">
            <text:p>BAAIZM/rack=1/shelf=1/slot=LT12/port=5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KGF/rack=1/shelf=1/slot=LT9/port=14/ONUID=4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KGF/rack=1/shelf=1/slot=LT8/port=7/ONUID=3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KGF/rack=1/shelf=1/slot=LT11/port=12/ONUID=1 <text:s text:c="17"/>1283 <text:s/>... <text:s/>left_only</text:p>
          </table:table-cell>
        </table:table-row>
        <table:table-row table:style-name="ro1">
          <table:table-cell office:value-type="string" calcext:value-type="string">
            <text:p>BAAKGF/rack=1/shelf=1/slot=LT6/port=10/ONUID=3 <text:s text:c="18"/>1280 <text:s/>... <text:s/>left_only</text:p>
          </table:table-cell>
        </table:table-row>
        <table:table-row table:style-name="ro1">
          <table:table-cell office:value-type="string" calcext:value-type="string">
            <text:p>BAAKGF/rack=1/shelf=1/slot=LT8/port=8/ONUID=2 <text:s text:c="21"/>54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5/port=3/ONUID=2 <text:s text:c="20"/>51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1/port=1/ONUID=2 <text:s text:c="20"/>25 <text:s/>... <text:s/>left_only</text:p>
          </table:table-cell>
        </table:table-row>
        <table:table-row table:style-name="ro1">
          <table:table-cell office:value-type="string" calcext:value-type="string">
            <text:p>BAAJDQ/rack=1/shelf=1/slot=LT9/port=10/ONUID=5 <text:s text:c="19"/>689 <text:s/>... <text:s/>left_only</text:p>
          </table:table-cell>
        </table:table-row>
        <table:table-row table:style-name="ro1">
          <table:table-cell office:value-type="string" calcext:value-type="string">
            <text:p>BAAKMI/rack=1/shelf=1/slot=LT12/port=12/ONUID=1 <text:s text:c="17"/>1310 <text:s/>... <text:s/>left_only</text:p>
          </table:table-cell>
        </table:table-row>
        <table:table-row table:style-name="ro1">
          <table:table-cell office:value-type="string" calcext:value-type="string">
            <text:p>BAAKMI/rack=1/shelf=1/slot=LT12/port=16/ONUID=2 <text:s text:c="17"/>1103 <text:s/>... <text:s/>left_only</text:p>
          </table:table-cell>
        </table:table-row>
        <table:table-row table:style-name="ro1">
          <table:table-cell office:value-type="string" calcext:value-type="string">
            <text:p>BAAJRR/rack=1/shelf=1/slot=LT9/port=5/ONUID=5 <text:s text:c="20"/>576 <text:s/>... <text:s/>left_only</text:p>
          </table:table-cell>
        </table:table-row>
        <table:table-row table:style-name="ro1">
          <table:table-cell office:value-type="string" calcext:value-type="string">
            <text:p>BAAJRR/rack=1/shelf=1/slot=LT14/port=3/ONUID=1 <text:s text:c="20"/>50 <text:s/>... <text:s/>left_only</text:p>
          </table:table-cell>
        </table:table-row>
        <table:table-row table:style-name="ro1">
          <table:table-cell office:value-type="string" calcext:value-type="string">
            <text:p>BAAJAI/rack=1/shelf=1/slot=LT10/port=1/ONUID=1 <text:s text:c="20"/>32 <text:s/>... <text:s/>left_only</text:p>
          </table:table-cell>
        </table:table-row>
        <table:table-row table:style-name="ro1">
          <table:table-cell office:value-type="string" calcext:value-type="string">
            <text:p>BAAJAO/rack=1/shelf=1/slot=LT10/port=9/ONUID=1 <text:s text:c="20"/>51 <text:s/>... <text:s/>left_only</text:p>
          </table:table-cell>
        </table:table-row>
        <table:table-row table:style-name="ro1">
          <table:table-cell office:value-type="string" calcext:value-type="string">
            <text:p>BAALGA/rack=1/shelf=1/slot=LT16/port=10/ONUID=1 <text:s text:c="17"/>1233 <text:s/>... <text:s/>left_only</text:p>
          </table:table-cell>
        </table:table-row>
        <table:table-row table:style-name="ro1">
          <table:table-cell office:value-type="string" calcext:value-type="string">
            <text:p>BAAIVR/rack=1/shelf=1/slot=LT12/port=13/ONUID=1 <text:s text:c="17"/>1316 <text:s/>... <text:s/>left_only</text:p>
          </table:table-cell>
        </table:table-row>
        <table:table-row table:style-name="ro1">
          <table:table-cell office:value-type="string" calcext:value-type="string">
            <text:p>BAAIWP/rack=1/shelf=1/slot=LT15/port=10/ONUID=3 <text:s text:c="17"/>1335 <text:s/>... <text:s/>left_only</text:p>
          </table:table-cell>
        </table:table-row>
        <table:table-row table:style-name="ro1">
          <table:table-cell office:value-type="string" calcext:value-type="string">
            <text:p>BAAIWP/rack=1/shelf=1/slot=LT16/port=2/ONUID=2 <text:s text:c="18"/>1294 <text:s/>... <text:s/>left_only</text:p>
          </table:table-cell>
        </table:table-row>
        <table:table-row table:style-name="ro1">
          <table:table-cell office:value-type="string" calcext:value-type="string">
            <text:p>BAAIWP/rack=1/shelf=1/slot=LT15/port=6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XC/rack=1/shelf=1/slot=LT11/port=15/ONUID=3 <text:s text:c="17"/>1286 <text:s/>... <text:s/>left_only</text:p>
          </table:table-cell>
        </table:table-row>
        <table:table-row table:style-name="ro1">
          <table:table-cell office:value-type="string" calcext:value-type="string">
            <text:p>BAAIXC/rack=1/shelf=1/slot=LT9/port=16/ONUID=1 <text:s text:c="18"/>1191 <text:s/>... <text:s/>left_only</text:p>
          </table:table-cell>
        </table:table-row>
        <table:table-row table:style-name="ro1">
          <table:table-cell office:value-type="string" calcext:value-type="string">
            <text:p>BAAIXC/rack=1/shelf=1/slot=LT15/port=5/ONUID=1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IXC/rack=1/shelf=1/slot=LT13/port=15/ONUID=1 <text:s text:c="17"/>1302 <text:s/>... <text:s/>left_only</text:p>
          </table:table-cell>
        </table:table-row>
        <table:table-row table:style-name="ro1">
          <table:table-cell office:value-type="string" calcext:value-type="string">
            <text:p>BAAIXC/rack=1/shelf=1/slot=LT12/port=14/ONUID=1 <text:s text:c="19"/>57 <text:s/>... <text:s/>left_only</text:p>
          </table:table-cell>
        </table:table-row>
        <table:table-row table:style-name="ro1">
          <table:table-cell office:value-type="string" calcext:value-type="string">
            <text:p>BAAKXS/rack=1/shelf=1/slot=LT11/port=4/ONUID=1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KXS/rack=1/shelf=1/slot=LT16/port=15/ONUID=2 <text:s text:c="19"/>43 <text:s/>... <text:s/>left_only</text:p>
          </table:table-cell>
        </table:table-row>
        <table:table-row table:style-name="ro1">
          <table:table-cell office:value-type="string" calcext:value-type="string">
            <text:p>BAAJYM/rack=1/shelf=1/slot=LT12/port=10/ONUID=2 <text:s text:c="19"/>47 <text:s/>... <text:s/>left_only</text:p>
          </table:table-cell>
        </table:table-row>
        <table:table-row table:style-name="ro1">
          <table:table-cell office:value-type="string" calcext:value-type="string">
            <text:p>BAAIZF/rack=1/shelf=1/slot=LT15/port=5/ONUID=2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IZF/rack=1/shelf=1/slot=LT16/port=15/ONUID=1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JRO/rack=1/shelf=1/slot=LT7/port=12/ONUID=2 <text:s text:c="20"/>19 <text:s/>... <text:s/>left_only</text:p>
          </table:table-cell>
        </table:table-row>
        <table:table-row table:style-name="ro1">
          <table:table-cell office:value-type="string" calcext:value-type="string">
            <text:p>BAAKRE/rack=1/shelf=1/slot=LT16/port=2/ONUID=2 <text:s text:c="18"/>1147 <text:s/>... <text:s/>left_only</text:p>
          </table:table-cell>
        </table:table-row>
        <table:table-row table:style-name="ro1">
          <table:table-cell office:value-type="string" calcext:value-type="string">
            <text:p>BAAIVU/rack=1/shelf=1/slot=LT11/port=11/ONUID=1 <text:s text:c="17"/>1307 <text:s/>... <text:s/>left_only</text:p>
          </table:table-cell>
        </table:table-row>
        <table:table-row table:style-name="ro1">
          <table:table-cell office:value-type="string" calcext:value-type="string">
            <text:p>BAAJFA/rack=1/shelf=1/slot=LT12/port=16/ONUID=7 <text:s text:c="18"/>616 <text:s/>... <text:s/>left_only</text:p>
          </table:table-cell>
        </table:table-row>
        <table:table-row table:style-name="ro1">
          <table:table-cell office:value-type="string" calcext:value-type="string">
            <text:p>BAAKFU/rack=1/shelf=1/slot=LT16/port=10/ONUID=2 <text:s text:c="19"/>34 <text:s/>... <text:s/>left_only</text:p>
          </table:table-cell>
        </table:table-row>
        <table:table-row table:style-name="ro1">
          <table:table-cell office:value-type="string" calcext:value-type="string">
            <text:p>BAAKRB/rack=1/shelf=1/slot=LT10/port=5/ONUID=3 <text:s text:c="18"/>1257 <text:s/>... <text:s/>left_only</text:p>
          </table:table-cell>
        </table:table-row>
        <table:table-row table:style-name="ro1">
          <table:table-cell office:value-type="string" calcext:value-type="string">
            <text:p>BAAJUX/rack=1/shelf=1/slot=LT13/port=9/ONUID=1 <text:s text:c="20"/>46 <text:s/>... <text:s/>left_only</text:p>
          </table:table-cell>
        </table:table-row>
        <table:table-row table:style-name="ro1">
          <table:table-cell office:value-type="string" calcext:value-type="string">
            <text:p>BAAKCQ/rack=1/shelf=1/slot=LT9/port=6/ONUID=3 <text:s text:c="21"/>49 <text:s/>... <text:s/>left_only</text:p>
          </table:table-cell>
        </table:table-row>
        <table:table-row table:style-name="ro1">
          <table:table-cell office:value-type="string" calcext:value-type="string">
            <text:p>BAAIVM/rack=1/shelf=1/slot=LT15/port=16/ONUID=2 <text:s text:c="17"/>1343 <text:s/>... <text:s/>left_only</text:p>
          </table:table-cell>
        </table:table-row>
        <table:table-row table:style-name="ro1">
          <table:table-cell office:value-type="string" calcext:value-type="string">
            <text:p>BAALGN/rack=1/shelf=1/slot=LT9/port=10/ONUID=1 <text:s text:c="19"/>221 <text:s/>... <text:s/>left_only</text:p>
          </table:table-cell>
        </table:table-row>
        <table:table-row table:style-name="ro1">
          <table:table-cell office:value-type="string" calcext:value-type="string">
            <text:p>BAAKYK/rack=1/shelf=1/slot=LT10/port=2/ONUID=1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JWQ/rack=1/shelf=1/slot=LT12/port=13/ONUID=1 <text:s text:c="17"/>1324 <text:s/>... <text:s/>left_only</text:p>
          </table:table-cell>
        </table:table-row>
        <table:table-row table:style-name="ro1">
          <table:table-cell office:value-type="string" calcext:value-type="string">
            <text:p>BAAJWQ/rack=1/shelf=1/slot=LT15/port=1/ONUID=1 <text:s text:c="18"/>1320 <text:s/>... <text:s/>left_only</text:p>
          </table:table-cell>
        </table:table-row>
        <table:table-row table:style-name="ro1">
          <table:table-cell office:value-type="string" calcext:value-type="string">
            <text:p>BAAIXQ/rack=1/shelf=1/slot=LT16/port=11/ONUID=2 <text:s text:c="17"/>1318 <text:s/>... <text:s/>left_only</text:p>
          </table:table-cell>
        </table:table-row>
        <table:table-row table:style-name="ro1">
          <table:table-cell office:value-type="string" calcext:value-type="string">
            <text:p>BAAIXQ/rack=1/shelf=1/slot=LT16/port=2/ONUID=4 <text:s text:c="18"/>1200 <text:s/>... <text:s/>left_only</text:p>
          </table:table-cell>
        </table:table-row>
        <table:table-row table:style-name="ro1">
          <table:table-cell office:value-type="string" calcext:value-type="string">
            <text:p>BAAIXQ/rack=1/shelf=1/slot=LT12/port=4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YF/rack=1/shelf=1/slot=LT16/port=6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XC/rack=1/shelf=1/slot=LT14/port=11/ONUID=1 <text:s text:c="19"/>49 <text:s/>... <text:s/>left_only</text:p>
          </table:table-cell>
        </table:table-row>
        <table:table-row table:style-name="ro1">
          <table:table-cell office:value-type="string" calcext:value-type="string">
            <text:p>BAAJAJ/rack=1/shelf=1/slot=LT15/port=10/ONUID=1 <text:s text:c="17"/>1188 <text:s/>... <text:s/>left_only</text:p>
          </table:table-cell>
        </table:table-row>
        <table:table-row table:style-name="ro1">
          <table:table-cell office:value-type="string" calcext:value-type="string">
            <text:p>BAAJAJ/rack=1/shelf=1/slot=LT12/port=4/ONUID=2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UT/rack=1/shelf=1/slot=LT14/port=10/ONUID=4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UT/rack=1/shelf=1/slot=LT14/port=12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WP/rack=1/shelf=1/slot=LT9/port=13/ONUID=3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JWP/rack=1/shelf=1/slot=LT9/port=2/ONUID=2 <text:s text:c="19"/>1180 <text:s/>... <text:s/>left_only</text:p>
          </table:table-cell>
        </table:table-row>
        <table:table-row table:style-name="ro1">
          <table:table-cell office:value-type="string" calcext:value-type="string">
            <text:p>BAAJWP/rack=1/shelf=1/slot=LT13/port=1/ONUID=2 <text:s text:c="19"/>316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8/port=11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9/port=6/ONUID=3 <text:s text:c="19"/>1311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7/port=11/ONUID=1 <text:s text:c="18"/>1314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7/port=5/ONUID=3 <text:s text:c="20"/>801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16/port=16/ONUID=3 <text:s text:c="18"/>491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9/port=6/ONUID=7 <text:s text:c="20"/>467 <text:s/>... <text:s/>left_only</text:p>
          </table:table-cell>
        </table:table-row>
        <table:table-row table:style-name="ro1">
          <table:table-cell office:value-type="string" calcext:value-type="string">
            <text:p>BAAITW/rack=1/shelf=1/slot=LT16/port=16/ONUID=2 <text:s text:c="17"/>1333 <text:s/>... <text:s/>left_only</text:p>
          </table:table-cell>
        </table:table-row>
        <table:table-row table:style-name="ro1">
          <table:table-cell office:value-type="string" calcext:value-type="string">
            <text:p>BAALMD/rack=1/shelf=1/slot=LT8/port=13/ONUID=1 <text:s text:c="18"/>1265 <text:s/>... <text:s/>left_only</text:p>
          </table:table-cell>
        </table:table-row>
        <table:table-row table:style-name="ro1">
          <table:table-cell office:value-type="string" calcext:value-type="string">
            <text:p>BAAJWN/rack=1/shelf=1/slot=LT15/port=9/ONUID=1 <text:s text:c="20"/>36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1/port=4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4/port=6/ONUID=2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1/port=2/ONUID=2 <text:s text:c="18"/>1301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4/port=7/ONUID=4 <text:s text:c="19"/>246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6/port=2/ONUID=1 <text:s text:c="20"/>59 <text:s/>... <text:s/>left_only</text:p>
          </table:table-cell>
        </table:table-row>
        <table:table-row table:style-name="ro1">
          <table:table-cell office:value-type="string" calcext:value-type="string">
            <text:p>BAAIYE/rack=1/shelf=1/slot=LT15/port=3/ONUID=3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JOY/rack=1/shelf=1/slot=LT15/port=1/ONUID=3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OY/rack=1/shelf=1/slot=LT14/port=2/ONUID=1 <text:s text:c="19"/>146 <text:s/>... <text:s/>left_only</text:p>
          </table:table-cell>
        </table:table-row>
        <table:table-row table:style-name="ro1">
          <table:table-cell office:value-type="string" calcext:value-type="string">
            <text:p>BAAJQL/rack=1/shelf=1/slot=LT15/port=12/ONUID=1 <text:s text:c="19"/>27 <text:s/>... <text:s/>left_only</text:p>
          </table:table-cell>
        </table:table-row>
        <table:table-row table:style-name="ro1">
          <table:table-cell office:value-type="string" calcext:value-type="string">
            <text:p>BAAKKT/rack=1/shelf=1/slot=LT16/port=11/ONUID=7 <text:s text:c="17"/>1184 <text:s/>... <text:s/>left_only</text:p>
          </table:table-cell>
        </table:table-row>
        <table:table-row table:style-name="ro1">
          <table:table-cell office:value-type="string" calcext:value-type="string">
            <text:p>BAAKKT/rack=1/shelf=1/slot=LT16/port=3/ONUID=2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IUK/rack=1/shelf=1/slot=LT10/port=16/ONUID=1 <text:s text:c="17"/>1314 <text:s/>... <text:s/>left_only</text:p>
          </table:table-cell>
        </table:table-row>
        <table:table-row table:style-name="ro1">
          <table:table-cell office:value-type="string" calcext:value-type="string">
            <text:p>BAAJRH/rack=1/shelf=1/slot=LT15/port=7/ONUID=1 <text:s text:c="18"/>1285 <text:s/>... <text:s/>left_only</text:p>
          </table:table-cell>
        </table:table-row>
        <table:table-row table:style-name="ro1">
          <table:table-cell office:value-type="string" calcext:value-type="string">
            <text:p>BAAJRH/rack=1/shelf=1/slot=LT14/port=13/ONUID=2 <text:s text:c="17"/>1184 <text:s/>... <text:s/>left_only</text:p>
          </table:table-cell>
        </table:table-row>
        <table:table-row table:style-name="ro1">
          <table:table-cell office:value-type="string" calcext:value-type="string">
            <text:p>BAAJRH/rack=1/shelf=1/slot=LT14/port=12/ONUID=1 <text:s text:c="18"/>127 <text:s/>... <text:s/>left_only</text:p>
          </table:table-cell>
        </table:table-row>
        <table:table-row table:style-name="ro1">
          <table:table-cell office:value-type="string" calcext:value-type="string">
            <text:p>BAAJRH/rack=1/shelf=1/slot=LT15/port=10/ONUID=2 <text:s text:c="19"/>50 <text:s/>... <text:s/>left_only</text:p>
          </table:table-cell>
        </table:table-row>
        <table:table-row table:style-name="ro1">
          <table:table-cell office:value-type="string" calcext:value-type="string">
            <text:p>BAAJWP/rack=1/shelf=1/slot=LT6/port=3/ONUID=4 <text:s text:c="20"/>121 <text:s/>... <text:s/>left_only</text:p>
          </table:table-cell>
        </table:table-row>
        <table:table-row table:style-name="ro1">
          <table:table-cell office:value-type="string" calcext:value-type="string">
            <text:p>BAAJJV/rack=1/shelf=1/slot=LT7/port=12/ONUID=2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JV/rack=1/shelf=1/slot=LT11/port=15/ONUID=2 <text:s text:c="19"/>42 <text:s/>... <text:s/>left_only</text:p>
          </table:table-cell>
        </table:table-row>
        <table:table-row table:style-name="ro1">
          <table:table-cell office:value-type="string" calcext:value-type="string">
            <text:p>BAAJVS/rack=1/shelf=1/slot=LT11/port=9/ONUID=2 <text:s text:c="19"/>276 <text:s/>... <text:s/>left_only</text:p>
          </table:table-cell>
        </table:table-row>
        <table:table-row table:style-name="ro1">
          <table:table-cell office:value-type="string" calcext:value-type="string">
            <text:p>BAAJVS/rack=1/shelf=1/slot=LT11/port=9/ONUID=1 <text:s text:c="19"/>276 <text:s/>... <text:s/>left_only</text:p>
          </table:table-cell>
        </table:table-row>
        <table:table-row table:style-name="ro1">
          <table:table-cell office:value-type="string" calcext:value-type="string">
            <text:p>BAAJWO/rack=1/shelf=1/slot=LT16/port=8/ONUID=1 <text:s text:c="20"/>50 <text:s/>... <text:s/>left_only</text:p>
          </table:table-cell>
        </table:table-row>
        <table:table-row table:style-name="ro1">
          <table:table-cell office:value-type="string" calcext:value-type="string">
            <text:p>BAAJWO/rack=1/shelf=1/slot=LT7/port=6/ONUID=3 <text:s text:c="21"/>30 <text:s/>... <text:s/>left_only</text:p>
          </table:table-cell>
        </table:table-row>
        <table:table-row table:style-name="ro1">
          <table:table-cell office:value-type="string" calcext:value-type="string">
            <text:p>BAAJPO/rack=1/shelf=1/slot=LT9/port=3/ONUID=3 <text:s text:c="19"/>1274 <text:s/>... <text:s/>left_only</text:p>
          </table:table-cell>
        </table:table-row>
        <table:table-row table:style-name="ro1">
          <table:table-cell office:value-type="string" calcext:value-type="string">
            <text:p>BAAJPO/rack=1/shelf=1/slot=LT15/port=13/ONUID=4 <text:s text:c="17"/>1307 <text:s/>... <text:s/>left_only</text:p>
          </table:table-cell>
        </table:table-row>
        <table:table-row table:style-name="ro1">
          <table:table-cell office:value-type="string" calcext:value-type="string">
            <text:p>BAAJPO/rack=1/shelf=1/slot=LT11/port=14/ONUID=3 <text:s text:c="17"/>1273 <text:s/>... <text:s/>left_only</text:p>
          </table:table-cell>
        </table:table-row>
        <table:table-row table:style-name="ro1">
          <table:table-cell office:value-type="string" calcext:value-type="string">
            <text:p>BAAJPO/rack=1/shelf=1/slot=LT6/port=11/ONUID=4 <text:s text:c="19"/>816 <text:s/>... <text:s/>left_only</text:p>
          </table:table-cell>
        </table:table-row>
        <table:table-row table:style-name="ro1">
          <table:table-cell office:value-type="string" calcext:value-type="string">
            <text:p>BAAJOY/rack=1/shelf=1/slot=LT9/port=10/ONUID=1 <text:s text:c="20"/>52 <text:s/>... <text:s/>left_only</text:p>
          </table:table-cell>
        </table:table-row>
        <table:table-row table:style-name="ro1">
          <table:table-cell office:value-type="string" calcext:value-type="string">
            <text:p>BAALFY/rack=1/shelf=1/slot=LT15/port=4/ONUID=2 <text:s text:c="19"/>394 <text:s/>... <text:s/>left_only</text:p>
          </table:table-cell>
        </table:table-row>
        <table:table-row table:style-name="ro1">
          <table:table-cell office:value-type="string" calcext:value-type="string">
            <text:p>BAAHSE/rack=1/shelf=1/slot=LT7/port=8/ONUID=3 <text:s text:c="19"/>1217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0/port=14/ONUID=7 <text:s text:c="19"/>51 <text:s/>... <text:s/>left_only</text:p>
          </table:table-cell>
        </table:table-row>
        <table:table-row table:style-name="ro1">
          <table:table-cell office:value-type="string" calcext:value-type="string">
            <text:p>BAAKSH/rack=1/shelf=1/slot=LT12/port=13/ONUID=1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KAX/rack=1/shelf=1/slot=LT11/port=13/ONUID=4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KAX/rack=1/shelf=1/slot=LT12/port=16/ONUID=1 <text:s text:c="17"/>1251 <text:s/>... <text:s/>left_only</text:p>
          </table:table-cell>
        </table:table-row>
        <table:table-row table:style-name="ro1">
          <table:table-cell office:value-type="string" calcext:value-type="string">
            <text:p>BAAJFF/rack=1/shelf=1/slot=LT15/port=8/ONUID=1 <text:s text:c="18"/>1323 <text:s/>... <text:s/>left_only</text:p>
          </table:table-cell>
        </table:table-row>
        <table:table-row table:style-name="ro1">
          <table:table-cell office:value-type="string" calcext:value-type="string">
            <text:p>BAAJAB/rack=1/shelf=1/slot=LT9/port=9/ONUID=2 <text:s text:c="21"/>31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10/port=16/ONUID=2 <text:s text:c="19"/>27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8/port=15/ONUID=4 <text:s text:c="20"/>51 <text:s/>... <text:s/>left_only</text:p>
          </table:table-cell>
        </table:table-row>
        <table:table-row table:style-name="ro1">
          <table:table-cell office:value-type="string" calcext:value-type="string">
            <text:p>BAAJYF/rack=1/shelf=1/slot=LT14/port=9/ONUID=4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0/port=8/ONUID=7 <text:s text:c="19"/>251 <text:s/>... <text:s/>left_only</text:p>
          </table:table-cell>
        </table:table-row>
        <table:table-row table:style-name="ro1">
          <table:table-cell office:value-type="string" calcext:value-type="string">
            <text:p>BAAIYB/rack=1/shelf=1/slot=LT13/port=4/ONUID=5 <text:s text:c="18"/>1306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9/port=12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3/port=13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6/port=14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4/port=4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5/port=10/ONUID=1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4/port=2/ONUID=4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6/port=14/ONUID=4 <text:s text:c="17"/>1339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1/port=6/ONUID=2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4/port=5/ONUID=5 <text:s text:c="20"/>29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9/port=2/ONUID=1 <text:s text:c="19"/>1188 <text:s/>... <text:s/>left_only</text:p>
          </table:table-cell>
        </table:table-row>
        <table:table-row table:style-name="ro1">
          <table:table-cell office:value-type="string" calcext:value-type="string">
            <text:p>BAAIYZ/rack=1/shelf=1/slot=LT13/port=7/ONUID=1 <text:s text:c="18"/>1236 <text:s/>... <text:s/>left_only</text:p>
          </table:table-cell>
        </table:table-row>
        <table:table-row table:style-name="ro1">
          <table:table-cell office:value-type="string" calcext:value-type="string">
            <text:p>BAAIXE/rack=1/shelf=1/slot=LT11/port=3/ONUID=1 <text:s text:c="20"/>19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3/port=1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1/port=7/ONUID=3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3/port=14/ONUID=2 <text:s text:c="18"/>245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4/port=10/ONUID=2 <text:s text:c="17"/>1333 <text:s/>... <text:s/>left_only</text:p>
          </table:table-cell>
        </table:table-row>
        <table:table-row table:style-name="ro1">
          <table:table-cell office:value-type="string" calcext:value-type="string">
            <text:p>BAAKSF/rack=1/shelf=1/slot=LT16/port=12/ONUID=5 <text:s text:c="19"/>46 <text:s/>... <text:s/>left_only</text:p>
          </table:table-cell>
        </table:table-row>
        <table:table-row table:style-name="ro1">
          <table:table-cell office:value-type="string" calcext:value-type="string">
            <text:p>BAAJIB/rack=1/shelf=1/slot=LT9/port=9/ONUID=2 <text:s text:c="19"/>1331 <text:s/>... <text:s/>left_only</text:p>
          </table:table-cell>
        </table:table-row>
        <table:table-row table:style-name="ro1">
          <table:table-cell office:value-type="string" calcext:value-type="string">
            <text:p>BAAJJW/rack=1/shelf=1/slot=LT11/port=6/ONUID=2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JJW/rack=1/shelf=1/slot=LT11/port=3/ONUID=4 <text:s text:c="19"/>128 <text:s/>... <text:s/>left_only</text:p>
          </table:table-cell>
        </table:table-row>
        <table:table-row table:style-name="ro1">
          <table:table-cell office:value-type="string" calcext:value-type="string">
            <text:p>BAAJJW/rack=1/shelf=1/slot=LT11/port=14/ONUID=5 <text:s text:c="17"/>1300 <text:s/>... <text:s/>left_only</text:p>
          </table:table-cell>
        </table:table-row>
        <table:table-row table:style-name="ro1">
          <table:table-cell office:value-type="string" calcext:value-type="string">
            <text:p>BAAJJW/rack=1/shelf=1/slot=LT14/port=16/ONUID=1 <text:s text:c="17"/>1310 <text:s/>... <text:s/>left_only</text:p>
          </table:table-cell>
        </table:table-row>
        <table:table-row table:style-name="ro1">
          <table:table-cell office:value-type="string" calcext:value-type="string">
            <text:p>BAAJVZ/rack=1/shelf=1/slot=LT14/port=4/ONUID=4 <text:s text:c="18"/>1243 <text:s/>... <text:s/>left_only</text:p>
          </table:table-cell>
        </table:table-row>
        <table:table-row table:style-name="ro1">
          <table:table-cell office:value-type="string" calcext:value-type="string">
            <text:p>BAAJNJ/rack=1/shelf=1/slot=LT16/port=8/ONUID=3 <text:s text:c="18"/>1274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1/port=7/ONUID=3 <text:s text:c="19"/>222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9/port=14/ONUID=5 <text:s text:c="18"/>1188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1/port=9/ONUID=3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1/port=6/ONUID=5 <text:s text:c="20"/>35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9/port=10/ONUID=4 <text:s text:c="18"/>1321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6/port=6/ONUID=2 <text:s text:c="18"/>1313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1/port=10/ONUID=5 <text:s text:c="18"/>148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2/port=16/ONUID=4 <text:s text:c="18"/>226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1/port=2/ONUID=3 <text:s text:c="20"/>30 <text:s/>... <text:s/>left_only</text:p>
          </table:table-cell>
        </table:table-row>
        <table:table-row table:style-name="ro1">
          <table:table-cell office:value-type="string" calcext:value-type="string">
            <text:p>BAAKAZ/rack=1/shelf=1/slot=LT11/port=9/ONUID=2 <text:s text:c="18"/>1288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15/port=16/ONUID=1 <text:s text:c="17"/>1337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7/port=2/ONUID=5 <text:s text:c="19"/>1328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7/port=11/ONUID=1 <text:s text:c="20"/>49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7/port=7/ONUID=2 <text:s text:c="19"/>1338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11/port=8/ONUID=4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11/port=8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11/port=9/ONUID=3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6/port=9/ONUID=2 <text:s text:c="20"/>219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11/port=3/ONUID=3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PY/rack=1/shelf=1/slot=LT14/port=10/ONUID=4 <text:s text:c="19"/>45 <text:s/>... <text:s/>left_only</text:p>
          </table:table-cell>
        </table:table-row>
        <table:table-row table:style-name="ro1">
          <table:table-cell office:value-type="string" calcext:value-type="string">
            <text:p>BAAITQ/rack=1/shelf=1/slot=LT9/port=12/ONUID=1 <text:s text:c="19"/>888 <text:s/>... <text:s/>left_only</text:p>
          </table:table-cell>
        </table:table-row>
        <table:table-row table:style-name="ro1">
          <table:table-cell office:value-type="string" calcext:value-type="string">
            <text:p>BAAITQ/rack=1/shelf=1/slot=LT16/port=6/ONUID=1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ITQ/rack=1/shelf=1/slot=LT15/port=3/ONUID=1 <text:s text:c="18"/>1208 <text:s/>... <text:s/>left_only</text:p>
          </table:table-cell>
        </table:table-row>
        <table:table-row table:style-name="ro1">
          <table:table-cell office:value-type="string" calcext:value-type="string">
            <text:p>BAAJUS/rack=1/shelf=1/slot=LT16/port=1/ONUID=1 <text:s text:c="18"/>1300 <text:s/>... <text:s/>left_only</text:p>
          </table:table-cell>
        </table:table-row>
        <table:table-row table:style-name="ro1">
          <table:table-cell office:value-type="string" calcext:value-type="string">
            <text:p>BAAJUS/rack=1/shelf=1/slot=LT8/port=7/ONUID=1 <text:s text:c="21"/>59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0/port=5/ONUID=3 <text:s text:c="19"/>146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11/port=4/ONUID=7 <text:s text:c="20"/>53 <text:s/>... <text:s/>left_only</text:p>
          </table:table-cell>
        </table:table-row>
        <table:table-row table:style-name="ro1">
          <table:table-cell office:value-type="string" calcext:value-type="string">
            <text:p>BAAKZS/rack=1/shelf=1/slot=LT9/port=4/ONUID=1 <text:s text:c="20"/>621 <text:s/>... <text:s/>left_only</text:p>
          </table:table-cell>
        </table:table-row>
        <table:table-row table:style-name="ro1">
          <table:table-cell office:value-type="string" calcext:value-type="string">
            <text:p>BAAITQ/rack=1/shelf=1/slot=LT11/port=6/ONUID=4 <text:s text:c="20"/>43 <text:s/>... <text:s/>left_only</text:p>
          </table:table-cell>
        </table:table-row>
        <table:table-row table:style-name="ro1">
          <table:table-cell office:value-type="string" calcext:value-type="string">
            <text:p>BAALBV/rack=1/shelf=1/slot=LT12/port=11/ONUID=1 <text:s text:c="18"/>236 <text:s/>... <text:s/>left_only</text:p>
          </table:table-cell>
        </table:table-row>
        <table:table-row table:style-name="ro1">
          <table:table-cell office:value-type="string" calcext:value-type="string">
            <text:p>BAAJRP/rack=1/shelf=1/slot=LT16/port=3/ONUID=1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JAH/rack=1/shelf=1/slot=LT10/port=1/ONUID=2 <text:s text:c="20"/>37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13/port=9/ONUID=1 <text:s text:c="19"/>202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16/port=9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15/port=4/ONUID=2 <text:s text:c="19"/>532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13/port=16/ONUID=3 <text:s text:c="19"/>40 <text:s/>... <text:s/>left_only</text:p>
          </table:table-cell>
        </table:table-row>
        <table:table-row table:style-name="ro1">
          <table:table-cell office:value-type="string" calcext:value-type="string">
            <text:p>BAAHQG/rack=1/shelf=1/slot=LT16/port=10/ONUID=2 <text:s text:c="19"/>18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14/port=10/ONUID=2 <text:s text:c="18"/>142 <text:s/>... <text:s/>left_only</text:p>
          </table:table-cell>
        </table:table-row>
        <table:table-row table:style-name="ro1">
          <table:table-cell office:value-type="string" calcext:value-type="string">
            <text:p>BAALJY/rack=1/shelf=1/slot=LT11/port=10/ONUID=3 <text:s text:c="17"/>1235 <text:s/>... <text:s/>left_only</text:p>
          </table:table-cell>
        </table:table-row>
        <table:table-row table:style-name="ro1">
          <table:table-cell office:value-type="string" calcext:value-type="string">
            <text:p>BAALJY/rack=1/shelf=1/slot=LT16/port=5/ONUID=1 <text:s text:c="20"/>91 <text:s/>... <text:s/>left_only</text:p>
          </table:table-cell>
        </table:table-row>
        <table:table-row table:style-name="ro1">
          <table:table-cell office:value-type="string" calcext:value-type="string">
            <text:p>BAAJPR/rack=1/shelf=1/slot=LT16/port=3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IP/rack=1/shelf=1/slot=LT7/port=1/ONUID=2 <text:s text:c="20"/>899 <text:s/>... <text:s/>left_only</text:p>
          </table:table-cell>
        </table:table-row>
        <table:table-row table:style-name="ro1">
          <table:table-cell office:value-type="string" calcext:value-type="string">
            <text:p>BAAJAD/rack=1/shelf=1/slot=LT14/port=8/ONUID=2 <text:s text:c="20"/>36 <text:s/>... <text:s/>left_only</text:p>
          </table:table-cell>
        </table:table-row>
        <table:table-row table:style-name="ro1">
          <table:table-cell office:value-type="string" calcext:value-type="string">
            <text:p>BAAKGX/rack=1/shelf=1/slot=LT15/port=16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KGX/rack=1/shelf=1/slot=LT15/port=15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JQU/rack=1/shelf=1/slot=LT16/port=13/ONUID=1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QU/rack=1/shelf=1/slot=LT16/port=3/ONUID=1 <text:s text:c="18"/>1333 <text:s/>... <text:s/>left_only</text:p>
          </table:table-cell>
        </table:table-row>
        <table:table-row table:style-name="ro1">
          <table:table-cell office:value-type="string" calcext:value-type="string">
            <text:p>BAAJQU/rack=1/shelf=1/slot=LT12/port=12/ONUID=2 <text:s text:c="18"/>471 <text:s/>... <text:s/>left_only</text:p>
          </table:table-cell>
        </table:table-row>
        <table:table-row table:style-name="ro1">
          <table:table-cell office:value-type="string" calcext:value-type="string">
            <text:p>BAALGE/rack=1/shelf=1/slot=LT11/port=3/ONUID=1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JHN/rack=1/shelf=1/slot=LT12/port=2/ONUID=5 <text:s text:c="18"/>1240 <text:s/>... <text:s/>left_only</text:p>
          </table:table-cell>
        </table:table-row>
        <table:table-row table:style-name="ro1">
          <table:table-cell office:value-type="string" calcext:value-type="string">
            <text:p>BAAJHN/rack=1/shelf=1/slot=LT12/port=13/ONUID=5 <text:s text:c="18"/>142 <text:s/>... <text:s/>left_only</text:p>
          </table:table-cell>
        </table:table-row>
        <table:table-row table:style-name="ro1">
          <table:table-cell office:value-type="string" calcext:value-type="string">
            <text:p>BAAJHS/rack=1/shelf=1/slot=LT12/port=12/ONUID=3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HS/rack=1/shelf=1/slot=LT7/port=11/ONUID=2 <text:s text:c="19"/>569 <text:s/>... <text:s/>left_only</text:p>
          </table:table-cell>
        </table:table-row>
        <table:table-row table:style-name="ro1">
          <table:table-cell office:value-type="string" calcext:value-type="string">
            <text:p>BAAJHS/rack=1/shelf=1/slot=LT15/port=3/ONUID=1 <text:s text:c="18"/>1058 <text:s/>... <text:s/>left_only</text:p>
          </table:table-cell>
        </table:table-row>
        <table:table-row table:style-name="ro1">
          <table:table-cell office:value-type="string" calcext:value-type="string">
            <text:p>BAAJVP/rack=1/shelf=1/slot=LT8/port=12/ONUID=1 <text:s text:c="20"/>48 <text:s/>... <text:s/>left_only</text:p>
          </table:table-cell>
        </table:table-row>
        <table:table-row table:style-name="ro1">
          <table:table-cell office:value-type="string" calcext:value-type="string">
            <text:p>BAAIIK/rack=1/shelf=1/slot=LT14/port=2/ONUID=5 <text:s text:c="18"/>1291 <text:s/>... <text:s/>left_only</text:p>
          </table:table-cell>
        </table:table-row>
        <table:table-row table:style-name="ro1">
          <table:table-cell office:value-type="string" calcext:value-type="string">
            <text:p>BAAIIK/rack=1/shelf=1/slot=LT11/port=5/ONUID=2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IIK/rack=1/shelf=1/slot=LT14/port=15/ONUID=2 <text:s text:c="17"/>1329 <text:s/>... <text:s/>left_only</text:p>
          </table:table-cell>
        </table:table-row>
        <table:table-row table:style-name="ro1">
          <table:table-cell office:value-type="string" calcext:value-type="string">
            <text:p>BAAJFJ/rack=1/shelf=1/slot=LT14/port=1/ONUID=1 <text:s text:c="18"/>1271 <text:s/>... <text:s/>left_only</text:p>
          </table:table-cell>
        </table:table-row>
        <table:table-row table:style-name="ro1">
          <table:table-cell office:value-type="string" calcext:value-type="string">
            <text:p>BAAJFJ/rack=1/shelf=1/slot=LT6/port=11/ONUID=4 <text:s text:c="18"/>1314 <text:s/>... <text:s/>left_only</text:p>
          </table:table-cell>
        </table:table-row>
        <table:table-row table:style-name="ro1">
          <table:table-cell office:value-type="string" calcext:value-type="string">
            <text:p>BAAJKP/rack=1/shelf=1/slot=LT16/port=13/ONUID=1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IPJ/rack=1/shelf=1/slot=LT14/port=1/ONUID=1 <text:s text:c="20"/>32 <text:s/>... <text:s/>left_only</text:p>
          </table:table-cell>
        </table:table-row>
        <table:table-row table:style-name="ro1">
          <table:table-cell office:value-type="string" calcext:value-type="string">
            <text:p>BAAJUO/rack=1/shelf=1/slot=LT7/port=6/ONUID=4 <text:s text:c="19"/>1335 <text:s/>... <text:s/>left_only</text:p>
          </table:table-cell>
        </table:table-row>
        <table:table-row table:style-name="ro1">
          <table:table-cell office:value-type="string" calcext:value-type="string">
            <text:p>BAAKNO/rack=1/shelf=1/slot=LT16/port=9/ONUID=3 <text:s text:c="18"/>1232 <text:s/>... <text:s/>left_only</text:p>
          </table:table-cell>
        </table:table-row>
        <table:table-row table:style-name="ro1">
          <table:table-cell office:value-type="string" calcext:value-type="string">
            <text:p>BAAJUW/rack=1/shelf=1/slot=LT11/port=8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UW/rack=1/shelf=1/slot=LT6/port=12/ONUID=1 <text:s text:c="19"/>785 <text:s/>... <text:s/>left_only</text:p>
          </table:table-cell>
        </table:table-row>
        <table:table-row table:style-name="ro1">
          <table:table-cell office:value-type="string" calcext:value-type="string">
            <text:p>BAAJUW/rack=1/shelf=1/slot=LT6/port=4/ONUID=7 <text:s text:c="20"/>899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5/port=5/ONUID=1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5/port=6/ONUID=4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2/port=15/ONUID=1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5/port=5/ONUID=2 <text:s text:c="19"/>247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9/port=16/ONUID=7 <text:s text:c="18"/>1192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9/port=12/ONUID=2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IPI/rack=1/shelf=1/slot=LT15/port=13/ONUID=3 <text:s text:c="18"/>701 <text:s/>... <text:s/>left_only</text:p>
          </table:table-cell>
        </table:table-row>
        <table:table-row table:style-name="ro1">
          <table:table-cell office:value-type="string" calcext:value-type="string">
            <text:p>BAAIPI/rack=1/shelf=1/slot=LT15/port=9/ONUID=4 <text:s text:c="19"/>257 <text:s/>... <text:s/>left_only</text:p>
          </table:table-cell>
        </table:table-row>
        <table:table-row table:style-name="ro1">
          <table:table-cell office:value-type="string" calcext:value-type="string">
            <text:p>BAAIPI/rack=1/shelf=1/slot=LT7/port=3/ONUID=3 <text:s text:c="20"/>335 <text:s/>... <text:s/>left_only</text:p>
          </table:table-cell>
        </table:table-row>
        <table:table-row table:style-name="ro1">
          <table:table-cell office:value-type="string" calcext:value-type="string">
            <text:p>BAAJFB/rack=1/shelf=1/slot=LT12/port=10/ONUID=3 <text:s text:c="18"/>768 <text:s/>... <text:s/>left_only</text:p>
          </table:table-cell>
        </table:table-row>
        <table:table-row table:style-name="ro1">
          <table:table-cell office:value-type="string" calcext:value-type="string">
            <text:p>BAAJFB/rack=1/shelf=1/slot=LT16/port=16/ONUID=4 <text:s text:c="18"/>608 <text:s/>... <text:s/>left_only</text:p>
          </table:table-cell>
        </table:table-row>
        <table:table-row table:style-name="ro1">
          <table:table-cell office:value-type="string" calcext:value-type="string">
            <text:p>BAAJWD/rack=1/shelf=1/slot=LT11/port=5/ONUID=4 <text:s text:c="19"/>660 <text:s/>... <text:s/>left_only</text:p>
          </table:table-cell>
        </table:table-row>
        <table:table-row table:style-name="ro1">
          <table:table-cell office:value-type="string" calcext:value-type="string">
            <text:p>BAAKHV/rack=1/shelf=1/slot=LT16/port=1/ONUID=1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KHV/rack=1/shelf=1/slot=LT15/port=15/ONUID=1 <text:s text:c="18"/>103 <text:s/>... <text:s/>left_only</text:p>
          </table:table-cell>
        </table:table-row>
        <table:table-row table:style-name="ro1">
          <table:table-cell office:value-type="string" calcext:value-type="string">
            <text:p>BAAJTR/rack=1/shelf=1/slot=LT7/port=7/ONUID=1 <text:s text:c="19"/>1188 <text:s/>... <text:s/>left_only</text:p>
          </table:table-cell>
        </table:table-row>
        <table:table-row table:style-name="ro1">
          <table:table-cell office:value-type="string" calcext:value-type="string">
            <text:p>BAAJTR/rack=1/shelf=1/slot=LT11/port=2/ONUID=1 <text:s text:c="19"/>113 <text:s/>... <text:s/>left_only</text:p>
          </table:table-cell>
        </table:table-row>
        <table:table-row table:style-name="ro1">
          <table:table-cell office:value-type="string" calcext:value-type="string">
            <text:p>BAAJTR/rack=1/shelf=1/slot=LT11/port=1/ONUID=2 <text:s text:c="20"/>52 <text:s/>... <text:s/>left_only</text:p>
          </table:table-cell>
        </table:table-row>
        <table:table-row table:style-name="ro1">
          <table:table-cell office:value-type="string" calcext:value-type="string">
            <text:p>BAAJTR/rack=1/shelf=1/slot=LT14/port=13/ONUID=1 <text:s text:c="19"/>56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4/port=6/ONUID=3 <text:s text:c="20"/>26 <text:s/>... <text:s/>left_only</text:p>
          </table:table-cell>
        </table:table-row>
        <table:table-row table:style-name="ro1">
          <table:table-cell office:value-type="string" calcext:value-type="string">
            <text:p>BAAJEJ/rack=1/shelf=1/slot=LT15/port=6/ONUID=1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11/port=7/ONUID=3 <text:s text:c="18"/>1337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16/port=8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10/port=6/ONUID=1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9/port=14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16/port=14/ONUID=3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15/port=16/ONUID=3 <text:s text:c="17"/>1341 <text:s/>... <text:s/>left_only</text:p>
          </table:table-cell>
        </table:table-row>
        <table:table-row table:style-name="ro1">
          <table:table-cell office:value-type="string" calcext:value-type="string">
            <text:p>BAAIVW/rack=1/shelf=1/slot=LT12/port=13/ONUID=2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IVW/rack=1/shelf=1/slot=LT12/port=9/ONUID=1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VW/rack=1/shelf=1/slot=LT12/port=15/ONUID=1 <text:s text:c="17"/>1323 <text:s/>... <text:s/>left_only</text:p>
          </table:table-cell>
        </table:table-row>
        <table:table-row table:style-name="ro1">
          <table:table-cell office:value-type="string" calcext:value-type="string">
            <text:p>BAAIVW/rack=1/shelf=1/slot=LT16/port=11/ONUID=1 <text:s text:c="17"/>1338 <text:s/>... <text:s/>left_only</text:p>
          </table:table-cell>
        </table:table-row>
        <table:table-row table:style-name="ro1">
          <table:table-cell office:value-type="string" calcext:value-type="string">
            <text:p>BAAIVW/rack=1/shelf=1/slot=LT14/port=4/ONUID=4 <text:s text:c="18"/>1296 <text:s/>... <text:s/>left_only</text:p>
          </table:table-cell>
        </table:table-row>
        <table:table-row table:style-name="ro1">
          <table:table-cell office:value-type="string" calcext:value-type="string">
            <text:p>BAAJJS/rack=1/shelf=1/slot=LT12/port=1/ONUID=1 <text:s text:c="20"/>40 <text:s/>... <text:s/>left_only</text:p>
          </table:table-cell>
        </table:table-row>
        <table:table-row table:style-name="ro1">
          <table:table-cell office:value-type="string" calcext:value-type="string">
            <text:p>BAAHNJ/rack=1/shelf=1/slot=LT15/port=15/ONUID=7 <text:s text:c="18"/>683 <text:s/>... <text:s/>left_only</text:p>
          </table:table-cell>
        </table:table-row>
        <table:table-row table:style-name="ro1">
          <table:table-cell office:value-type="string" calcext:value-type="string">
            <text:p>BAAHNJ/rack=1/shelf=1/slot=LT16/port=15/ONUID=5 <text:s text:c="19"/>61 <text:s/>... <text:s/>left_only</text:p>
          </table:table-cell>
        </table:table-row>
        <table:table-row table:style-name="ro1">
          <table:table-cell office:value-type="string" calcext:value-type="string">
            <text:p>BAAIVS/rack=1/shelf=1/slot=LT14/port=2/ONUID=4 <text:s text:c="18"/>1298 <text:s/>... <text:s/>left_only</text:p>
          </table:table-cell>
        </table:table-row>
        <table:table-row table:style-name="ro1">
          <table:table-cell office:value-type="string" calcext:value-type="string">
            <text:p>BAAIVS/rack=1/shelf=1/slot=LT11/port=12/ONUID=2 <text:s text:c="17"/>1257 <text:s/>... <text:s/>left_only</text:p>
          </table:table-cell>
        </table:table-row>
        <table:table-row table:style-name="ro1">
          <table:table-cell office:value-type="string" calcext:value-type="string">
            <text:p>BAAJYB/rack=1/shelf=1/slot=LT9/port=10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15/port=5/ONUID=1 <text:s text:c="18"/>1176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14/port=1/ONUID=4 <text:s text:c="18"/>1239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16/port=9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13/port=3/ONUID=3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13/port=12/ONUID=2 <text:s text:c="17"/>1274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9/port=15/ONUID=7 <text:s text:c="18"/>1333 <text:s/>... <text:s/>left_only</text:p>
          </table:table-cell>
        </table:table-row>
        <table:table-row table:style-name="ro1">
          <table:table-cell office:value-type="string" calcext:value-type="string">
            <text:p>BAAJYO/rack=1/shelf=1/slot=LT12/port=7/ONUID=1 <text:s text:c="18"/>1150 <text:s/>... <text:s/>left_only</text:p>
          </table:table-cell>
        </table:table-row>
        <table:table-row table:style-name="ro1">
          <table:table-cell office:value-type="string" calcext:value-type="string">
            <text:p>BAAJYO/rack=1/shelf=1/slot=LT10/port=10/ONUID=1 <text:s text:c="18"/>174 <text:s/>... <text:s/>left_only</text:p>
          </table:table-cell>
        </table:table-row>
        <table:table-row table:style-name="ro1">
          <table:table-cell office:value-type="string" calcext:value-type="string">
            <text:p>BAAJYO/rack=1/shelf=1/slot=LT9/port=7/ONUID=1 <text:s text:c="21"/>36 <text:s/>... <text:s/>left_only</text:p>
          </table:table-cell>
        </table:table-row>
        <table:table-row table:style-name="ro1">
          <table:table-cell office:value-type="string" calcext:value-type="string">
            <text:p>BAAIIL/rack=1/shelf=1/slot=LT12/port=11/ONUID=1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IIL/rack=1/shelf=1/slot=LT16/port=9/ONUID=3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IL/rack=1/shelf=1/slot=LT16/port=5/ONUID=3 <text:s text:c="18"/>1144 <text:s/>... <text:s/>left_only</text:p>
          </table:table-cell>
        </table:table-row>
        <table:table-row table:style-name="ro1">
          <table:table-cell office:value-type="string" calcext:value-type="string">
            <text:p>BAAIIL/rack=1/shelf=1/slot=LT14/port=16/ONUID=4 <text:s text:c="17"/>1313 <text:s/>... <text:s/>left_only</text:p>
          </table:table-cell>
        </table:table-row>
        <table:table-row table:style-name="ro1">
          <table:table-cell office:value-type="string" calcext:value-type="string">
            <text:p>BAAJYK/rack=1/shelf=1/slot=LT14/port=12/ONUID=2 <text:s text:c="17"/>1300 <text:s/>... <text:s/>left_only</text:p>
          </table:table-cell>
        </table:table-row>
        <table:table-row table:style-name="ro1">
          <table:table-cell office:value-type="string" calcext:value-type="string">
            <text:p>BAAJYK/rack=1/shelf=1/slot=LT16/port=11/ONUID=2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JYK/rack=1/shelf=1/slot=LT8/port=1/ONUID=1 <text:s text:c="20"/>125 <text:s/>... <text:s/>left_only</text:p>
          </table:table-cell>
        </table:table-row>
        <table:table-row table:style-name="ro1">
          <table:table-cell office:value-type="string" calcext:value-type="string">
            <text:p>BAAKMC/rack=1/shelf=1/slot=LT11/port=13/ONUID=1 <text:s text:c="17"/>1272 <text:s/>... <text:s/>left_only</text:p>
          </table:table-cell>
        </table:table-row>
        <table:table-row table:style-name="ro1">
          <table:table-cell office:value-type="string" calcext:value-type="string">
            <text:p>BAAKMC/rack=1/shelf=1/slot=LT12/port=15/ONUID=1 <text:s text:c="18"/>102 <text:s/>... <text:s/>left_only</text:p>
          </table:table-cell>
        </table:table-row>
        <table:table-row table:style-name="ro1">
          <table:table-cell office:value-type="string" calcext:value-type="string">
            <text:p>BAAKMC/rack=1/shelf=1/slot=LT16/port=2/ONUID=5 <text:s text:c="20"/>35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9/port=3/ONUID=1 <text:s text:c="21"/>55 <text:s/>... <text:s/>left_only</text:p>
          </table:table-cell>
        </table:table-row>
        <table:table-row table:style-name="ro1">
          <table:table-cell office:value-type="string" calcext:value-type="string">
            <text:p>BAAJAT/rack=1/shelf=1/slot=LT10/port=12/ONUID=1 <text:s text:c="19"/>28 <text:s/>... <text:s/>left_only</text:p>
          </table:table-cell>
        </table:table-row>
        <table:table-row table:style-name="ro1">
          <table:table-cell office:value-type="string" calcext:value-type="string">
            <text:p>BAAJEF/rack=1/shelf=1/slot=LT10/port=16/ONUID=1 <text:s text:c="19"/>59 <text:s/>... <text:s/>left_only</text:p>
          </table:table-cell>
        </table:table-row>
        <table:table-row table:style-name="ro1">
          <table:table-cell office:value-type="string" calcext:value-type="string">
            <text:p>BAAIVS/rack=1/shelf=1/slot=LT10/port=6/ONUID=2 <text:s text:c="20"/>51 <text:s/>... <text:s/>left_only</text:p>
          </table:table-cell>
        </table:table-row>
        <table:table-row table:style-name="ro1">
          <table:table-cell office:value-type="string" calcext:value-type="string">
            <text:p>BAAIZZ/rack=1/shelf=1/slot=LT10/port=16/ONUID=5 <text:s text:c="17"/>1340 <text:s/>... <text:s/>left_only</text:p>
          </table:table-cell>
        </table:table-row>
        <table:table-row table:style-name="ro1">
          <table:table-cell office:value-type="string" calcext:value-type="string">
            <text:p>BAAIZZ/rack=1/shelf=1/slot=LT12/port=10/ONUID=1 <text:s text:c="17"/>1296 <text:s/>... <text:s/>left_only</text:p>
          </table:table-cell>
        </table:table-row>
        <table:table-row table:style-name="ro1">
          <table:table-cell office:value-type="string" calcext:value-type="string">
            <text:p>BAAIZZ/rack=1/shelf=1/slot=LT14/port=1/ONUID=1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IZZ/rack=1/shelf=1/slot=LT15/port=10/ONUID=4 <text:s text:c="18"/>119 <text:s/>... <text:s/>left_only</text:p>
          </table:table-cell>
        </table:table-row>
        <table:table-row table:style-name="ro1">
          <table:table-cell office:value-type="string" calcext:value-type="string">
            <text:p>BAAIZZ/rack=1/shelf=1/slot=LT10/port=4/ONUID=1 <text:s text:c="20"/>40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3/port=12/ONUID=4 <text:s text:c="17"/>1224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0/port=12/ONUID=3 <text:s text:c="17"/>1180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5/port=16/ONUID=2 <text:s text:c="17"/>1343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1/port=7/ONUID=2 <text:s text:c="19"/>808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6/port=9/ONUID=4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5/port=3/ONUID=2 <text:s text:c="19"/>620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6/port=13/ONUID=2 <text:s text:c="17"/>1132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3/port=6/ONUID=2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6/port=8/ONUID=4 <text:s text:c="18"/>1273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0/port=10/ONUID=5 <text:s text:c="19"/>28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1/port=14/ONUID=3 <text:s text:c="18"/>139 <text:s/>... <text:s/>left_only</text:p>
          </table:table-cell>
        </table:table-row>
        <table:table-row table:style-name="ro1">
          <table:table-cell office:value-type="string" calcext:value-type="string">
            <text:p>BAAIQG/rack=1/shelf=1/slot=LT9/port=12/ONUID=2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JYQ/rack=1/shelf=1/slot=LT11/port=1/ONUID=3 <text:s text:c="18"/>1184 <text:s/>... <text:s/>left_only</text:p>
          </table:table-cell>
        </table:table-row>
        <table:table-row table:style-name="ro1">
          <table:table-cell office:value-type="string" calcext:value-type="string">
            <text:p>BAAKRM/rack=1/shelf=1/slot=LT11/port=7/ONUID=2 <text:s text:c="18"/>1343 <text:s/>... <text:s/>left_only</text:p>
          </table:table-cell>
        </table:table-row>
        <table:table-row table:style-name="ro1">
          <table:table-cell office:value-type="string" calcext:value-type="string">
            <text:p>BAAIXN/rack=1/shelf=1/slot=LT12/port=9/ONUID=1 <text:s text:c="18"/>1305 <text:s/>... <text:s/>left_only</text:p>
          </table:table-cell>
        </table:table-row>
        <table:table-row table:style-name="ro1">
          <table:table-cell office:value-type="string" calcext:value-type="string">
            <text:p>BAAIXN/rack=1/shelf=1/slot=LT16/port=15/ONUID=4 <text:s text:c="17"/>1297 <text:s/>... <text:s/>left_only</text:p>
          </table:table-cell>
        </table:table-row>
        <table:table-row table:style-name="ro1">
          <table:table-cell office:value-type="string" calcext:value-type="string">
            <text:p>BAAJXU/rack=1/shelf=1/slot=LT9/port=13/ONUID=3 <text:s text:c="18"/>1305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4/port=16/ONUID=5 <text:s text:c="19"/>51 <text:s/>... <text:s/>left_only</text:p>
          </table:table-cell>
        </table:table-row>
        <table:table-row table:style-name="ro1">
          <table:table-cell office:value-type="string" calcext:value-type="string">
            <text:p>BAAJTQ/rack=1/shelf=1/slot=LT7/port=12/ONUID=1 <text:s text:c="19"/>692 <text:s/>... <text:s/>left_only</text:p>
          </table:table-cell>
        </table:table-row>
        <table:table-row table:style-name="ro1">
          <table:table-cell office:value-type="string" calcext:value-type="string">
            <text:p>BAAJTQ/rack=1/shelf=1/slot=LT6/port=12/ONUID=1 <text:s text:c="19"/>198 <text:s/>... <text:s/>left_only</text:p>
          </table:table-cell>
        </table:table-row>
        <table:table-row table:style-name="ro1">
          <table:table-cell office:value-type="string" calcext:value-type="string">
            <text:p>BAAIQG/rack=1/shelf=1/slot=LT15/port=1/ONUID=2 <text:s text:c="20"/>47 <text:s/>... <text:s/>left_only</text:p>
          </table:table-cell>
        </table:table-row>
        <table:table-row table:style-name="ro1">
          <table:table-cell office:value-type="string" calcext:value-type="string">
            <text:p>BAAJXM/rack=1/shelf=1/slot=LT15/port=5/ONUID=1 <text:s text:c="18"/>1208 <text:s/>... <text:s/>left_only</text:p>
          </table:table-cell>
        </table:table-row>
        <table:table-row table:style-name="ro1">
          <table:table-cell office:value-type="string" calcext:value-type="string">
            <text:p>BAAJHH/rack=1/shelf=1/slot=LT12/port=6/ONUID=3 <text:s text:c="19"/>974 <text:s/>... <text:s/>left_only</text:p>
          </table:table-cell>
        </table:table-row>
        <table:table-row table:style-name="ro1">
          <table:table-cell office:value-type="string" calcext:value-type="string">
            <text:p>BAAJHH/rack=1/shelf=1/slot=LT7/port=6/ONUID=3 <text:s text:c="20"/>132 <text:s/>... <text:s/>left_only</text:p>
          </table:table-cell>
        </table:table-row>
        <table:table-row table:style-name="ro1">
          <table:table-cell office:value-type="string" calcext:value-type="string">
            <text:p>BAAJHH/rack=1/shelf=1/slot=LT11/port=5/ONUID=4 <text:s text:c="20"/>45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16/port=16/ONUID=3 <text:s text:c="18"/>722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13/port=16/ONUID=5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8/port=2/ONUID=5 <text:s text:c="19"/>1011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12/port=4/ONUID=3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14/port=14/ONUID=2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13/port=9/ONUID=3 <text:s text:c="18"/>1300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13/port=13/ONUID=1 <text:s text:c="17"/>1326 <text:s/>... <text:s/>left_only</text:p>
          </table:table-cell>
        </table:table-row>
        <table:table-row table:style-name="ro1">
          <table:table-cell office:value-type="string" calcext:value-type="string">
            <text:p>BAAJQD/rack=1/shelf=1/slot=LT9/port=5/ONUID=1 <text:s text:c="19"/>1331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1/port=12/ONUID=1 <text:s text:c="19"/>43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2/port=11/ONUID=3 <text:s text:c="19"/>41 <text:s/>... <text:s/>left_only</text:p>
          </table:table-cell>
        </table:table-row>
        <table:table-row table:style-name="ro1">
          <table:table-cell office:value-type="string" calcext:value-type="string">
            <text:p>BAAKRN/rack=1/shelf=1/slot=LT13/port=7/ONUID=2 <text:s text:c="21"/>3 <text:s/>... <text:s/>left_only</text:p>
          </table:table-cell>
        </table:table-row>
        <table:table-row table:style-name="ro1">
          <table:table-cell office:value-type="string" calcext:value-type="string">
            <text:p>BAALIJ/rack=1/shelf=1/slot=LT12/port=10/ONUID=3 <text:s text:c="18"/>879 <text:s/>... <text:s/>left_only</text:p>
          </table:table-cell>
        </table:table-row>
        <table:table-row table:style-name="ro1">
          <table:table-cell office:value-type="string" calcext:value-type="string">
            <text:p>BAAJJC/rack=1/shelf=1/slot=LT8/port=10/ONUID=3 <text:s text:c="18"/>1184 <text:s/>... <text:s/>left_only</text:p>
          </table:table-cell>
        </table:table-row>
        <table:table-row table:style-name="ro1">
          <table:table-cell office:value-type="string" calcext:value-type="string">
            <text:p>BAAJJC/rack=1/shelf=1/slot=LT10/port=14/ONUID=4 <text:s text:c="18"/>516 <text:s/>... <text:s/>left_only</text:p>
          </table:table-cell>
        </table:table-row>
        <table:table-row table:style-name="ro1">
          <table:table-cell office:value-type="string" calcext:value-type="string">
            <text:p>BAAJAV/rack=1/shelf=1/slot=LT11/port=3/ONUID=4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AV/rack=1/shelf=1/slot=LT13/port=8/ONUID=2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JAV/rack=1/shelf=1/slot=LT14/port=3/ONUID=4 <text:s text:c="18"/>1319 <text:s/>... <text:s/>left_only</text:p>
          </table:table-cell>
        </table:table-row>
        <table:table-row table:style-name="ro1">
          <table:table-cell office:value-type="string" calcext:value-type="string">
            <text:p>BAAJAV/rack=1/shelf=1/slot=LT15/port=15/ONUID=3 <text:s text:c="17"/>1317 <text:s/>... <text:s/>left_only</text:p>
          </table:table-cell>
        </table:table-row>
        <table:table-row table:style-name="ro1">
          <table:table-cell office:value-type="string" calcext:value-type="string">
            <text:p>BAAJAV/rack=1/shelf=1/slot=LT15/port=9/ONUID=1 <text:s text:c="20"/>62 <text:s/>... <text:s/>left_only</text:p>
          </table:table-cell>
        </table:table-row>
        <table:table-row table:style-name="ro1">
          <table:table-cell office:value-type="string" calcext:value-type="string">
            <text:p>BAAJIO/rack=1/shelf=1/slot=LT11/port=8/ONUID=4 <text:s text:c="18"/>1320 <text:s/>... <text:s/>left_only</text:p>
          </table:table-cell>
        </table:table-row>
        <table:table-row table:style-name="ro1">
          <table:table-cell office:value-type="string" calcext:value-type="string">
            <text:p>BAAJIO/rack=1/shelf=1/slot=LT14/port=8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IO/rack=1/shelf=1/slot=LT13/port=6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IO/rack=1/shelf=1/slot=LT9/port=13/ONUID=3 <text:s text:c="19"/>465 <text:s/>... <text:s/>left_only</text:p>
          </table:table-cell>
        </table:table-row>
        <table:table-row table:style-name="ro1">
          <table:table-cell office:value-type="string" calcext:value-type="string">
            <text:p>BAAJIO/rack=1/shelf=1/slot=LT13/port=14/ONUID=5 <text:s text:c="18"/>892 <text:s/>... <text:s/>left_only</text:p>
          </table:table-cell>
        </table:table-row>
        <table:table-row table:style-name="ro1">
          <table:table-cell office:value-type="string" calcext:value-type="string">
            <text:p>BAAJAV/rack=1/shelf=1/slot=LT15/port=16/ONUID=5 <text:s text:c="19"/>54 <text:s/>... <text:s/>left_only</text:p>
          </table:table-cell>
        </table:table-row>
        <table:table-row table:style-name="ro1">
          <table:table-cell office:value-type="string" calcext:value-type="string">
            <text:p>BAAIII/rack=1/shelf=1/slot=LT14/port=1/ONUID=5 <text:s text:c="20"/>42 <text:s/>... <text:s/>left_only</text:p>
          </table:table-cell>
        </table:table-row>
        <table:table-row table:style-name="ro1">
          <table:table-cell office:value-type="string" calcext:value-type="string">
            <text:p>BAAJIW/rack=1/shelf=1/slot=LT8/port=3/ONUID=1 <text:s text:c="21"/>55 <text:s/>... <text:s/>left_only</text:p>
          </table:table-cell>
        </table:table-row>
        <table:table-row table:style-name="ro1">
          <table:table-cell office:value-type="string" calcext:value-type="string">
            <text:p>BAAJYX/rack=1/shelf=1/slot=LT14/port=3/ONUID=2 <text:s text:c="18"/>1291 <text:s/>... <text:s/>left_only</text:p>
          </table:table-cell>
        </table:table-row>
        <table:table-row table:style-name="ro1">
          <table:table-cell office:value-type="string" calcext:value-type="string">
            <text:p>BAAJYX/rack=1/shelf=1/slot=LT16/port=13/ONUID=3 <text:s text:c="17"/>1294 <text:s/>... <text:s/>left_only</text:p>
          </table:table-cell>
        </table:table-row>
        <table:table-row table:style-name="ro1">
          <table:table-cell office:value-type="string" calcext:value-type="string">
            <text:p>BAAJZD/rack=1/shelf=1/slot=LT15/port=6/ONUID=2 <text:s text:c="19"/>234 <text:s/>... <text:s/>left_only</text:p>
          </table:table-cell>
        </table:table-row>
        <table:table-row table:style-name="ro1">
          <table:table-cell office:value-type="string" calcext:value-type="string">
            <text:p>BAAJZD/rack=1/shelf=1/slot=LT8/port=5/ONUID=3 <text:s text:c="19"/>1337 <text:s/>... <text:s/>left_only</text:p>
          </table:table-cell>
        </table:table-row>
        <table:table-row table:style-name="ro1">
          <table:table-cell office:value-type="string" calcext:value-type="string">
            <text:p>BAAJSO/rack=1/shelf=1/slot=LT6/port=7/ONUID=3 <text:s text:c="19"/>1336 <text:s/>... <text:s/>left_only</text:p>
          </table:table-cell>
        </table:table-row>
        <table:table-row table:style-name="ro1">
          <table:table-cell office:value-type="string" calcext:value-type="string">
            <text:p>BAAJJC/rack=1/shelf=1/slot=LT14/port=10/ONUID=2 <text:s text:c="19"/>33 <text:s/>... <text:s/>left_only</text:p>
          </table:table-cell>
        </table:table-row>
        <table:table-row table:style-name="ro1">
          <table:table-cell office:value-type="string" calcext:value-type="string">
            <text:p>BAAKPS/rack=1/shelf=1/slot=LT15/port=3/ONUID=5 <text:s text:c="19"/>719 <text:s/>... <text:s/>left_only</text:p>
          </table:table-cell>
        </table:table-row>
        <table:table-row table:style-name="ro1">
          <table:table-cell office:value-type="string" calcext:value-type="string">
            <text:p>BAAJBM/rack=1/shelf=1/slot=LT9/port=13/ONUID=1 <text:s text:c="20"/>28 <text:s/>... <text:s/>left_only</text:p>
          </table:table-cell>
        </table:table-row>
        <table:table-row table:style-name="ro1">
          <table:table-cell office:value-type="string" calcext:value-type="string">
            <text:p>BAAJJT/rack=1/shelf=1/slot=LT10/port=12/ONUID=1 <text:s text:c="17"/>1048 <text:s/>... <text:s/>left_only</text:p>
          </table:table-cell>
        </table:table-row>
        <table:table-row table:style-name="ro1">
          <table:table-cell office:value-type="string" calcext:value-type="string">
            <text:p>BAALFH/rack=1/shelf=1/slot=LT15/port=2/ONUID=1 <text:s text:c="20"/>42 <text:s/>... <text:s/>left_only</text:p>
          </table:table-cell>
        </table:table-row>
        <table:table-row table:style-name="ro1">
          <table:table-cell office:value-type="string" calcext:value-type="string">
            <text:p>BAAIXL/rack=1/shelf=1/slot=LT13/port=12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IXL/rack=1/shelf=1/slot=LT10/port=10/ONUID=2 <text:s text:c="18"/>314 <text:s/>... <text:s/>left_only</text:p>
          </table:table-cell>
        </table:table-row>
        <table:table-row table:style-name="ro1">
          <table:table-cell office:value-type="string" calcext:value-type="string">
            <text:p>BAAKDC/rack=1/shelf=1/slot=LT14/port=10/ONUID=3 <text:s text:c="19"/>34 <text:s/>... <text:s/>left_only</text:p>
          </table:table-cell>
        </table:table-row>
        <table:table-row table:style-name="ro1">
          <table:table-cell office:value-type="string" calcext:value-type="string">
            <text:p>BAAIUO/rack=1/shelf=1/slot=LT14/port=16/ONUID=3 <text:s text:c="17"/>1192 <text:s/>... <text:s/>left_only</text:p>
          </table:table-cell>
        </table:table-row>
        <table:table-row table:style-name="ro1">
          <table:table-cell office:value-type="string" calcext:value-type="string">
            <text:p>BAAIUO/rack=1/shelf=1/slot=LT9/port=5/ONUID=2 <text:s text:c="19"/>1291 <text:s/>... <text:s/>left_only</text:p>
          </table:table-cell>
        </table:table-row>
        <table:table-row table:style-name="ro1">
          <table:table-cell office:value-type="string" calcext:value-type="string">
            <text:p>BAAIUO/rack=1/shelf=1/slot=LT15/port=10/ONUID=1 <text:s text:c="18"/>416 <text:s/>... <text:s/>left_only</text:p>
          </table:table-cell>
        </table:table-row>
        <table:table-row table:style-name="ro1">
          <table:table-cell office:value-type="string" calcext:value-type="string">
            <text:p>BAAKAY/rack=1/shelf=1/slot=LT16/port=8/ONUID=2 <text:s text:c="18"/>1302 <text:s/>... <text:s/>left_only</text:p>
          </table:table-cell>
        </table:table-row>
        <table:table-row table:style-name="ro1">
          <table:table-cell office:value-type="string" calcext:value-type="string">
            <text:p>BAAKAY/rack=1/shelf=1/slot=LT15/port=10/ONUID=1 <text:s text:c="19"/>56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2/port=1/ONUID=1 <text:s text:c="18"/>1280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1/port=5/ONUID=1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4/port=7/ONUID=7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0/port=3/ONUID=4 <text:s text:c="18"/>1311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3/port=9/ONUID=2 <text:s text:c="19"/>320 <text:s/>... <text:s/>left_only</text:p>
          </table:table-cell>
        </table:table-row>
        <table:table-row table:style-name="ro1">
          <table:table-cell office:value-type="string" calcext:value-type="string">
            <text:p>BAALKG/rack=1/shelf=1/slot=LT14/port=1/ONUID=1 <text:s text:c="19"/>755 <text:s/>... <text:s/>left_only</text:p>
          </table:table-cell>
        </table:table-row>
        <table:table-row table:style-name="ro1">
          <table:table-cell office:value-type="string" calcext:value-type="string">
            <text:p>BAAJIC/rack=1/shelf=1/slot=LT10/port=7/ONUID=2 <text:s text:c="20"/>23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11/port=4/ONUID=3 <text:s text:c="18"/>1282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10/port=12/ONUID=2 <text:s text:c="17"/>1300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9/port=3/ONUID=4 <text:s text:c="20"/>469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15/port=3/ONUID=7 <text:s text:c="18"/>1260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9/port=10/ONUID=2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9/port=10/ONUID=5 <text:s text:c="20"/>57 <text:s/>... <text:s/>left_only</text:p>
          </table:table-cell>
        </table:table-row>
        <table:table-row table:style-name="ro1">
          <table:table-cell office:value-type="string" calcext:value-type="string">
            <text:p>BAAJUA/rack=1/shelf=1/slot=LT8/port=13/ONUID=2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4/port=1/ONUID=3 <text:s text:c="18"/>1331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5/port=4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4/port=12/ONUID=1 <text:s text:c="17"/>1259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9/port=9/ONUID=1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5/port=7/ONUID=3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3/port=16/ONUID=1 <text:s text:c="17"/>1322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3/port=10/ONUID=3 <text:s text:c="19"/>48 <text:s/>... <text:s/>left_only</text:p>
          </table:table-cell>
        </table:table-row>
        <table:table-row table:style-name="ro1">
          <table:table-cell office:value-type="string" calcext:value-type="string">
            <text:p>BAAKMM/rack=1/shelf=1/slot=LT13/port=5/ONUID=3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KMM/rack=1/shelf=1/slot=LT15/port=10/ONUID=2 <text:s text:c="17"/>1234 <text:s/>... <text:s/>left_only</text:p>
          </table:table-cell>
        </table:table-row>
        <table:table-row table:style-name="ro1">
          <table:table-cell office:value-type="string" calcext:value-type="string">
            <text:p>BAAJZA/rack=1/shelf=1/slot=LT12/port=6/ONUID=1 <text:s text:c="18"/>1310 <text:s/>... <text:s/>left_only</text:p>
          </table:table-cell>
        </table:table-row>
        <table:table-row table:style-name="ro1">
          <table:table-cell office:value-type="string" calcext:value-type="string">
            <text:p>BAAJAA/rack=1/shelf=1/slot=LT12/port=8/ONUID=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JAA/rack=1/shelf=1/slot=LT12/port=16/ONUID=2 <text:s text:c="18"/>799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6/port=3/ONUID=3 <text:s text:c="20"/>59 <text:s/>... <text:s/>left_only</text:p>
          </table:table-cell>
        </table:table-row>
        <table:table-row table:style-name="ro1">
          <table:table-cell office:value-type="string" calcext:value-type="string">
            <text:p>BAAKEQ/rack=1/shelf=1/slot=LT8/port=11/ONUID=4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KEQ/rack=1/shelf=1/slot=LT6/port=3/ONUID=1 <text:s text:c="19"/>1325 <text:s/>... <text:s/>left_only</text:p>
          </table:table-cell>
        </table:table-row>
        <table:table-row table:style-name="ro1">
          <table:table-cell office:value-type="string" calcext:value-type="string">
            <text:p>BAAKEQ/rack=1/shelf=1/slot=LT12/port=12/ONUID=3 <text:s text:c="17"/>1046 <text:s/>... <text:s/>left_only</text:p>
          </table:table-cell>
        </table:table-row>
        <table:table-row table:style-name="ro1">
          <table:table-cell office:value-type="string" calcext:value-type="string">
            <text:p>BAAKEQ/rack=1/shelf=1/slot=LT7/port=11/ONUID=5 <text:s text:c="19"/>146 <text:s/>... <text:s/>left_only</text:p>
          </table:table-cell>
        </table:table-row>
        <table:table-row table:style-name="ro1">
          <table:table-cell office:value-type="string" calcext:value-type="string">
            <text:p>BAAJQG/rack=1/shelf=1/slot=LT13/port=8/ONUID=3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JQG/rack=1/shelf=1/slot=LT12/port=6/ONUID=7 <text:s text:c="18"/>1322 <text:s/>... <text:s/>left_only</text:p>
          </table:table-cell>
        </table:table-row>
        <table:table-row table:style-name="ro1">
          <table:table-cell office:value-type="string" calcext:value-type="string">
            <text:p>BAAKEQ/rack=1/shelf=1/slot=LT13/port=6/ONUID=4 <text:s text:c="20"/>44 <text:s/>... <text:s/>left_only</text:p>
          </table:table-cell>
        </table:table-row>
        <table:table-row table:style-name="ro1">
          <table:table-cell office:value-type="string" calcext:value-type="string">
            <text:p>BAAJEL/rack=1/shelf=1/slot=LT13/port=7/ONUID=2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5/port=3/ONUID=3 <text:s text:c="20"/>54 <text:s/>... <text:s/>left_only</text:p>
          </table:table-cell>
        </table:table-row>
        <table:table-row table:style-name="ro1">
          <table:table-cell office:value-type="string" calcext:value-type="string">
            <text:p>BAAJEL/rack=1/shelf=1/slot=LT9/port=14/ONUID=7 <text:s text:c="20"/>34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6/port=13/ONUID=2 <text:s text:c="19"/>57 <text:s/>... <text:s/>left_only</text:p>
          </table:table-cell>
        </table:table-row>
        <table:table-row table:style-name="ro1">
          <table:table-cell office:value-type="string" calcext:value-type="string">
            <text:p>BAAKPM/rack=1/shelf=1/slot=LT16/port=5/ONUID=3 <text:s text:c="18"/>1319 <text:s/>... <text:s/>left_only</text:p>
          </table:table-cell>
        </table:table-row>
        <table:table-row table:style-name="ro1">
          <table:table-cell office:value-type="string" calcext:value-type="string">
            <text:p>BAAJRL/rack=1/shelf=1/slot=LT9/port=9/ONUID=2 <text:s text:c="19"/>1341 <text:s/>... <text:s/>left_only</text:p>
          </table:table-cell>
        </table:table-row>
        <table:table-row table:style-name="ro1">
          <table:table-cell office:value-type="string" calcext:value-type="string">
            <text:p>BAAJWW/rack=1/shelf=1/slot=LT12/port=11/ONUID=2 <text:s text:c="17"/>1312 <text:s/>... <text:s/>left_only</text:p>
          </table:table-cell>
        </table:table-row>
        <table:table-row table:style-name="ro1">
          <table:table-cell office:value-type="string" calcext:value-type="string">
            <text:p>BAAJWW/rack=1/shelf=1/slot=LT16/port=4/ONUID=1 <text:s text:c="19"/>399 <text:s/>... <text:s/>left_only</text:p>
          </table:table-cell>
        </table:table-row>
        <table:table-row table:style-name="ro1">
          <table:table-cell office:value-type="string" calcext:value-type="string">
            <text:p>BAAJWW/rack=1/shelf=1/slot=LT14/port=8/ONUID=2 <text:s text:c="20"/>38 <text:s/>... <text:s/>left_only</text:p>
          </table:table-cell>
        </table:table-row>
        <table:table-row table:style-name="ro1">
          <table:table-cell office:value-type="string" calcext:value-type="string">
            <text:p>BAAINF/rack=1/shelf=1/slot=LT9/port=15/ONUID=2 <text:s text:c="18"/>1304 <text:s/>... <text:s/>left_only</text:p>
          </table:table-cell>
        </table:table-row>
        <table:table-row table:style-name="ro1">
          <table:table-cell office:value-type="string" calcext:value-type="string">
            <text:p>BAAINF/rack=1/shelf=1/slot=LT11/port=14/ONUID=1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NF/rack=1/shelf=1/slot=LT16/port=10/ONUID=1 <text:s text:c="17"/>1334 <text:s/>... <text:s/>left_only</text:p>
          </table:table-cell>
        </table:table-row>
        <table:table-row table:style-name="ro1">
          <table:table-cell office:value-type="string" calcext:value-type="string">
            <text:p>BAAINF/rack=1/shelf=1/slot=LT14/port=15/ONUID=4 <text:s text:c="17"/>1041 <text:s/>... <text:s/>left_only</text:p>
          </table:table-cell>
        </table:table-row>
        <table:table-row table:style-name="ro1">
          <table:table-cell office:value-type="string" calcext:value-type="string">
            <text:p>BAAJII/rack=1/shelf=1/slot=LT10/port=2/ONUID=3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JII/rack=1/shelf=1/slot=LT8/port=12/ONUID=2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JII/rack=1/shelf=1/slot=LT9/port=3/ONUID=2 <text:s text:c="19"/>1328 <text:s/>... <text:s/>left_only</text:p>
          </table:table-cell>
        </table:table-row>
        <table:table-row table:style-name="ro1">
          <table:table-cell office:value-type="string" calcext:value-type="string">
            <text:p>BAAJII/rack=1/shelf=1/slot=LT15/port=4/ONUID=1 <text:s text:c="19"/>897 <text:s/>... <text:s/>left_only</text:p>
          </table:table-cell>
        </table:table-row>
        <table:table-row table:style-name="ro1">
          <table:table-cell office:value-type="string" calcext:value-type="string">
            <text:p>BAAJII/rack=1/shelf=1/slot=LT14/port=10/ONUID=3 <text:s text:c="18"/>226 <text:s/>... <text:s/>left_only</text:p>
          </table:table-cell>
        </table:table-row>
        <table:table-row table:style-name="ro1">
          <table:table-cell office:value-type="string" calcext:value-type="string">
            <text:p>BAAIQD/rack=1/shelf=1/slot=LT16/port=13/ONUID=2 <text:s text:c="19"/>60 <text:s/>... <text:s/>left_only</text:p>
          </table:table-cell>
        </table:table-row>
        <table:table-row table:style-name="ro1">
          <table:table-cell office:value-type="string" calcext:value-type="string">
            <text:p>BAAJII/rack=1/shelf=1/slot=LT16/port=8/ONUID=4 <text:s text:c="20"/>36 <text:s/>... <text:s/>left_only</text:p>
          </table:table-cell>
        </table:table-row>
        <table:table-row table:style-name="ro1">
          <table:table-cell office:value-type="string" calcext:value-type="string">
            <text:p>BAAJKL/rack=1/shelf=1/slot=LT7/port=6/ONUID=1 <text:s text:c="19"/>1287 <text:s/>... <text:s/>left_only</text:p>
          </table:table-cell>
        </table:table-row>
        <table:table-row table:style-name="ro1">
          <table:table-cell office:value-type="string" calcext:value-type="string">
            <text:p>BAAJKL/rack=1/shelf=1/slot=LT15/port=10/ONUID=2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4/port=10/ONUID=2 <text:s text:c="19"/>21 <text:s/>... <text:s/>left_only</text:p>
          </table:table-cell>
        </table:table-row>
        <table:table-row table:style-name="ro1">
          <table:table-cell office:value-type="string" calcext:value-type="string">
            <text:p>BAAJHX/rack=1/shelf=1/slot=LT14/port=5/ONUID=2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JHX/rack=1/shelf=1/slot=LT11/port=1/ONUID=1 <text:s text:c="18"/>1320 <text:s/>... <text:s/>left_only</text:p>
          </table:table-cell>
        </table:table-row>
        <table:table-row table:style-name="ro1">
          <table:table-cell office:value-type="string" calcext:value-type="string">
            <text:p>BAAJHX/rack=1/shelf=1/slot=LT12/port=15/ONUID=4 <text:s text:c="18"/>815 <text:s/>... <text:s/>left_only</text:p>
          </table:table-cell>
        </table:table-row>
        <table:table-row table:style-name="ro1">
          <table:table-cell office:value-type="string" calcext:value-type="string">
            <text:p>BAAJHX/rack=1/shelf=1/slot=LT13/port=8/ONUID=2 <text:s text:c="18"/>1327 <text:s/>... <text:s/>left_only</text:p>
          </table:table-cell>
        </table:table-row>
        <table:table-row table:style-name="ro1">
          <table:table-cell office:value-type="string" calcext:value-type="string">
            <text:p>BAAJHX/rack=1/shelf=1/slot=LT6/port=15/ONUID=1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IWD/rack=1/shelf=1/slot=LT15/port=13/ONUID=2 <text:s text:c="17"/>1294 <text:s/>... <text:s/>left_only</text:p>
          </table:table-cell>
        </table:table-row>
        <table:table-row table:style-name="ro1">
          <table:table-cell office:value-type="string" calcext:value-type="string">
            <text:p>BAAIWD/rack=1/shelf=1/slot=LT16/port=2/ONUID=5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IWD/rack=1/shelf=1/slot=LT9/port=12/ONUID=1 <text:s text:c="18"/>1319 <text:s/>... <text:s/>left_only</text:p>
          </table:table-cell>
        </table:table-row>
        <table:table-row table:style-name="ro1">
          <table:table-cell office:value-type="string" calcext:value-type="string">
            <text:p>BAAIWD/rack=1/shelf=1/slot=LT14/port=12/ONUID=3 <text:s text:c="19"/>38 <text:s/>... <text:s/>left_only</text:p>
          </table:table-cell>
        </table:table-row>
        <table:table-row table:style-name="ro1">
          <table:table-cell office:value-type="string" calcext:value-type="string">
            <text:p>BAAJHY/rack=1/shelf=1/slot=LT16/port=9/ONUID=3 <text:s text:c="18"/>1342 <text:s/>... <text:s/>left_only</text:p>
          </table:table-cell>
        </table:table-row>
        <table:table-row table:style-name="ro1">
          <table:table-cell office:value-type="string" calcext:value-type="string">
            <text:p>BAAJNO/rack=1/shelf=1/slot=LT12/port=11/ONUID=3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JNO/rack=1/shelf=1/slot=LT16/port=12/ONUID=1 <text:s text:c="18"/>245 <text:s/>... <text:s/>left_only</text:p>
          </table:table-cell>
        </table:table-row>
        <table:table-row table:style-name="ro1">
          <table:table-cell office:value-type="string" calcext:value-type="string">
            <text:p>BAAIXM/rack=1/shelf=1/slot=LT14/port=6/ONUID=3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XM/rack=1/shelf=1/slot=LT9/port=1/ONUID=2 <text:s text:c="19"/>1265 <text:s/>... <text:s/>left_only</text:p>
          </table:table-cell>
        </table:table-row>
        <table:table-row table:style-name="ro1">
          <table:table-cell office:value-type="string" calcext:value-type="string">
            <text:p>BAAJHX/rack=1/shelf=1/slot=LT6/port=4/ONUID=1 <text:s text:c="21"/>30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4/port=1/ONUID=1 <text:s text:c="18"/>1329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6/port=8/ONUID=1 <text:s text:c="18"/>1338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3/port=2/ONUID=4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2/port=7/ONUID=1 <text:s text:c="18"/>1296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9/port=10/ONUID=5 <text:s text:c="19"/>117 <text:s/>... <text:s/>left_only</text:p>
          </table:table-cell>
        </table:table-row>
        <table:table-row table:style-name="ro1">
          <table:table-cell office:value-type="string" calcext:value-type="string">
            <text:p>BAAJMS/rack=1/shelf=1/slot=LT12/port=1/ONUID=2 <text:s text:c="20"/>45 <text:s/>... <text:s/>left_only</text:p>
          </table:table-cell>
        </table:table-row>
        <table:table-row table:style-name="ro1">
          <table:table-cell office:value-type="string" calcext:value-type="string">
            <text:p>BAAKUV/rack=1/shelf=1/slot=LT14/port=12/ONUID=1 <text:s text:c="18"/>391 <text:s/>... <text:s/>left_only</text:p>
          </table:table-cell>
        </table:table-row>
        <table:table-row table:style-name="ro1">
          <table:table-cell office:value-type="string" calcext:value-type="string">
            <text:p>BAAJHC/rack=1/shelf=1/slot=LT6/port=12/ONUID=1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JHC/rack=1/shelf=1/slot=LT12/port=7/ONUID=2 <text:s text:c="18"/>1298 <text:s/>... <text:s/>left_only</text:p>
          </table:table-cell>
        </table:table-row>
        <table:table-row table:style-name="ro1">
          <table:table-cell office:value-type="string" calcext:value-type="string">
            <text:p>BAAIZU/rack=1/shelf=1/slot=LT9/port=15/ONUID=3 <text:s text:c="20"/>21 <text:s/>... <text:s/>left_only</text:p>
          </table:table-cell>
        </table:table-row>
        <table:table-row table:style-name="ro1">
          <table:table-cell office:value-type="string" calcext:value-type="string">
            <text:p>BAAKGI/rack=1/shelf=1/slot=LT12/port=3/ONUID=2 <text:s text:c="18"/>1314 <text:s/>... <text:s/>left_only</text:p>
          </table:table-cell>
        </table:table-row>
        <table:table-row table:style-name="ro1">
          <table:table-cell office:value-type="string" calcext:value-type="string">
            <text:p>BAAKGI/rack=1/shelf=1/slot=LT8/port=2/ONUID=4 <text:s text:c="20"/>621 <text:s/>... <text:s/>left_only</text:p>
          </table:table-cell>
        </table:table-row>
        <table:table-row table:style-name="ro1">
          <table:table-cell office:value-type="string" calcext:value-type="string">
            <text:p>BAAKGI/rack=1/shelf=1/slot=LT11/port=10/ONUID=1 <text:s text:c="17"/>1308 <text:s/>... <text:s/>left_only</text:p>
          </table:table-cell>
        </table:table-row>
        <table:table-row table:style-name="ro1">
          <table:table-cell office:value-type="string" calcext:value-type="string">
            <text:p>BAAKGI/rack=1/shelf=1/slot=LT6/port=3/ONUID=2 <text:s text:c="19"/>1324 <text:s/>... <text:s/>left_only</text:p>
          </table:table-cell>
        </table:table-row>
        <table:table-row table:style-name="ro1">
          <table:table-cell office:value-type="string" calcext:value-type="string">
            <text:p>BAAIQL/rack=1/shelf=1/slot=LT15/port=14/ONUID=2 <text:s text:c="17"/>1336 <text:s/>... <text:s/>left_only</text:p>
          </table:table-cell>
        </table:table-row>
        <table:table-row table:style-name="ro1">
          <table:table-cell office:value-type="string" calcext:value-type="string">
            <text:p>BAAJXJ/rack=1/shelf=1/slot=LT15/port=10/ONUID=3 <text:s text:c="19"/>26 <text:s/>... <text:s/>left_only</text:p>
          </table:table-cell>
        </table:table-row>
        <table:table-row table:style-name="ro1">
          <table:table-cell office:value-type="string" calcext:value-type="string">
            <text:p>BAAJQJ/rack=1/shelf=1/slot=LT14/port=15/ONUID=2 <text:s text:c="17"/>1183 <text:s/>... <text:s/>left_only</text:p>
          </table:table-cell>
        </table:table-row>
        <table:table-row table:style-name="ro1">
          <table:table-cell office:value-type="string" calcext:value-type="string">
            <text:p>BAAJQI/rack=1/shelf=1/slot=LT13/port=12/ONUID=5 <text:s text:c="17"/>1300 <text:s/>... <text:s/>left_only</text:p>
          </table:table-cell>
        </table:table-row>
        <table:table-row table:style-name="ro1">
          <table:table-cell office:value-type="string" calcext:value-type="string">
            <text:p>BAAJQI/rack=1/shelf=1/slot=LT11/port=16/ONUID=2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QI/rack=1/shelf=1/slot=LT16/port=16/ONUID=4 <text:s text:c="17"/>1313 <text:s/>... <text:s/>left_only</text:p>
          </table:table-cell>
        </table:table-row>
        <table:table-row table:style-name="ro1">
          <table:table-cell office:value-type="string" calcext:value-type="string">
            <text:p>BAAJQI/rack=1/shelf=1/slot=LT11/port=14/ONUID=5 <text:s text:c="17"/>1335 <text:s/>... <text:s/>left_only</text:p>
          </table:table-cell>
        </table:table-row>
        <table:table-row table:style-name="ro1">
          <table:table-cell office:value-type="string" calcext:value-type="string">
            <text:p>BAAJUR/rack=1/shelf=1/slot=LT8/port=8/ONUID=3 <text:s text:c="19"/>1222 <text:s/>... <text:s/>left_only</text:p>
          </table:table-cell>
        </table:table-row>
        <table:table-row table:style-name="ro1">
          <table:table-cell office:value-type="string" calcext:value-type="string">
            <text:p>BAAJUR/rack=1/shelf=1/slot=LT10/port=10/ONUID=2 <text:s text:c="18"/>494 <text:s/>... <text:s/>left_only</text:p>
          </table:table-cell>
        </table:table-row>
        <table:table-row table:style-name="ro1">
          <table:table-cell office:value-type="string" calcext:value-type="string">
            <text:p>BAAJUR/rack=1/shelf=1/slot=LT13/port=13/ONUID=2 <text:s text:c="19"/>60 <text:s/>... <text:s/>left_only</text:p>
          </table:table-cell>
        </table:table-row>
        <table:table-row table:style-name="ro1">
          <table:table-cell office:value-type="string" calcext:value-type="string">
            <text:p>BAAJZR/rack=1/shelf=1/slot=LT11/port=15/ONUID=1 <text:s text:c="17"/>1341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6/port=1/ONUID=3 <text:s text:c="18"/>1308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1/port=14/ONUID=4 <text:s text:c="17"/>1426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0/port=11/ONUID=2 <text:s text:c="18"/>947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6/port=7/ONUID=1 <text:s text:c="18"/>1330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6/port=5/ONUID=5 <text:s text:c="20"/>38 <text:s/>... <text:s/>left_only</text:p>
          </table:table-cell>
        </table:table-row>
        <table:table-row table:style-name="ro1">
          <table:table-cell office:value-type="string" calcext:value-type="string">
            <text:p>BAAIXD/rack=1/shelf=1/slot=LT13/port=14/ONUID=2 <text:s text:c="17"/>1313 <text:s/>... <text:s/>left_only</text:p>
          </table:table-cell>
        </table:table-row>
        <table:table-row table:style-name="ro1">
          <table:table-cell office:value-type="string" calcext:value-type="string">
            <text:p>BAAIXD/rack=1/shelf=1/slot=LT12/port=9/ONUID=4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XD/rack=1/shelf=1/slot=LT13/port=13/ONUID=5 <text:s text:c="17"/>1271 <text:s/>... <text:s/>left_only</text:p>
          </table:table-cell>
        </table:table-row>
        <table:table-row table:style-name="ro1">
          <table:table-cell office:value-type="string" calcext:value-type="string">
            <text:p>BAAIXD/rack=1/shelf=1/slot=LT14/port=9/ONUID=2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ZB/rack=1/shelf=1/slot=LT9/port=8/ONUID=1 <text:s text:c="20"/>140 <text:s/>... <text:s/>left_only</text:p>
          </table:table-cell>
        </table:table-row>
        <table:table-row table:style-name="ro1">
          <table:table-cell office:value-type="string" calcext:value-type="string">
            <text:p>BAAIZB/rack=1/shelf=1/slot=LT15/port=9/ONUID=4 <text:s text:c="20"/>50 <text:s/>... <text:s/>left_only</text:p>
          </table:table-cell>
        </table:table-row>
        <table:table-row table:style-name="ro1">
          <table:table-cell office:value-type="string" calcext:value-type="string">
            <text:p>BAAJSS/rack=1/shelf=1/slot=LT10/port=2/ONUID=2 <text:s text:c="18"/>1276 <text:s/>... <text:s/>left_only</text:p>
          </table:table-cell>
        </table:table-row>
        <table:table-row table:style-name="ro1">
          <table:table-cell office:value-type="string" calcext:value-type="string">
            <text:p>BAAJQT/rack=1/shelf=1/slot=LT8/port=3/ONUID=5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JQT/rack=1/shelf=1/slot=LT7/port=1/ONUID=1 <text:s text:c="19"/>1235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1/port=2/ONUID=2 <text:s text:c="20"/>48 <text:s/>... <text:s/>left_only</text:p>
          </table:table-cell>
        </table:table-row>
        <table:table-row table:style-name="ro1">
          <table:table-cell office:value-type="string" calcext:value-type="string">
            <text:p>BAAIPW/rack=1/shelf=1/slot=LT12/port=14/ONUID=1 <text:s text:c="19"/>55 <text:s/>... <text:s/>left_only</text:p>
          </table:table-cell>
        </table:table-row>
        <table:table-row table:style-name="ro1">
          <table:table-cell office:value-type="string" calcext:value-type="string">
            <text:p>BAAKXB/rack=1/shelf=1/slot=LT13/port=15/ONUID=1 <text:s text:c="17"/>1332 <text:s/>... <text:s/>left_only</text:p>
          </table:table-cell>
        </table:table-row>
        <table:table-row table:style-name="ro1">
          <table:table-cell office:value-type="string" calcext:value-type="string">
            <text:p>BAAJAC/rack=1/shelf=1/slot=LT10/port=14/ONUID=4 <text:s text:c="17"/>1321 <text:s/>... <text:s/>left_only</text:p>
          </table:table-cell>
        </table:table-row>
        <table:table-row table:style-name="ro1">
          <table:table-cell office:value-type="string" calcext:value-type="string">
            <text:p>BAAJAC/rack=1/shelf=1/slot=LT16/port=12/ONUID=1 <text:s text:c="17"/>1331 <text:s/>... <text:s/>left_only</text:p>
          </table:table-cell>
        </table:table-row>
        <table:table-row table:style-name="ro1">
          <table:table-cell office:value-type="string" calcext:value-type="string">
            <text:p>BAAJRG/rack=1/shelf=1/slot=LT9/port=13/ONUID=2 <text:s text:c="18"/>1422 <text:s/>... <text:s/>left_only</text:p>
          </table:table-cell>
        </table:table-row>
        <table:table-row table:style-name="ro1">
          <table:table-cell office:value-type="string" calcext:value-type="string">
            <text:p>BAAIZN/rack=1/shelf=1/slot=LT12/port=12/ONUID=7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IZN/rack=1/shelf=1/slot=LT10/port=16/ONUID=1 <text:s text:c="17"/>1328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5/port=6/ONUID=1 <text:s text:c="21"/>2 <text:s/>... <text:s/>left_only</text:p>
          </table:table-cell>
        </table:table-row>
        <table:table-row table:style-name="ro1">
          <table:table-cell office:value-type="string" calcext:value-type="string">
            <text:p>BAAIMP/rack=1/shelf=1/slot=LT10/port=11/ONUID=3 <text:s text:c="19"/>23 <text:s/>... <text:s/>left_only</text:p>
          </table:table-cell>
        </table:table-row>
        <table:table-row table:style-name="ro1">
          <table:table-cell office:value-type="string" calcext:value-type="string">
            <text:p>BAAIYS/rack=1/shelf=1/slot=LT15/port=16/ONUID=4 <text:s text:c="19"/>27 <text:s/>... <text:s/>left_only</text:p>
          </table:table-cell>
        </table:table-row>
        <table:table-row table:style-name="ro1">
          <table:table-cell office:value-type="string" calcext:value-type="string">
            <text:p>BAAKPR/rack=1/shelf=1/slot=LT16/port=2/ONUID=1 <text:s text:c="18"/>1339 <text:s/>... <text:s/>left_only</text:p>
          </table:table-cell>
        </table:table-row>
        <table:table-row table:style-name="ro1">
          <table:table-cell office:value-type="string" calcext:value-type="string">
            <text:p>BAAKVH/rack=1/shelf=1/slot=LT7/port=3/ONUID=1 <text:s text:c="20"/>480 <text:s/>... <text:s/>left_only</text:p>
          </table:table-cell>
        </table:table-row>
        <table:table-row table:style-name="ro1">
          <table:table-cell office:value-type="string" calcext:value-type="string">
            <text:p>BAAKWW/rack=1/shelf=1/slot=LT9/port=6/ONUID=6 <text:s text:c="22"/>56 <text:s/>... <text:s/>left_only</text:p>
          </table:table-cell>
        </table:table-row>
        <table:table-row table:style-name="ro1">
          <table:table-cell office:value-type="string" calcext:value-type="string">
            <text:p>BAAIHL/rack=1/shelf=1/slot=LT16/port=1/ONUID=14 <text:s text:c="18"/>1228 <text:s/>... <text:s/>left_only</text:p>
          </table:table-cell>
        </table:table-row>
        <table:table-row table:style-name="ro1">
          <table:table-cell office:value-type="string" calcext:value-type="string">
            <text:p>BAAJLD/rack=1/shelf=1/slot=LT12/port=4/ONUID=10 <text:s text:c="20"/>23 <text:s/>... <text:s/>left_only</text:p>
          </table:table-cell>
        </table:table-row>
        <table:table-row table:style-name="ro1">
          <table:table-cell office:value-type="string" calcext:value-type="string">
            <text:p>BAAITT/rack=1/shelf=1/slot=LT11/port=2/ONUID=6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JUZ/rack=1/shelf=1/slot=LT10/port=11/ONUID=6 <text:s text:c="18"/>1180 <text:s/>... <text:s/>left_only</text:p>
          </table:table-cell>
        </table:table-row>
        <table:table-row table:style-name="ro1">
          <table:table-cell office:value-type="string" calcext:value-type="string">
            <text:p>BAAIMV/rack=1/shelf=1/slot=LT15/port=8/ONUID=6 <text:s text:c="19"/>1327 <text:s/>... <text:s/>left_only</text:p>
          </table:table-cell>
        </table:table-row>
        <table:table-row table:style-name="ro1">
          <table:table-cell office:value-type="string" calcext:value-type="string">
            <text:p>BAAJZB/rack=1/shelf=1/slot=LT16/port=11/ONUID=6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IMO/rack=1/shelf=1/slot=LT10/port=5/ONUID=10 <text:s text:c="19"/>252 <text:s/>... <text:s/>left_only</text:p>
          </table:table-cell>
        </table:table-row>
        <table:table-row table:style-name="ro1">
          <table:table-cell office:value-type="string" calcext:value-type="string">
            <text:p>BAAJDB/rack=1/shelf=1/slot=LT6/port=5/ONUID=8 <text:s text:c="21"/>764 <text:s/>... <text:s/>left_only</text:p>
          </table:table-cell>
        </table:table-row>
        <table:table-row table:style-name="ro1">
          <table:table-cell office:value-type="string" calcext:value-type="string">
            <text:p>BAAJHB/rack=1/shelf=1/slot=LT12/port=1/ONUID=8 <text:s text:c="19"/>1296 <text:s/>... <text:s/>left_only</text:p>
          </table:table-cell>
        </table:table-row>
        <table:table-row table:style-name="ro1">
          <table:table-cell office:value-type="string" calcext:value-type="string">
            <text:p>BAAJLH/rack=1/shelf=1/slot=LT9/port=9/ONUID=8 <text:s text:c="20"/>1192 <text:s/>... <text:s/>left_only</text:p>
          </table:table-cell>
        </table:table-row>
        <table:table-row table:style-name="ro1">
          <table:table-cell office:value-type="string" calcext:value-type="string">
            <text:p>BAAKAR/rack=1/shelf=1/slot=LT10/port=6/ONUID=8 <text:s text:c="19"/>1331 <text:s/>... <text:s/>left_only</text:p>
          </table:table-cell>
        </table:table-row>
        <table:table-row table:style-name="ro1">
          <table:table-cell office:value-type="string" calcext:value-type="string">
            <text:p>BAAKAR/rack=1/shelf=1/slot=LT12/port=1/ONUID=10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XK/rack=1/shelf=1/slot=LT12/port=12/ONUID=8 <text:s text:c="18"/>1315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9/port=10/ONUID=11 <text:s text:c="18"/>1303 <text:s/>... <text:s/>left_only</text:p>
          </table:table-cell>
        </table:table-row>
        <table:table-row table:style-name="ro1">
          <table:table-cell office:value-type="string" calcext:value-type="string">
            <text:p>BAAIIE/rack=1/shelf=1/slot=LT9/port=14/ONUID=10 <text:s text:c="18"/>1247 <text:s/>... <text:s/>left_only</text:p>
          </table:table-cell>
        </table:table-row>
        <table:table-row table:style-name="ro1">
          <table:table-cell office:value-type="string" calcext:value-type="string">
            <text:p>BAAJON/rack=1/shelf=1/slot=LT7/port=9/ONUID=14 <text:s text:c="19"/>1288 <text:s/>... <text:s/>left_only</text:p>
          </table:table-cell>
        </table:table-row>
        <table:table-row table:style-name="ro1">
          <table:table-cell office:value-type="string" calcext:value-type="string">
            <text:p>BAAIIG/rack=1/shelf=1/slot=LT16/port=3/ONUID=6 <text:s text:c="19"/>1313 <text:s/>... <text:s/>left_only</text:p>
          </table:table-cell>
        </table:table-row>
        <table:table-row table:style-name="ro1">
          <table:table-cell office:value-type="string" calcext:value-type="string">
            <text:p>BAAIZQ/rack=1/shelf=1/slot=LT15/port=1/ONUID=8 <text:s text:c="19"/>1332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5/port=8/ONUID=6 <text:s text:c="19"/>1309 <text:s/>... <text:s/>left_only</text:p>
          </table:table-cell>
        </table:table-row>
        <table:table-row table:style-name="ro1">
          <table:table-cell office:value-type="string" calcext:value-type="string">
            <text:p>BAAING/rack=1/shelf=1/slot=LT14/port=4/ONUID=6 <text:s text:c="19"/>1299 <text:s/>... <text:s/>left_only</text:p>
          </table:table-cell>
        </table:table-row>
        <table:table-row table:style-name="ro1">
          <table:table-cell office:value-type="string" calcext:value-type="string">
            <text:p>BAAING/rack=1/shelf=1/slot=LT14/port=6/ONUID=6 <text:s text:c="19"/>1191 <text:s/>... <text:s/>left_only</text:p>
          </table:table-cell>
        </table:table-row>
        <table:table-row table:style-name="ro1">
          <table:table-cell office:value-type="string" calcext:value-type="string">
            <text:p>BAAIXA/rack=1/shelf=1/slot=LT13/port=16/ONUID=6 <text:s text:c="18"/>1192 <text:s/>... <text:s/>left_only</text:p>
          </table:table-cell>
        </table:table-row>
        <table:table-row table:style-name="ro1">
          <table:table-cell office:value-type="string" calcext:value-type="string">
            <text:p>BAAKPH/rack=1/shelf=1/slot=LT12/port=11/ONUID=10 <text:s text:c="17"/>1303 <text:s/>... <text:s/>left_only</text:p>
          </table:table-cell>
        </table:table-row>
        <table:table-row table:style-name="ro1">
          <table:table-cell office:value-type="string" calcext:value-type="string">
            <text:p>BAAJBN/rack=1/shelf=1/slot=LT9/port=6/ONUID=6 <text:s text:c="21"/>564 <text:s/>... <text:s/>left_only</text:p>
          </table:table-cell>
        </table:table-row>
        <table:table-row table:style-name="ro1">
          <table:table-cell office:value-type="string" calcext:value-type="string">
            <text:p>BAAKII/rack=1/shelf=1/slot=LT10/port=4/ONUID=6 <text:s text:c="19"/>1331 <text:s/>... <text:s/>left_only</text:p>
          </table:table-cell>
        </table:table-row>
        <table:table-row table:style-name="ro1">
          <table:table-cell office:value-type="string" calcext:value-type="string">
            <text:p>BAAJFI/rack=1/shelf=1/slot=LT14/port=3/ONUID=6 <text:s text:c="19"/>1338 <text:s/>... <text:s/>left_only</text:p>
          </table:table-cell>
        </table:table-row>
        <table:table-row table:style-name="ro1">
          <table:table-cell office:value-type="string" calcext:value-type="string">
            <text:p>BAAITE/rack=1/shelf=1/slot=LT11/port=13/ONUID=6 <text:s text:c="19"/>998 <text:s/>... <text:s/>left_only</text:p>
          </table:table-cell>
        </table:table-row>
        <table:table-row table:style-name="ro1">
          <table:table-cell office:value-type="string" calcext:value-type="string">
            <text:p>BAAJCQ/rack=1/shelf=1/slot=LT16/port=16/ONUID=6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5/port=11/ONUID=6 <text:s text:c="18"/>1317 <text:s/>... <text:s/>left_only</text:p>
          </table:table-cell>
        </table:table-row>
        <table:table-row table:style-name="ro1">
          <table:table-cell office:value-type="string" calcext:value-type="string">
            <text:p>BAAIIJ/rack=1/shelf=1/slot=LT10/port=2/ONUID=8 <text:s text:c="21"/>39 <text:s/>... <text:s/>left_only</text:p>
          </table:table-cell>
        </table:table-row>
        <table:table-row table:style-name="ro1">
          <table:table-cell office:value-type="string" calcext:value-type="string">
            <text:p>BAAJBN/rack=1/shelf=1/slot=LT9/port=6/ONUID=8 <text:s text:c="21"/>130 <text:s/>... <text:s/>left_only</text:p>
          </table:table-cell>
        </table:table-row>
        <table:table-row table:style-name="ro1">
          <table:table-cell office:value-type="string" calcext:value-type="string">
            <text:p>BAAJBN/rack=1/shelf=1/slot=LT14/port=6/ONUID=8 <text:s text:c="20"/>116 <text:s/>... <text:s/>left_only</text:p>
          </table:table-cell>
        </table:table-row>
        <table:table-row table:style-name="ro1">
          <table:table-cell office:value-type="string" calcext:value-type="string">
            <text:p>BAAJOK/rack=1/shelf=1/slot=LT6/port=16/ONUID=6 <text:s text:c="21"/>52 <text:s/>... <text:s/>left_only</text:p>
          </table:table-cell>
        </table:table-row>
        <table:table-row table:style-name="ro1">
          <table:table-cell office:value-type="string" calcext:value-type="string">
            <text:p>BAAJNU/rack=1/shelf=1/slot=LT10/port=15/ONUID=14 <text:s text:c="19"/>53 <text:s/>... <text:s/>left_only</text:p>
          </table:table-cell>
        </table:table-row>
        <table:table-row table:style-name="ro1">
          <table:table-cell office:value-type="string" calcext:value-type="string">
            <text:p>BAAJPP/rack=1/shelf=1/slot=LT14/port=5/ONUID=6 <text:s text:c="20"/>728 <text:s/>... <text:s/>left_only</text:p>
          </table:table-cell>
        </table:table-row>
        <table:table-row table:style-name="ro1">
          <table:table-cell office:value-type="string" calcext:value-type="string">
            <text:p>BAAHNP/rack=1/shelf=1/slot=LT8/port=10/ONUID=6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0/port=4/ONUID=8 <text:s text:c="19"/>1330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0/port=14/ONUID=6 <text:s text:c="20"/>54 <text:s/>... <text:s/>left_only</text:p>
          </table:table-cell>
        </table:table-row>
        <table:table-row table:style-name="ro1">
          <table:table-cell office:value-type="string" calcext:value-type="string">
            <text:p>BAAJPN/rack=1/shelf=1/slot=LT11/port=4/ONUID=10 <text:s text:c="19"/>480 <text:s/>... <text:s/>left_only</text:p>
          </table:table-cell>
        </table:table-row>
        <table:table-row table:style-name="ro1">
          <table:table-cell office:value-type="string" calcext:value-type="string">
            <text:p>BAAJBG/rack=1/shelf=1/slot=LT13/port=13/ONUID=6 <text:s text:c="20"/>48 <text:s/>... <text:s/>left_only</text:p>
          </table:table-cell>
        </table:table-row>
        <table:table-row table:style-name="ro1">
          <table:table-cell office:value-type="string" calcext:value-type="string">
            <text:p>BAAIUS/rack=1/shelf=1/slot=LT12/port=4/ONUID=6 <text:s text:c="21"/>48 <text:s/>... <text:s/>left_only</text:p>
          </table:table-cell>
        </table:table-row>
        <table:table-row table:style-name="ro1">
          <table:table-cell office:value-type="string" calcext:value-type="string">
            <text:p>BAAJAF/rack=1/shelf=1/slot=LT12/port=11/ONUID=6 <text:s text:c="20"/>31 <text:s/>... <text:s/>left_only</text:p>
          </table:table-cell>
        </table:table-row>
        <table:table-row table:style-name="ro1">
          <table:table-cell office:value-type="string" calcext:value-type="string">
            <text:p>BAAJPG/rack=1/shelf=1/slot=LT6/port=14/ONUID=6 <text:s text:c="19"/>1103 <text:s/>... <text:s/>left_only</text:p>
          </table:table-cell>
        </table:table-row>
        <table:table-row table:style-name="ro1">
          <table:table-cell office:value-type="string" calcext:value-type="string">
            <text:p>BAAHTH/rack=1/shelf=1/slot=LT16/port=10/ONUID=6 <text:s text:c="18"/>1068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3/port=15/ONUID=6 <text:s text:c="20"/>24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9/port=5/ONUID=6 <text:s text:c="22"/>56 <text:s/>... <text:s/>left_only</text:p>
          </table:table-cell>
        </table:table-row>
        <table:table-row table:style-name="ro1">
          <table:table-cell office:value-type="string" calcext:value-type="string">
            <text:p>BAAJLC/rack=1/shelf=1/slot=LT8/port=6/ONUID=8 <text:s text:c="20"/>1280 <text:s/>... <text:s/>left_only</text:p>
          </table:table-cell>
        </table:table-row>
        <table:table-row table:style-name="ro1">
          <table:table-cell office:value-type="string" calcext:value-type="string">
            <text:p>BAAJNI/rack=1/shelf=1/slot=LT14/port=2/ONUID=8 <text:s text:c="20"/>338 <text:s/>... <text:s/>left_only</text:p>
          </table:table-cell>
        </table:table-row>
        <table:table-row table:style-name="ro1">
          <table:table-cell office:value-type="string" calcext:value-type="string">
            <text:p>BAAJZH/rack=1/shelf=1/slot=LT11/port=6/ONUID=12 <text:s text:c="20"/>28 <text:s/>... <text:s/>left_only</text:p>
          </table:table-cell>
        </table:table-row>
        <table:table-row table:style-name="ro1">
          <table:table-cell office:value-type="string" calcext:value-type="string">
            <text:p>BAAJBM/rack=1/shelf=1/slot=LT9/port=2/ONUID=11 <text:s text:c="20"/>115 <text:s/>... <text:s/>left_only</text:p>
          </table:table-cell>
        </table:table-row>
        <table:table-row table:style-name="ro1">
          <table:table-cell office:value-type="string" calcext:value-type="string">
            <text:p>BAAJCJ/rack=1/shelf=1/slot=LT8/port=11/ONUID=6 <text:s text:c="19"/>1328 <text:s/>... <text:s/>left_only</text:p>
          </table:table-cell>
        </table:table-row>
        <table:table-row table:style-name="ro1">
          <table:table-cell office:value-type="string" calcext:value-type="string">
            <text:p>BAAKEA/rack=1/shelf=1/slot=LT15/port=13/ONUID=11 <text:s text:c="17"/>1298 <text:s/>... <text:s/>left_only</text:p>
          </table:table-cell>
        </table:table-row>
        <table:table-row table:style-name="ro1">
          <table:table-cell office:value-type="string" calcext:value-type="string">
            <text:p>BAAJGU/rack=1/shelf=1/slot=LT7/port=7/ONUID=11 <text:s text:c="19"/>1315 <text:s/>... <text:s/>left_only</text:p>
          </table:table-cell>
        </table:table-row>
        <table:table-row table:style-name="ro1">
          <table:table-cell office:value-type="string" calcext:value-type="string">
            <text:p>BAAIMS/rack=1/shelf=1/slot=LT14/port=5/ONUID=6 <text:s text:c="19"/>1324 <text:s/>... <text:s/>left_only</text:p>
          </table:table-cell>
        </table:table-row>
        <table:table-row table:style-name="ro1">
          <table:table-cell office:value-type="string" calcext:value-type="string">
            <text:p>BAAIMS/rack=1/shelf=1/slot=LT15/port=13/ONUID=12 <text:s text:c="17"/>1266 <text:s/>... <text:s/>left_only</text:p>
          </table:table-cell>
        </table:table-row>
        <table:table-row table:style-name="ro1">
          <table:table-cell office:value-type="string" calcext:value-type="string">
            <text:p>BAAJWK/rack=1/shelf=1/slot=LT16/port=12/ONUID=6 <text:s text:c="19"/>580 <text:s/>... <text:s/>left_only</text:p>
          </table:table-cell>
        </table:table-row>
        <table:table-row table:style-name="ro1">
          <table:table-cell office:value-type="string" calcext:value-type="string">
            <text:p>BAAJBH/rack=1/shelf=1/slot=LT15/port=9/ONUID=6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JXC/rack=1/shelf=1/slot=LT9/port=2/ONUID=6 <text:s text:c="20"/>1043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16/port=1/ONUID=8 <text:s text:c="19"/>1324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8/port=15/ONUID=6 <text:s text:c="19"/>1334 <text:s/>... <text:s/>left_only</text:p>
          </table:table-cell>
        </table:table-row>
        <table:table-row table:style-name="ro1">
          <table:table-cell office:value-type="string" calcext:value-type="string">
            <text:p>BAAJNV/rack=1/shelf=1/slot=LT10/port=7/ONUID=6 <text:s text:c="19"/>1313 <text:s/>... <text:s/>left_only</text:p>
          </table:table-cell>
        </table:table-row>
        <table:table-row table:style-name="ro1">
          <table:table-cell office:value-type="string" calcext:value-type="string">
            <text:p>BAAKHU/rack=1/shelf=1/slot=LT12/port=7/ONUID=8 <text:s text:c="19"/>1326 <text:s/>... <text:s/>left_only</text:p>
          </table:table-cell>
        </table:table-row>
        <table:table-row table:style-name="ro1">
          <table:table-cell office:value-type="string" calcext:value-type="string">
            <text:p>BAALGJ/rack=1/shelf=1/slot=LT16/port=5/ONUID=8 <text:s text:c="19"/>1184 <text:s/>... <text:s/>left_only</text:p>
          </table:table-cell>
        </table:table-row>
        <table:table-row table:style-name="ro1">
          <table:table-cell office:value-type="string" calcext:value-type="string">
            <text:p>BAAIRW/rack=1/shelf=1/slot=LT10/port=11/ONUID=6 <text:s text:c="18"/>1332 <text:s/>... <text:s/>left_only</text:p>
          </table:table-cell>
        </table:table-row>
        <table:table-row table:style-name="ro1">
          <table:table-cell office:value-type="string" calcext:value-type="string">
            <text:p>BAAIVH/rack=1/shelf=1/slot=LT13/port=12/ONUID=6 <text:s text:c="18"/>1340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6/port=15/ONUID=8 <text:s text:c="18"/>1187 <text:s/>... <text:s/>left_only</text:p>
          </table:table-cell>
        </table:table-row>
        <table:table-row table:style-name="ro1">
          <table:table-cell office:value-type="string" calcext:value-type="string">
            <text:p>BAAIYD/rack=1/shelf=1/slot=LT14/port=4/ONUID=6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ZF/rack=1/shelf=1/slot=LT16/port=6/ONUID=6 <text:s text:c="20"/>410 <text:s/>... <text:s/>left_only</text:p>
          </table:table-cell>
        </table:table-row>
        <table:table-row table:style-name="ro1">
          <table:table-cell office:value-type="string" calcext:value-type="string">
            <text:p>BAAIZU/rack=1/shelf=1/slot=LT16/port=1/ONUID=6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KMR/rack=1/shelf=1/slot=LT14/port=7/ONUID=8 <text:s text:c="20"/>624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9/port=2/ONUID=12 <text:s text:c="19"/>1337 <text:s/>... <text:s/>left_only</text:p>
          </table:table-cell>
        </table:table-row>
        <table:table-row table:style-name="ro1">
          <table:table-cell office:value-type="string" calcext:value-type="string">
            <text:p>BAAIYG/rack=1/shelf=1/slot=LT14/port=8/ONUID=6 <text:s text:c="21"/>56 <text:s/>... <text:s/>left_only</text:p>
          </table:table-cell>
        </table:table-row>
        <table:table-row table:style-name="ro1">
          <table:table-cell office:value-type="string" calcext:value-type="string">
            <text:p>BAAJKM/rack=1/shelf=1/slot=LT6/port=14/ONUID=6 <text:s text:c="19"/>1330 <text:s/>... <text:s/>left_only</text:p>
          </table:table-cell>
        </table:table-row>
        <table:table-row table:style-name="ro1">
          <table:table-cell office:value-type="string" calcext:value-type="string">
            <text:p>BAAJKM/rack=1/shelf=1/slot=LT6/port=13/ONUID=6 <text:s text:c="21"/>30 <text:s/>... <text:s/>left_only</text:p>
          </table:table-cell>
        </table:table-row>
        <table:table-row table:style-name="ro1">
          <table:table-cell office:value-type="string" calcext:value-type="string">
            <text:p>BAAJKM/rack=1/shelf=1/slot=LT6/port=16/ONUID=6 <text:s text:c="20"/>947 <text:s/>... <text:s/>left_only</text:p>
          </table:table-cell>
        </table:table-row>
        <table:table-row table:style-name="ro1">
          <table:table-cell office:value-type="string" calcext:value-type="string">
            <text:p>BAAKLX/rack=1/shelf=1/slot=LT15/port=13/ONUID=8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VI/rack=1/shelf=1/slot=LT15/port=13/ONUID=6 <text:s text:c="19"/>855 <text:s/>... <text:s/>left_only</text:p>
          </table:table-cell>
        </table:table-row>
        <table:table-row table:style-name="ro1">
          <table:table-cell office:value-type="string" calcext:value-type="string">
            <text:p>BAAHNP/rack=1/shelf=1/slot=LT6/port=16/ONUID=6 <text:s text:c="21"/>33 <text:s/>... <text:s/>left_only</text:p>
          </table:table-cell>
        </table:table-row>
        <table:table-row table:style-name="ro1">
          <table:table-cell office:value-type="string" calcext:value-type="string">
            <text:p>BAAINC/rack=1/shelf=1/slot=LT10/port=13/ONUID=8 <text:s text:c="19"/>245 <text:s/>... <text:s/>left_only</text:p>
          </table:table-cell>
        </table:table-row>
        <table:table-row table:style-name="ro1">
          <table:table-cell office:value-type="string" calcext:value-type="string">
            <text:p>BAAJFD/rack=1/shelf=1/slot=LT16/port=11/ONUID=6 <text:s text:c="18"/>1324 <text:s/>... <text:s/>left_only</text:p>
          </table:table-cell>
        </table:table-row>
        <table:table-row table:style-name="ro1">
          <table:table-cell office:value-type="string" calcext:value-type="string">
            <text:p>BAAIMR/rack=1/shelf=1/slot=LT12/port=9/ONUID=8 <text:s text:c="21"/>49 <text:s/>... <text:s/>left_only</text:p>
          </table:table-cell>
        </table:table-row>
        <table:table-row table:style-name="ro1">
          <table:table-cell office:value-type="string" calcext:value-type="string">
            <text:p>BAAJID/rack=1/shelf=1/slot=LT8/port=10/ONUID=8 <text:s text:c="19"/>1253 <text:s/>... <text:s/>left_only</text:p>
          </table:table-cell>
        </table:table-row>
        <table:table-row table:style-name="ro1">
          <table:table-cell office:value-type="string" calcext:value-type="string">
            <text:p>BAAIOF/rack=1/shelf=1/slot=LT10/port=16/ONUID=8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JIH/rack=1/shelf=1/slot=LT16/port=14/ONUID=10 <text:s text:c="18"/>855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5/port=3/ONUID=8 <text:s text:c="20"/>244 <text:s/>... <text:s/>left_only</text:p>
          </table:table-cell>
        </table:table-row>
        <table:table-row table:style-name="ro1">
          <table:table-cell office:value-type="string" calcext:value-type="string">
            <text:p>BAAIYP/rack=1/shelf=1/slot=LT13/port=8/ONUID=6 <text:s text:c="19"/>1265 <text:s/>... <text:s/>left_only</text:p>
          </table:table-cell>
        </table:table-row>
        <table:table-row table:style-name="ro1">
          <table:table-cell office:value-type="string" calcext:value-type="string">
            <text:p>BAAHTK/rack=1/shelf=1/slot=LT6/port=3/ONUID=11 <text:s text:c="20"/>113 <text:s/>... <text:s/>left_only</text:p>
          </table:table-cell>
        </table:table-row>
        <table:table-row table:style-name="ro1">
          <table:table-cell office:value-type="string" calcext:value-type="string">
            <text:p>BAAKSD/rack=1/shelf=1/slot=LT16/port=3/ONUID=12 <text:s text:c="18"/>1184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6/port=12/ONUID=6 <text:s text:c="18"/>1290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2/port=12/ONUID=8 <text:s text:c="20"/>47 <text:s/>... <text:s/>left_only</text:p>
          </table:table-cell>
        </table:table-row>
        <table:table-row table:style-name="ro1">
          <table:table-cell office:value-type="string" calcext:value-type="string">
            <text:p>BAAIIF/rack=1/shelf=1/slot=LT13/port=15/ONUID=6 <text:s text:c="18"/>1240 <text:s/>... <text:s/>left_only</text:p>
          </table:table-cell>
        </table:table-row>
        <table:table-row table:style-name="ro1">
          <table:table-cell office:value-type="string" calcext:value-type="string">
            <text:p>BAAIWG/rack=1/shelf=1/slot=LT11/port=2/ONUID=6 <text:s text:c="19"/>1340 <text:s/>... <text:s/>left_only</text:p>
          </table:table-cell>
        </table:table-row>
        <table:table-row table:style-name="ro1">
          <table:table-cell office:value-type="string" calcext:value-type="string">
            <text:p>BAAHMH/rack=1/shelf=1/slot=LT14/port=10/ONUID=6 <text:s text:c="19"/>566 <text:s/>... <text:s/>left_only</text:p>
          </table:table-cell>
        </table:table-row>
        <table:table-row table:style-name="ro1">
          <table:table-cell office:value-type="string" calcext:value-type="string">
            <text:p>BAAHMH/rack=1/shelf=1/slot=LT16/port=9/ONUID=8 <text:s text:c="19"/>1324 <text:s/>... <text:s/>left_only</text:p>
          </table:table-cell>
        </table:table-row>
        <table:table-row table:style-name="ro1">
          <table:table-cell office:value-type="string" calcext:value-type="string">
            <text:p>BAAHMH/rack=1/shelf=1/slot=LT14/port=17/ONUID=10 <text:s text:c="17"/>1319 <text:s/>... <text:s/>left_only</text:p>
          </table:table-cell>
        </table:table-row>
        <table:table-row table:style-name="ro1">
          <table:table-cell office:value-type="string" calcext:value-type="string">
            <text:p>BAAIYU/rack=1/shelf=1/slot=LT15/port=8/ONUID=6 <text:s text:c="21"/>19 <text:s/>... <text:s/>left_only</text:p>
          </table:table-cell>
        </table:table-row>
        <table:table-row table:style-name="ro1">
          <table:table-cell office:value-type="string" calcext:value-type="string">
            <text:p>BAAIQK/rack=1/shelf=1/slot=LT16/port=15/ONUID=6 <text:s text:c="18"/>1316 <text:s/>... <text:s/>left_only</text:p>
          </table:table-cell>
        </table:table-row>
        <table:table-row table:style-name="ro1">
          <table:table-cell office:value-type="string" calcext:value-type="string">
            <text:p>BAAJRD/rack=1/shelf=1/slot=LT9/port=8/ONUID=6 <text:s text:c="22"/>36 <text:s/>... <text:s/>left_only</text:p>
          </table:table-cell>
        </table:table-row>
        <table:table-row table:style-name="ro1">
          <table:table-cell office:value-type="string" calcext:value-type="string">
            <text:p>BAAIYX/rack=1/shelf=1/slot=LT16/port=15/ONUID=6 <text:s text:c="20"/>29 <text:s/>... <text:s/>left_only</text:p>
          </table:table-cell>
        </table:table-row>
        <table:table-row table:style-name="ro1">
          <table:table-cell office:value-type="string" calcext:value-type="string">
            <text:p>BAAKJN/rack=1/shelf=1/slot=LT16/port=11/ONUID=10 <text:s text:c="17"/>1193 <text:s/>... <text:s/>left_only</text:p>
          </table:table-cell>
        </table:table-row>
        <table:table-row table:style-name="ro1">
          <table:table-cell office:value-type="string" calcext:value-type="string">
            <text:p>BAAJAJ/rack=1/shelf=1/slot=LT14/port=6/ONUID=6 <text:s text:c="20"/>532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10/port=2/ONUID=11 <text:s text:c="19"/>156 <text:s/>... <text:s/>left_only</text:p>
          </table:table-cell>
        </table:table-row>
        <table:table-row table:style-name="ro1">
          <table:table-cell office:value-type="string" calcext:value-type="string">
            <text:p>BAAJHG/rack=1/shelf=1/slot=LT8/port=5/ONUID=6 <text:s text:c="20"/>1339 <text:s/>... <text:s/>left_only</text:p>
          </table:table-cell>
        </table:table-row>
        <table:table-row table:style-name="ro1">
          <table:table-cell office:value-type="string" calcext:value-type="string">
            <text:p>BAAJCD/rack=1/shelf=1/slot=LT14/port=10/ONUID=6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YE/rack=1/shelf=1/slot=LT15/port=3/ONUID=6 <text:s text:c="21"/>41 <text:s/>... <text:s/>left_only</text:p>
          </table:table-cell>
        </table:table-row>
        <table:table-row table:style-name="ro1">
          <table:table-cell office:value-type="string" calcext:value-type="string">
            <text:p>BAAJPO/rack=1/shelf=1/slot=LT12/port=2/ONUID=8 <text:s text:c="19"/>1320 <text:s/>... <text:s/>left_only</text:p>
          </table:table-cell>
        </table:table-row>
        <table:table-row table:style-name="ro1">
          <table:table-cell office:value-type="string" calcext:value-type="string">
            <text:p>BAAJPO/rack=1/shelf=1/slot=LT10/port=4/ONUID=6 <text:s text:c="19"/>1310 <text:s/>... <text:s/>left_only</text:p>
          </table:table-cell>
        </table:table-row>
        <table:table-row table:style-name="ro1">
          <table:table-cell office:value-type="string" calcext:value-type="string">
            <text:p>BAAJOX/rack=1/shelf=1/slot=LT13/port=8/ONUID=8 <text:s text:c="19"/>1072 <text:s/>... <text:s/>left_only</text:p>
          </table:table-cell>
        </table:table-row>
        <table:table-row table:style-name="ro1">
          <table:table-cell office:value-type="string" calcext:value-type="string">
            <text:p>BAAJKK/rack=1/shelf=1/slot=LT9/port=9/ONUID=6 <text:s text:c="20"/>1336 <text:s/>... <text:s/>left_only</text:p>
          </table:table-cell>
        </table:table-row>
        <table:table-row table:style-name="ro1">
          <table:table-cell office:value-type="string" calcext:value-type="string">
            <text:p>BAAJUQ/rack=1/shelf=1/slot=LT13/port=6/ONUID=6 <text:s text:c="21"/>50 <text:s/>... <text:s/>left_only</text:p>
          </table:table-cell>
        </table:table-row>
        <table:table-row table:style-name="ro1">
          <table:table-cell office:value-type="string" calcext:value-type="string">
            <text:p>BAAJFF/rack=1/shelf=1/slot=LT16/port=2/ONUID=12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JJW/rack=1/shelf=1/slot=LT13/port=12/ONUID=6 <text:s text:c="19"/>225 <text:s/>... <text:s/>left_only</text:p>
          </table:table-cell>
        </table:table-row>
        <table:table-row table:style-name="ro1">
          <table:table-cell office:value-type="string" calcext:value-type="string">
            <text:p>BAAIRV/rack=1/shelf=1/slot=LT13/port=4/ONUID=10 <text:s text:c="20"/>50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9/port=8/ONUID=6 <text:s text:c="20"/>1331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8/port=2/ONUID=6 <text:s text:c="20"/>1106 <text:s/>... <text:s/>left_only</text:p>
          </table:table-cell>
        </table:table-row>
        <table:table-row table:style-name="ro1">
          <table:table-cell office:value-type="string" calcext:value-type="string">
            <text:p>BAAJCS/rack=1/shelf=1/slot=LT8/port=2/ONUID=11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XL/rack=1/shelf=1/slot=LT16/port=2/ONUID=6 <text:s text:c="21"/>33 <text:s/>... <text:s/>left_only</text:p>
          </table:table-cell>
        </table:table-row>
        <table:table-row table:style-name="ro1">
          <table:table-cell office:value-type="string" calcext:value-type="string">
            <text:p>BAAJPR/rack=1/shelf=1/slot=LT16/port=7/ONUID=6 <text:s text:c="21"/>33 <text:s/>... <text:s/>left_only</text:p>
          </table:table-cell>
        </table:table-row>
        <table:table-row table:style-name="ro1">
          <table:table-cell office:value-type="string" calcext:value-type="string">
            <text:p>BAAIIK/rack=1/shelf=1/slot=LT14/port=1/ONUID=11 <text:s text:c="18"/>1328 <text:s/>... <text:s/>left_only</text:p>
          </table:table-cell>
        </table:table-row>
        <table:table-row table:style-name="ro1">
          <table:table-cell office:value-type="string" calcext:value-type="string">
            <text:p>BAAIIK/rack=1/shelf=1/slot=LT13/port=15/ONUID=11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IIK/rack=1/shelf=1/slot=LT16/port=4/ONUID=6 <text:s text:c="21"/>53 <text:s/>... <text:s/>left_only</text:p>
          </table:table-cell>
        </table:table-row>
        <table:table-row table:style-name="ro1">
          <table:table-cell office:value-type="string" calcext:value-type="string">
            <text:p>BAAIRT/rack=1/shelf=1/slot=LT12/port=15/ONUID=6 <text:s text:c="20"/>33 <text:s/>... <text:s/>left_only</text:p>
          </table:table-cell>
        </table:table-row>
        <table:table-row table:style-name="ro1">
          <table:table-cell office:value-type="string" calcext:value-type="string">
            <text:p>BAAJJS/rack=1/shelf=1/slot=LT15/port=15/ONUID=6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IDW/rack=1/shelf=1/slot=LT14/port=7/ONUID=6 <text:s text:c="19"/>1273 <text:s/>... <text:s/>left_only</text:p>
          </table:table-cell>
        </table:table-row>
        <table:table-row table:style-name="ro1">
          <table:table-cell office:value-type="string" calcext:value-type="string">
            <text:p>BAAJXU/rack=1/shelf=1/slot=LT14/port=11/ONUID=6 <text:s text:c="19"/>111 <text:s/>... <text:s/>left_only</text:p>
          </table:table-cell>
        </table:table-row>
        <table:table-row table:style-name="ro1">
          <table:table-cell office:value-type="string" calcext:value-type="string">
            <text:p>BAAKAY/rack=1/shelf=1/slot=LT14/port=3/ONUID=10 <text:s text:c="19"/>471 <text:s/>... <text:s/>left_only</text:p>
          </table:table-cell>
        </table:table-row>
        <table:table-row table:style-name="ro1">
          <table:table-cell office:value-type="string" calcext:value-type="string">
            <text:p>BAAIXL/rack=1/shelf=1/slot=LT10/port=10/ONUID=6 <text:s text:c="20"/>32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9/port=12/ONUID=10 <text:s text:c="18"/>1280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11/port=1/ONUID=6 <text:s text:c="19"/>1289 <text:s/>... <text:s/>left_only</text:p>
          </table:table-cell>
        </table:table-row>
        <table:table-row table:style-name="ro1">
          <table:table-cell office:value-type="string" calcext:value-type="string">
            <text:p>BAAIDY/rack=1/shelf=1/slot=LT9/port=10/ONUID=6 <text:s text:c="19"/>1327 <text:s/>... <text:s/>left_only</text:p>
          </table:table-cell>
        </table:table-row>
        <table:table-row table:style-name="ro1">
          <table:table-cell office:value-type="string" calcext:value-type="string">
            <text:p>BAAIDZ/rack=1/shelf=1/slot=LT12/port=2/ONUID=6 <text:s text:c="19"/>1312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0/port=4/ONUID=8 <text:s text:c="19"/>1287 <text:s/>... <text:s/>left_only</text:p>
          </table:table-cell>
        </table:table-row>
        <table:table-row table:style-name="ro1">
          <table:table-cell office:value-type="string" calcext:value-type="string">
            <text:p>BAAJOM/rack=1/shelf=1/slot=LT10/port=3/ONUID=11 <text:s text:c="19"/>333 <text:s/>... <text:s/>left_only</text:p>
          </table:table-cell>
        </table:table-row>
        <table:table-row table:style-name="ro1">
          <table:table-cell office:value-type="string" calcext:value-type="string">
            <text:p>BAAINF/rack=1/shelf=1/slot=LT12/port=1/ONUID=10 <text:s text:c="19"/>618 <text:s/>... <text:s/>left_only</text:p>
          </table:table-cell>
        </table:table-row>
        <table:table-row table:style-name="ro1">
          <table:table-cell office:value-type="string" calcext:value-type="string">
            <text:p>BAAJRA/rack=1/shelf=1/slot=LT15/port=2/ONUID=14 <text:s text:c="20"/>55 <text:s/>... <text:s/>left_only</text:p>
          </table:table-cell>
        </table:table-row>
        <table:table-row table:style-name="ro1">
          <table:table-cell office:value-type="string" calcext:value-type="string">
            <text:p>BAAJNO/rack=1/shelf=1/slot=LT7/port=1/ONUID=6 <text:s text:c="20"/>1336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1/port=3/ONUID=8 <text:s text:c="19"/>1048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4/port=4/ONUID=6 <text:s text:c="20"/>485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1/port=1/ONUID=6 <text:s text:c="21"/>46 <text:s/>... <text:s/>left_only</text:p>
          </table:table-cell>
        </table:table-row>
        <table:table-row table:style-name="ro1">
          <table:table-cell office:value-type="string" calcext:value-type="string">
            <text:p>BAAKNX/rack=1/shelf=1/slot=LT16/port=15/ONUID=10 <text:s text:c="17"/>1330 <text:s/>... <text:s/>left_only</text:p>
          </table:table-cell>
        </table:table-row>
        <table:table-row table:style-name="ro1">
          <table:table-cell office:value-type="string" calcext:value-type="string">
            <text:p>BAAJQI/rack=1/shelf=1/slot=LT12/port=10/ONUID=10 <text:s text:c="17"/>1184 <text:s/>... <text:s/>left_only</text:p>
          </table:table-cell>
        </table:table-row>
        <table:table-row table:style-name="ro1">
          <table:table-cell office:value-type="string" calcext:value-type="string">
            <text:p>BAAIYK/rack=1/shelf=1/slot=LT15/port=3/ONUID=6 <text:s text:c="22"/>3 <text:s/>... <text:s/>left_only</text:p>
          </table:table-cell>
        </table:table-row>
        <table:table-row table:style-name="ro1">
          <table:table-cell office:value-type="string" calcext:value-type="string">
            <text:p>BAAINA/rack=1/shelf=1/slot=LT9/port=7/ONUID=15 <text:s text:c="20"/>311 <text:s/>... <text:s/>left_only</text:p>
          </table:table-cell>
        </table:table-row>
        <table:table-row table:style-name="ro1">
          <table:table-cell office:value-type="string" calcext:value-type="string">
            <text:p>BAAIPN/rack=1/shelf=1/slot=LT9/port=6/ONUID=9 <text:s text:c="20"/>1344 <text:s/>... <text:s/>left_only</text:p>
          </table:table-cell>
        </table:table-row>
        <table:table-row table:style-name="ro1">
          <table:table-cell office:value-type="string" calcext:value-type="string">
            <text:p>BAAJSY/rack=1/shelf=1/slot=LT10/port=2/ONUID=9 <text:s text:c="19"/>1344 <text:s/>... <text:s/>left_only</text:p>
          </table:table-cell>
        </table:table-row>
        <table:table-row table:style-name="ro1">
          <table:table-cell office:value-type="string" calcext:value-type="string">
            <text:p>BAAJON/rack=1/shelf=1/slot=LT12/port=6/ONUID=15 <text:s text:c="18"/>1344 <text:s/>... <text:s/>left_only</text:p>
          </table:table-cell>
        </table:table-row>
        <table:table-row table:style-name="ro1">
          <table:table-cell office:value-type="string" calcext:value-type="string">
            <text:p>BAAJTO/rack=1/shelf=1/slot=LT16/port=14/ONUID=9 <text:s text:c="18"/>1000 <text:s/>... <text:s/>left_only</text:p>
          </table:table-cell>
        </table:table-row>
        <table:table-row table:style-name="ro1">
          <table:table-cell office:value-type="string" calcext:value-type="string">
            <text:p>BAALCB/rack=1/shelf=1/slot=LT7/port=5/ONUID=9 <text:s text:c="22"/>37 <text:s/>... <text:s/>left_only</text:p>
          </table:table-cell>
        </table:table-row>
        <table:table-row table:style-name="ro1">
          <table:table-cell office:value-type="string" calcext:value-type="string">
            <text:p>BAAIZQ/rack=1/shelf=1/slot=LT15/port=1/ONUID=13 <text:s text:c="20"/>29 <text:s/>... <text:s/>left_only</text:p>
          </table:table-cell>
        </table:table-row>
        <table:table-row table:style-name="ro1">
          <table:table-cell office:value-type="string" calcext:value-type="string">
            <text:p>BAAITF/rack=1/shelf=1/slot=LT13/port=12/ONUID=17 <text:s text:c="17"/>1344 <text:s/>... <text:s/>left_only</text:p>
          </table:table-cell>
        </table:table-row>
        <table:table-row table:style-name="ro1">
          <table:table-cell office:value-type="string" calcext:value-type="string">
            <text:p>BAAJBN/rack=1/shelf=1/slot=LT11/port=9/ONUID=9 <text:s text:c="21"/>48 <text:s/>... <text:s/>left_only</text:p>
          </table:table-cell>
        </table:table-row>
        <table:table-row table:style-name="ro1">
          <table:table-cell office:value-type="string" calcext:value-type="string">
            <text:p>BAAIXB/rack=1/shelf=1/slot=LT14/port=1/ONUID=9 <text:s text:c="19"/>1305 <text:s/>... <text:s/>left_only</text:p>
          </table:table-cell>
        </table:table-row>
        <table:table-row table:style-name="ro1">
          <table:table-cell office:value-type="string" calcext:value-type="string">
            <text:p>BAAIMX/rack=1/shelf=1/slot=LT9/port=15/ONUID=16 <text:s text:c="19"/>132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6/port=5/ONUID=9 <text:s text:c="19"/>1306 <text:s/>... <text:s/>left_only</text:p>
          </table:table-cell>
        </table:table-row>
        <table:table-row table:style-name="ro1">
          <table:table-cell office:value-type="string" calcext:value-type="string">
            <text:p>BAAJJB/rack=1/shelf=1/slot=LT16/port=6/ONUID=9 <text:s text:c="19"/>1312 <text:s/>... <text:s/>left_only</text:p>
          </table:table-cell>
        </table:table-row>
        <table:table-row table:style-name="ro1">
          <table:table-cell office:value-type="string" calcext:value-type="string">
            <text:p>BAAIPM/rack=1/shelf=1/slot=LT12/port=4/ONUID=16 <text:s text:c="18"/>1335 <text:s/>... <text:s/>left_only</text:p>
          </table:table-cell>
        </table:table-row>
        <table:table-row table:style-name="ro1">
          <table:table-cell office:value-type="string" calcext:value-type="string">
            <text:p>BAAKET/rack=1/shelf=1/slot=LT14/port=1/ONUID=9 <text:s text:c="19"/>1181 <text:s/>... <text:s/>left_only</text:p>
          </table:table-cell>
        </table:table-row>
        <table:table-row table:style-name="ro1">
          <table:table-cell office:value-type="string" calcext:value-type="string">
            <text:p>BAAIYR/rack=1/shelf=1/slot=LT13/port=16/ONUID=16 <text:s text:c="17"/>1172 <text:s/>... <text:s/>left_only</text:p>
          </table:table-cell>
        </table:table-row>
        <table:table-row table:style-name="ro1">
          <table:table-cell office:value-type="string" calcext:value-type="string">
            <text:p>BAAJBH/rack=1/shelf=1/slot=LT16/port=7/ONUID=9 <text:s text:c="19"/>1332 <text:s/>... <text:s/>left_only</text:p>
          </table:table-cell>
        </table:table-row>
        <table:table-row table:style-name="ro1">
          <table:table-cell office:value-type="string" calcext:value-type="string">
            <text:p>BAAIQJ/rack=1/shelf=1/slot=LT9/port=2/ONUID=9 <text:s text:c="21"/>480 <text:s/>... <text:s/>left_only</text:p>
          </table:table-cell>
        </table:table-row>
        <table:table-row table:style-name="ro1">
          <table:table-cell office:value-type="string" calcext:value-type="string">
            <text:p>BAAJCE/rack=1/shelf=1/slot=LT16/port=8/ONUID=9 <text:s text:c="20"/>480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4/port=7/ONUID=16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JNW/rack=1/shelf=1/slot=LT14/port=4/ONUID=16 <text:s text:c="18"/>1336 <text:s/>... <text:s/>left_only</text:p>
          </table:table-cell>
        </table:table-row>
        <table:table-row table:style-name="ro1">
          <table:table-cell office:value-type="string" calcext:value-type="string">
            <text:p>BAAIYH/rack=1/shelf=1/slot=LT13/port=15/ONUID=9 <text:s text:c="18"/>1326 <text:s/>... <text:s/>left_only</text:p>
          </table:table-cell>
        </table:table-row>
        <table:table-row table:style-name="ro1">
          <table:table-cell office:value-type="string" calcext:value-type="string">
            <text:p>BAAIYX/rack=1/shelf=1/slot=LT10/port=1/ONUID=9 <text:s text:c="20"/>946 <text:s/>... <text:s/>left_only</text:p>
          </table:table-cell>
        </table:table-row>
        <table:table-row table:style-name="ro1">
          <table:table-cell office:value-type="string" calcext:value-type="string">
            <text:p>BAAIND/rack=1/shelf=1/slot=LT16/port=16/ONUID=9 <text:s text:c="19"/>439 <text:s/>... <text:s/>left_only</text:p>
          </table:table-cell>
        </table:table-row>
        <table:table-row table:style-name="ro1">
          <table:table-cell office:value-type="string" calcext:value-type="string">
            <text:p>BAAKPC/rack=1/shelf=1/slot=LT16/port=16/ONUID=13 <text:s text:c="17"/>1267 <text:s/>... <text:s/>left_only</text:p>
          </table:table-cell>
        </table:table-row>
        <table:table-row table:style-name="ro1">
          <table:table-cell office:value-type="string" calcext:value-type="string">
            <text:p>BAAINT/rack=1/shelf=1/slot=LT16/port=2/ONUID=9 <text:s text:c="21"/>18 <text:s/>... <text:s/>left_only</text:p>
          </table:table-cell>
        </table:table-row>
        <table:table-row table:style-name="ro1">
          <table:table-cell office:value-type="string" calcext:value-type="string">
            <text:p>BAAJHN/rack=1/shelf=1/slot=LT15/port=9/ONUID=16 <text:s text:c="18"/>1312 <text:s/>... <text:s/>left_only</text:p>
          </table:table-cell>
        </table:table-row>
        <table:table-row table:style-name="ro1">
          <table:table-cell office:value-type="string" calcext:value-type="string">
            <text:p>BAAHTJ/rack=1/shelf=1/slot=LT8/port=4/ONUID=17 <text:s text:c="19"/>1041 <text:s/>... <text:s/>left_only</text:p>
          </table:table-cell>
        </table:table-row>
        <table:table-row table:style-name="ro1">
          <table:table-cell office:value-type="string" calcext:value-type="string">
            <text:p>BAAHNJ/rack=1/shelf=1/slot=LT13/port=1/ONUID=13 <text:s text:c="20"/>40 <text:s/>... <text:s/>left_only</text:p>
          </table:table-cell>
        </table:table-row>
        <table:table-row table:style-name="ro1">
          <table:table-cell office:value-type="string" calcext:value-type="string">
            <text:p>BAAIXP/rack=1/shelf=1/slot=LT14/port=13/ONUID=9 <text:s text:c="21"/>4 <text:s/>... <text:s/>left_only</text:p>
          </table:table-cell>
        </table:table-row>
        <table:table-row table:style-name="ro1">
          <table:table-cell office:value-type="string" calcext:value-type="string">
            <text:p>BAAJRA/rack=1/shelf=1/slot=LT12/port=14/ONUID=9 <text:s text:c="18"/>1318 <text:s/>... <text:s/>left_only</text:p>
          </table:table-cell>
        </table:table-row>
        <table:table-row table:style-name="ro1">
          <table:table-cell office:value-type="string" calcext:value-type="string">
            <text:p>BAAJXJ/rack=1/shelf=1/slot=LT13/port=11/ONUID=13 <text:s text:c="19"/>46 <text:s/>... <text:s/>left_only</text:p>
          </table:table-cell>
        </table:table-row>
        <table:table-row table:style-name="ro1">
          <table:table-cell office:value-type="string" calcext:value-type="string">
            <text:p>BAAIRS/rack=1/shelf=1/slot=LT16/port=5/ONUID=20 <text:s text:c="19"/>24 <text:s/>... <text:s/>left_only</text:p>
          </table:table-cell>
        </table:table-row>
        <table:table-row table:style-name="ro1">
          <table:table-cell office:value-type="string" calcext:value-type="string">
            <text:p>BAAJTD/rack=1/shelf=1/slot=LT6/port=1/ONUID=22 <text:s text:c="18"/>1334 <text:s/>... <text:s/>left_only</text:p>
          </table:table-cell>
        </table:table-row>
        <table:table-row table:style-name="ro1">
          <table:table-cell office:value-type="string" calcext:value-type="string">
            <text:p>BAAJQG/rack=1/shelf=1/slot=LT12/port=5/ONUID=31 <text:s text:c="17"/>1314 <text:s/>... <text:s/>left_on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2T15:33:14.035741071</meta:creation-date>
    <dc:date>2022-07-22T15:55:49.022044961</dc:date>
    <meta:editing-duration>PT22M31S</meta:editing-duration>
    <meta:editing-cycles>5</meta:editing-cycles>
    <meta:generator>LibreOffice/4.3.7.2$Linux_X86_64 LibreOffice_project/430$Build-2</meta:generator>
    <meta:document-statistic meta:table-count="1" meta:cell-count="1767" meta:object-count="0"/>
  </office:meta>
</office:document-meta>
</file>